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bandwidth" table:style-name="ta1">
        <table:shapes>
          <draw:frame draw:z-index="0" draw:style-name="gr1" svg:width="6.2988in" svg:height="3.3492in" svg:x="4.374in" svg:y="0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>
            <text:p>bandwidth</text:p>
          </table:table-cell>
          <table:table-cell office:value-type="string">
            <text:p>CUDA</text:p>
          </table:table-cell>
          <table:table-cell office:value-type="string">
            <text:p>MKL</text:p>
          </table:table-cell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12.4803987">
            <text:p>312.4803987</text:p>
          </table:table-cell>
          <table:table-cell office:value-type="float" office:value="34.7531">
            <text:p>34.7531</text:p>
          </table:table-cell>
          <table:table-cell table:number-columns-repeated="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12.3870851">
            <text:p>312.3870851</text:p>
          </table:table-cell>
          <table:table-cell office:value-type="float" office:value="37.8873">
            <text:p>37.8873</text:p>
          </table:table-cell>
          <table:table-cell table:number-columns-repeated="8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12.3995086">
            <text:p>312.3995086</text:p>
          </table:table-cell>
          <table:table-cell office:value-type="float" office:value="36.8148">
            <text:p>36.8148</text:p>
          </table:table-cell>
          <table:table-cell table:number-columns-repeated="8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312.3950104">
            <text:p>312.3950104</text:p>
          </table:table-cell>
          <table:table-cell office:value-type="float" office:value="37.2902">
            <text:p>37.2902</text:p>
          </table:table-cell>
          <table:table-cell table:number-columns-repeated="8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12.3769807">
            <text:p>312.3769807</text:p>
          </table:table-cell>
          <table:table-cell office:value-type="float" office:value="36.8674">
            <text:p>36.8674</text:p>
          </table:table-cell>
          <table:table-cell table:number-columns-repeated="8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12.3200286">
            <text:p>312.3200286</text:p>
          </table:table-cell>
          <table:table-cell office:value-type="float" office:value="36.2816">
            <text:p>36.2816</text:p>
          </table:table-cell>
          <table:table-cell table:number-columns-repeated="8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12.1951751">
            <text:p>312.1951751</text:p>
          </table:table-cell>
          <table:table-cell office:value-type="float" office:value="33.999">
            <text:p>33.999</text:p>
          </table:table-cell>
          <table:table-cell table:number-columns-repeated="8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315.0878264">
            <text:p>315.0878264</text:p>
          </table:table-cell>
          <table:table-cell office:value-type="float" office:value="33.9641">
            <text:p>33.9641</text:p>
          </table:table-cell>
          <table:table-cell table:number-columns-repeated="8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312.0509246">
            <text:p>312.0509246</text:p>
          </table:table-cell>
          <table:table-cell office:value-type="float" office:value="34.96">
            <text:p>34.96</text:p>
          </table:table-cell>
          <table:table-cell table:number-columns-repeated="8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311.9893678">
            <text:p>311.9893678</text:p>
          </table:table-cell>
          <table:table-cell office:value-type="float" office:value="33.0759">
            <text:p>33.0759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2">
          <table:table-cell office:value-type="string">
            <text:p>mkl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.685">
            <text:p>31.685</text:p>
          </table:table-cell>
          <table:table-cell office:value-type="float" office:value="39.039">
            <text:p>39.039</text:p>
          </table:table-cell>
          <table:table-cell office:value-type="float" office:value="29.654">
            <text:p>29.654</text:p>
          </table:table-cell>
          <table:table-cell office:value-type="float" office:value="34.546">
            <text:p>34.546</text:p>
          </table:table-cell>
          <table:table-cell office:value-type="float" office:value="29.89">
            <text:p>29.89</text:p>
          </table:table-cell>
          <table:table-cell office:value-type="float" office:value="32.027">
            <text:p>32.027</text:p>
          </table:table-cell>
          <table:table-cell office:value-type="float" office:value="30.978">
            <text:p>30.978</text:p>
          </table:table-cell>
          <table:table-cell office:value-type="float" office:value="30.626">
            <text:p>30.626</text:p>
          </table:table-cell>
          <table:table-cell office:value-type="float" office:value="33.592">
            <text:p>33.592</text:p>
          </table:table-cell>
          <table:table-cell office:value-type="float" office:value="30.057">
            <text:p>30.057</text:p>
          </table:table-cell>
        </table:table-row>
        <table:table-row table:style-name="ro1">
          <table:table-cell/>
          <table:table-cell office:value-type="float" office:value="31.759">
            <text:p>31.759</text:p>
          </table:table-cell>
          <table:table-cell office:value-type="float" office:value="42.852">
            <text:p>42.852</text:p>
          </table:table-cell>
          <table:table-cell office:value-type="float" office:value="41.868">
            <text:p>41.868</text:p>
          </table:table-cell>
          <table:table-cell office:value-type="float" office:value="42.18">
            <text:p>42.18</text:p>
          </table:table-cell>
          <table:table-cell office:value-type="float" office:value="32.476">
            <text:p>32.476</text:p>
          </table:table-cell>
          <table:table-cell office:value-type="float" office:value="44.868">
            <text:p>44.868</text:p>
          </table:table-cell>
          <table:table-cell office:value-type="float" office:value="39.677">
            <text:p>39.677</text:p>
          </table:table-cell>
          <table:table-cell office:value-type="float" office:value="28.964">
            <text:p>28.964</text:p>
          </table:table-cell>
          <table:table-cell office:value-type="float" office:value="43.023">
            <text:p>43.023</text:p>
          </table:table-cell>
          <table:table-cell office:value-type="float" office:value="30.181">
            <text:p>30.181</text:p>
          </table:table-cell>
        </table:table-row>
        <table:table-row table:style-name="ro1">
          <table:table-cell/>
          <table:table-cell office:value-type="float" office:value="37.045">
            <text:p>37.045</text:p>
          </table:table-cell>
          <table:table-cell office:value-type="float" office:value="48.815">
            <text:p>48.815</text:p>
          </table:table-cell>
          <table:table-cell office:value-type="float" office:value="46.172">
            <text:p>46.172</text:p>
          </table:table-cell>
          <table:table-cell office:value-type="float" office:value="41.821">
            <text:p>41.821</text:p>
          </table:table-cell>
          <table:table-cell office:value-type="float" office:value="41.707">
            <text:p>41.707</text:p>
          </table:table-cell>
          <table:table-cell office:value-type="float" office:value="29.593">
            <text:p>29.593</text:p>
          </table:table-cell>
          <table:table-cell office:value-type="float" office:value="31.44">
            <text:p>31.44</text:p>
          </table:table-cell>
          <table:table-cell office:value-type="float" office:value="34.924">
            <text:p>34.924</text:p>
          </table:table-cell>
          <table:table-cell office:value-type="float" office:value="30.611">
            <text:p>30.611</text:p>
          </table:table-cell>
          <table:table-cell office:value-type="float" office:value="31.249">
            <text:p>31.249</text:p>
          </table:table-cell>
        </table:table-row>
        <table:table-row table:style-name="ro1">
          <table:table-cell/>
          <table:table-cell office:value-type="float" office:value="31.713">
            <text:p>31.713</text:p>
          </table:table-cell>
          <table:table-cell office:value-type="float" office:value="28.843">
            <text:p>28.843</text:p>
          </table:table-cell>
          <table:table-cell office:value-type="float" office:value="43.368">
            <text:p>43.368</text:p>
          </table:table-cell>
          <table:table-cell office:value-type="float" office:value="31.715">
            <text:p>31.715</text:p>
          </table:table-cell>
          <table:table-cell office:value-type="float" office:value="33.74">
            <text:p>33.74</text:p>
          </table:table-cell>
          <table:table-cell office:value-type="float" office:value="51.728">
            <text:p>51.728</text:p>
          </table:table-cell>
          <table:table-cell office:value-type="float" office:value="31.304">
            <text:p>31.304</text:p>
          </table:table-cell>
          <table:table-cell office:value-type="float" office:value="35.555">
            <text:p>35.555</text:p>
          </table:table-cell>
          <table:table-cell office:value-type="float" office:value="34.753">
            <text:p>34.753</text:p>
          </table:table-cell>
          <table:table-cell office:value-type="float" office:value="31.146">
            <text:p>31.146</text:p>
          </table:table-cell>
        </table:table-row>
        <table:table-row table:style-name="ro1">
          <table:table-cell/>
          <table:table-cell office:value-type="float" office:value="36.948">
            <text:p>36.948</text:p>
          </table:table-cell>
          <table:table-cell office:value-type="float" office:value="37.317">
            <text:p>37.317</text:p>
          </table:table-cell>
          <table:table-cell office:value-type="float" office:value="36.89">
            <text:p>36.89</text:p>
          </table:table-cell>
          <table:table-cell office:value-type="float" office:value="30.958">
            <text:p>30.958</text:p>
          </table:table-cell>
          <table:table-cell office:value-type="float" office:value="41.62">
            <text:p>41.62</text:p>
          </table:table-cell>
          <table:table-cell office:value-type="float" office:value="40.143">
            <text:p>40.143</text:p>
          </table:table-cell>
          <table:table-cell office:value-type="float" office:value="33.711">
            <text:p>33.711</text:p>
          </table:table-cell>
          <table:table-cell office:value-type="float" office:value="40.451">
            <text:p>40.451</text:p>
          </table:table-cell>
          <table:table-cell office:value-type="float" office:value="31.61">
            <text:p>31.61</text:p>
          </table:table-cell>
          <table:table-cell office:value-type="float" office:value="41.328">
            <text:p>41.328</text:p>
          </table:table-cell>
        </table:table-row>
        <table:table-row table:style-name="ro1">
          <table:table-cell/>
          <table:table-cell office:value-type="float" office:value="35.324">
            <text:p>35.324</text:p>
          </table:table-cell>
          <table:table-cell office:value-type="float" office:value="29.643">
            <text:p>29.643</text:p>
          </table:table-cell>
          <table:table-cell office:value-type="float" office:value="29.373">
            <text:p>29.373</text:p>
          </table:table-cell>
          <table:table-cell office:value-type="float" office:value="39.938">
            <text:p>39.938</text:p>
          </table:table-cell>
          <table:table-cell office:value-type="float" office:value="38.172">
            <text:p>38.172</text:p>
          </table:table-cell>
          <table:table-cell office:value-type="float" office:value="29.514">
            <text:p>29.514</text:p>
          </table:table-cell>
          <table:table-cell office:value-type="float" office:value="32.127">
            <text:p>32.127</text:p>
          </table:table-cell>
          <table:table-cell office:value-type="float" office:value="29.104">
            <text:p>29.104</text:p>
          </table:table-cell>
          <table:table-cell office:value-type="float" office:value="31.36">
            <text:p>31.36</text:p>
          </table:table-cell>
          <table:table-cell office:value-type="float" office:value="35.058">
            <text:p>35.058</text:p>
          </table:table-cell>
        </table:table-row>
        <table:table-row table:style-name="ro1">
          <table:table-cell/>
          <table:table-cell office:value-type="float" office:value="34.992">
            <text:p>34.992</text:p>
          </table:table-cell>
          <table:table-cell office:value-type="float" office:value="32.353">
            <text:p>32.353</text:p>
          </table:table-cell>
          <table:table-cell office:value-type="float" office:value="32.833">
            <text:p>32.833</text:p>
          </table:table-cell>
          <table:table-cell office:value-type="float" office:value="49.063">
            <text:p>49.063</text:p>
          </table:table-cell>
          <table:table-cell office:value-type="float" office:value="31.59">
            <text:p>31.59</text:p>
          </table:table-cell>
          <table:table-cell office:value-type="float" office:value="32.388">
            <text:p>32.388</text:p>
          </table:table-cell>
          <table:table-cell office:value-type="float" office:value="41.436">
            <text:p>41.436</text:p>
          </table:table-cell>
          <table:table-cell office:value-type="float" office:value="33.093">
            <text:p>33.093</text:p>
          </table:table-cell>
          <table:table-cell office:value-type="float" office:value="32.697">
            <text:p>32.697</text:p>
          </table:table-cell>
          <table:table-cell office:value-type="float" office:value="29.76">
            <text:p>29.76</text:p>
          </table:table-cell>
        </table:table-row>
        <table:table-row table:style-name="ro1">
          <table:table-cell/>
          <table:table-cell office:value-type="float" office:value="34.387">
            <text:p>34.387</text:p>
          </table:table-cell>
          <table:table-cell office:value-type="float" office:value="31.46">
            <text:p>31.46</text:p>
          </table:table-cell>
          <table:table-cell office:value-type="float" office:value="35.611">
            <text:p>35.611</text:p>
          </table:table-cell>
          <table:table-cell office:value-type="float" office:value="34.592">
            <text:p>34.592</text:p>
          </table:table-cell>
          <table:table-cell office:value-type="float" office:value="37.066">
            <text:p>37.066</text:p>
          </table:table-cell>
          <table:table-cell office:value-type="float" office:value="33.027">
            <text:p>33.027</text:p>
          </table:table-cell>
          <table:table-cell office:value-type="float" office:value="31.191">
            <text:p>31.191</text:p>
          </table:table-cell>
          <table:table-cell office:value-type="float" office:value="31.467">
            <text:p>31.467</text:p>
          </table:table-cell>
          <table:table-cell office:value-type="float" office:value="41.467">
            <text:p>41.467</text:p>
          </table:table-cell>
          <table:table-cell office:value-type="float" office:value="34.793">
            <text:p>34.793</text:p>
          </table:table-cell>
        </table:table-row>
        <table:table-row table:style-name="ro1">
          <table:table-cell/>
          <table:table-cell office:value-type="float" office:value="29.962">
            <text:p>29.962</text:p>
          </table:table-cell>
          <table:table-cell office:value-type="float" office:value="44.363">
            <text:p>44.363</text:p>
          </table:table-cell>
          <table:table-cell office:value-type="float" office:value="40.039">
            <text:p>40.039</text:p>
          </table:table-cell>
          <table:table-cell office:value-type="float" office:value="36.983">
            <text:p>36.983</text:p>
          </table:table-cell>
          <table:table-cell office:value-type="float" office:value="39.863">
            <text:p>39.863</text:p>
          </table:table-cell>
          <table:table-cell office:value-type="float" office:value="39.267">
            <text:p>39.267</text:p>
          </table:table-cell>
          <table:table-cell office:value-type="float" office:value="32.757">
            <text:p>32.757</text:p>
          </table:table-cell>
          <table:table-cell office:value-type="float" office:value="31.766">
            <text:p>31.766</text:p>
          </table:table-cell>
          <table:table-cell office:value-type="float" office:value="29.021">
            <text:p>29.021</text:p>
          </table:table-cell>
          <table:table-cell office:value-type="float" office:value="33.225">
            <text:p>33.225</text:p>
          </table:table-cell>
        </table:table-row>
        <table:table-row table:style-name="ro1">
          <table:table-cell/>
          <table:table-cell office:value-type="float" office:value="43.716">
            <text:p>43.716</text:p>
          </table:table-cell>
          <table:table-cell office:value-type="float" office:value="44.188">
            <text:p>44.188</text:p>
          </table:table-cell>
          <table:table-cell office:value-type="float" office:value="32.34">
            <text:p>32.34</text:p>
          </table:table-cell>
          <table:table-cell office:value-type="float" office:value="31.106">
            <text:p>31.106</text:p>
          </table:table-cell>
          <table:table-cell office:value-type="float" office:value="42.55">
            <text:p>42.55</text:p>
          </table:table-cell>
          <table:table-cell office:value-type="float" office:value="30.261">
            <text:p>30.261</text:p>
          </table:table-cell>
          <table:table-cell office:value-type="float" office:value="35.369">
            <text:p>35.369</text:p>
          </table:table-cell>
          <table:table-cell office:value-type="float" office:value="43.691">
            <text:p>43.691</text:p>
          </table:table-cell>
          <table:table-cell office:value-type="float" office:value="41.466">
            <text:p>41.466</text:p>
          </table:table-cell>
          <table:table-cell office:value-type="float" office:value="33.962">
            <text:p>33.962</text:p>
          </table:table-cell>
        </table:table-row>
        <table:table-row table:style-name="ro1">
          <table:table-cell/>
          <table:table-cell table:formula="of:=AVERAGE([.B17:.B26])" office:value-type="float" office:value="34.7531">
            <text:p>34.7531</text:p>
          </table:table-cell>
          <table:table-cell table:formula="of:=AVERAGE([.C17:.C26])" office:value-type="float" office:value="37.8873">
            <text:p>37.8873</text:p>
          </table:table-cell>
          <table:table-cell table:formula="of:=AVERAGE([.D17:.D26])" office:value-type="float" office:value="36.8148">
            <text:p>36.8148</text:p>
          </table:table-cell>
          <table:table-cell table:formula="of:=AVERAGE([.E17:.E26])" office:value-type="float" office:value="37.2902">
            <text:p>37.2902</text:p>
          </table:table-cell>
          <table:table-cell table:formula="of:=AVERAGE([.F17:.F26])" office:value-type="float" office:value="36.8674">
            <text:p>36.8674</text:p>
          </table:table-cell>
          <table:table-cell table:formula="of:=AVERAGE([.G17:.G26])" office:value-type="float" office:value="36.2816">
            <text:p>36.2816</text:p>
          </table:table-cell>
          <table:table-cell table:formula="of:=AVERAGE([.H17:.H26])" office:value-type="float" office:value="33.999">
            <text:p>33.999</text:p>
          </table:table-cell>
          <table:table-cell table:formula="of:=AVERAGE([.I17:.I26])" office:value-type="float" office:value="33.9641">
            <text:p>33.9641</text:p>
          </table:table-cell>
          <table:table-cell table:formula="of:=AVERAGE([.J17:.J26])" office:value-type="float" office:value="34.96">
            <text:p>34.96</text:p>
          </table:table-cell>
          <table:table-cell table:formula="of:=AVERAGE([.K17:.K26])" office:value-type="float" office:value="33.0759">
            <text:p>33.0759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cud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2.568115">
            <text:p>312.568115</text:p>
          </table:table-cell>
          <table:table-cell office:value-type="float" office:value="312.43335">
            <text:p>312.43335</text:p>
          </table:table-cell>
          <table:table-cell office:value-type="float" office:value="312.465576">
            <text:p>312.465576</text:p>
          </table:table-cell>
          <table:table-cell office:value-type="float" office:value="312.32486">
            <text:p>312.32486</text:p>
          </table:table-cell>
          <table:table-cell office:value-type="float" office:value="312.347321">
            <text:p>312.347321</text:p>
          </table:table-cell>
          <table:table-cell office:value-type="float" office:value="312.35083">
            <text:p>312.35083</text:p>
          </table:table-cell>
          <table:table-cell office:value-type="float" office:value="312.249023">
            <text:p>312.249023</text:p>
          </table:table-cell>
          <table:table-cell office:value-type="float" office:value="312.061035">
            <text:p>312.061035</text:p>
          </table:table-cell>
          <table:table-cell office:value-type="float" office:value="311.985931">
            <text:p>311.985931</text:p>
          </table:table-cell>
          <table:table-cell office:value-type="float" office:value="312.005432">
            <text:p>312.005432</text:p>
          </table:table-cell>
        </table:table-row>
        <table:table-row table:style-name="ro1">
          <table:table-cell/>
          <table:table-cell office:value-type="float" office:value="312.453857">
            <text:p>312.453857</text:p>
          </table:table-cell>
          <table:table-cell office:value-type="float" office:value="312.305359">
            <text:p>312.305359</text:p>
          </table:table-cell>
          <table:table-cell office:value-type="float" office:value="312.362457">
            <text:p>312.362457</text:p>
          </table:table-cell>
          <table:table-cell office:value-type="float" office:value="312.417755">
            <text:p>312.417755</text:p>
          </table:table-cell>
          <table:table-cell office:value-type="float" office:value="312.425934">
            <text:p>312.425934</text:p>
          </table:table-cell>
          <table:table-cell office:value-type="float" office:value="312.259674">
            <text:p>312.259674</text:p>
          </table:table-cell>
          <table:table-cell office:value-type="float" office:value="312.169312">
            <text:p>312.169312</text:p>
          </table:table-cell>
          <table:table-cell office:value-type="float" office:value="312.107269">
            <text:p>312.107269</text:p>
          </table:table-cell>
          <table:table-cell office:value-type="float" office:value="312.046753">
            <text:p>312.046753</text:p>
          </table:table-cell>
          <table:table-cell office:value-type="float" office:value="311.999817">
            <text:p>311.999817</text:p>
          </table:table-cell>
        </table:table-row>
        <table:table-row table:style-name="ro1">
          <table:table-cell/>
          <table:table-cell office:value-type="float" office:value="312.477509">
            <text:p>312.477509</text:p>
          </table:table-cell>
          <table:table-cell office:value-type="float" office:value="312.317474">
            <text:p>312.317474</text:p>
          </table:table-cell>
          <table:table-cell office:value-type="float" office:value="312.479858">
            <text:p>312.479858</text:p>
          </table:table-cell>
          <table:table-cell office:value-type="float" office:value="312.488739">
            <text:p>312.488739</text:p>
          </table:table-cell>
          <table:table-cell office:value-type="float" office:value="312.393555">
            <text:p>312.393555</text:p>
          </table:table-cell>
          <table:table-cell office:value-type="float" office:value="312.336578">
            <text:p>312.336578</text:p>
          </table:table-cell>
          <table:table-cell office:value-type="float" office:value="312.094757">
            <text:p>312.094757</text:p>
          </table:table-cell>
          <table:table-cell office:value-type="float" office:value="312.188049">
            <text:p>312.188049</text:p>
          </table:table-cell>
          <table:table-cell office:value-type="float" office:value="312.103302">
            <text:p>312.103302</text:p>
          </table:table-cell>
          <table:table-cell office:value-type="float" office:value="312.033234">
            <text:p>312.033234</text:p>
          </table:table-cell>
        </table:table-row>
        <table:table-row table:style-name="ro1">
          <table:table-cell/>
          <table:table-cell office:value-type="float" office:value="312.38382">
            <text:p>312.38382</text:p>
          </table:table-cell>
          <table:table-cell office:value-type="float" office:value="312.456665">
            <text:p>312.456665</text:p>
          </table:table-cell>
          <table:table-cell office:value-type="float" office:value="312.412079">
            <text:p>312.412079</text:p>
          </table:table-cell>
          <table:table-cell office:value-type="float" office:value="312.49884">
            <text:p>312.49884</text:p>
          </table:table-cell>
          <table:table-cell office:value-type="float" office:value="312.456879">
            <text:p>312.456879</text:p>
          </table:table-cell>
          <table:table-cell office:value-type="float" office:value="312.319672">
            <text:p>312.319672</text:p>
          </table:table-cell>
          <table:table-cell office:value-type="float" office:value="312.305786">
            <text:p>312.305786</text:p>
          </table:table-cell>
          <table:table-cell office:value-type="float" office:value="312.146393">
            <text:p>312.146393</text:p>
          </table:table-cell>
          <table:table-cell office:value-type="float" office:value="311.966492">
            <text:p>311.966492</text:p>
          </table:table-cell>
          <table:table-cell office:value-type="float" office:value="311.89621">
            <text:p>311.89621</text:p>
          </table:table-cell>
        </table:table-row>
        <table:table-row table:style-name="ro1">
          <table:table-cell/>
          <table:table-cell office:value-type="float" office:value="312.506348">
            <text:p>312.506348</text:p>
          </table:table-cell>
          <table:table-cell office:value-type="float" office:value="312.335968">
            <text:p>312.335968</text:p>
          </table:table-cell>
          <table:table-cell office:value-type="float" office:value="312.322937">
            <text:p>312.322937</text:p>
          </table:table-cell>
          <table:table-cell office:value-type="float" office:value="312.409271">
            <text:p>312.409271</text:p>
          </table:table-cell>
          <table:table-cell office:value-type="float" office:value="312.383423">
            <text:p>312.383423</text:p>
          </table:table-cell>
          <table:table-cell office:value-type="float" office:value="312.359497">
            <text:p>312.359497</text:p>
          </table:table-cell>
          <table:table-cell office:value-type="float" office:value="312.263763">
            <text:p>312.263763</text:p>
          </table:table-cell>
          <table:table-cell office:value-type="float" office:value="312.131073">
            <text:p>312.131073</text:p>
          </table:table-cell>
          <table:table-cell office:value-type="float" office:value="311.989655">
            <text:p>311.989655</text:p>
          </table:table-cell>
          <table:table-cell office:value-type="float" office:value="311.966309">
            <text:p>311.966309</text:p>
          </table:table-cell>
        </table:table-row>
        <table:table-row table:style-name="ro1">
          <table:table-cell/>
          <table:table-cell office:value-type="float" office:value="312.4505">
            <text:p>312.4505</text:p>
          </table:table-cell>
          <table:table-cell office:value-type="float" office:value="312.463776">
            <text:p>312.463776</text:p>
          </table:table-cell>
          <table:table-cell office:value-type="float" office:value="312.508911">
            <text:p>312.508911</text:p>
          </table:table-cell>
          <table:table-cell office:value-type="float" office:value="312.343323">
            <text:p>312.343323</text:p>
          </table:table-cell>
          <table:table-cell office:value-type="float" office:value="312.42215">
            <text:p>312.42215</text:p>
          </table:table-cell>
          <table:table-cell office:value-type="float" office:value="312.358459">
            <text:p>312.358459</text:p>
          </table:table-cell>
          <table:table-cell office:value-type="float" office:value="312.161102">
            <text:p>312.161102</text:p>
          </table:table-cell>
          <table:table-cell office:value-type="float" office:value="312.135406">
            <text:p>312.135406</text:p>
          </table:table-cell>
          <table:table-cell office:value-type="float" office:value="312.062164">
            <text:p>312.062164</text:p>
          </table:table-cell>
          <table:table-cell office:value-type="float" office:value="311.936676">
            <text:p>311.936676</text:p>
          </table:table-cell>
        </table:table-row>
        <table:table-row table:style-name="ro1">
          <table:table-cell/>
          <table:table-cell office:value-type="float" office:value="312.525635">
            <text:p>312.525635</text:p>
          </table:table-cell>
          <table:table-cell office:value-type="float" office:value="312.45108">
            <text:p>312.45108</text:p>
          </table:table-cell>
          <table:table-cell office:value-type="float" office:value="312.342468">
            <text:p>312.342468</text:p>
          </table:table-cell>
          <table:table-cell office:value-type="float" office:value="312.336823">
            <text:p>312.336823</text:p>
          </table:table-cell>
          <table:table-cell office:value-type="float" office:value="312.408813">
            <text:p>312.408813</text:p>
          </table:table-cell>
          <table:table-cell office:value-type="float" office:value="312.300934">
            <text:p>312.300934</text:p>
          </table:table-cell>
          <table:table-cell office:value-type="float" office:value="312.165253">
            <text:p>312.165253</text:p>
          </table:table-cell>
          <table:table-cell office:value-type="float" office:value="312.067902">
            <text:p>312.067902</text:p>
          </table:table-cell>
          <table:table-cell office:value-type="float" office:value="312.107971">
            <text:p>312.107971</text:p>
          </table:table-cell>
          <table:table-cell office:value-type="float" office:value="311.970642">
            <text:p>311.970642</text:p>
          </table:table-cell>
        </table:table-row>
        <table:table-row table:style-name="ro1">
          <table:table-cell/>
          <table:table-cell office:value-type="float" office:value="312.520325">
            <text:p>312.520325</text:p>
          </table:table-cell>
          <table:table-cell office:value-type="float" office:value="312.402039">
            <text:p>312.402039</text:p>
          </table:table-cell>
          <table:table-cell office:value-type="float" office:value="312.278229">
            <text:p>312.278229</text:p>
          </table:table-cell>
          <table:table-cell office:value-type="float" office:value="312.302277">
            <text:p>312.302277</text:p>
          </table:table-cell>
          <table:table-cell office:value-type="float" office:value="312.369965">
            <text:p>312.369965</text:p>
          </table:table-cell>
          <table:table-cell office:value-type="float" office:value="312.291748">
            <text:p>312.291748</text:p>
          </table:table-cell>
          <table:table-cell office:value-type="float" office:value="312.212585">
            <text:p>312.212585</text:p>
          </table:table-cell>
          <table:table-cell office:value-type="float" office:value="312.128357">
            <text:p>312.128357</text:p>
          </table:table-cell>
          <table:table-cell office:value-type="float" office:value="312.052124">
            <text:p>312.052124</text:p>
          </table:table-cell>
          <table:table-cell office:value-type="float" office:value="312.039978">
            <text:p>312.039978</text:p>
          </table:table-cell>
        </table:table-row>
        <table:table-row table:style-name="ro1">
          <table:table-cell/>
          <table:table-cell office:value-type="float" office:value="312.461243">
            <text:p>312.461243</text:p>
          </table:table-cell>
          <table:table-cell office:value-type="float" office:value="312.39856">
            <text:p>312.39856</text:p>
          </table:table-cell>
          <table:table-cell office:value-type="float" office:value="312.428864">
            <text:p>312.428864</text:p>
          </table:table-cell>
          <table:table-cell office:value-type="float" office:value="312.443054">
            <text:p>312.443054</text:p>
          </table:table-cell>
          <table:table-cell office:value-type="float" office:value="312.348419">
            <text:p>312.348419</text:p>
          </table:table-cell>
          <table:table-cell office:value-type="float" office:value="312.321228">
            <text:p>312.321228</text:p>
          </table:table-cell>
          <table:table-cell office:value-type="float" office:value="312.143097">
            <text:p>312.143097</text:p>
          </table:table-cell>
          <table:table-cell office:value-type="float" office:value="319.950317">
            <text:p>319.950317</text:p>
          </table:table-cell>
          <table:table-cell office:value-type="float" office:value="312.111816">
            <text:p>312.111816</text:p>
          </table:table-cell>
          <table:table-cell office:value-type="float" office:value="311.976471">
            <text:p>311.976471</text:p>
          </table:table-cell>
        </table:table-row>
        <table:table-row table:style-name="ro1">
          <table:table-cell/>
          <table:table-cell office:value-type="float" office:value="312.456635">
            <text:p>312.456635</text:p>
          </table:table-cell>
          <table:table-cell office:value-type="float" office:value="312.30658">
            <text:p>312.30658</text:p>
          </table:table-cell>
          <table:table-cell office:value-type="float" office:value="312.393707">
            <text:p>312.393707</text:p>
          </table:table-cell>
          <table:table-cell office:value-type="float" office:value="312.385162">
            <text:p>312.385162</text:p>
          </table:table-cell>
          <table:table-cell office:value-type="float" office:value="312.213348">
            <text:p>312.213348</text:p>
          </table:table-cell>
          <table:table-cell office:value-type="float" office:value="312.301666">
            <text:p>312.301666</text:p>
          </table:table-cell>
          <table:table-cell office:value-type="float" office:value="312.187073">
            <text:p>312.187073</text:p>
          </table:table-cell>
          <table:table-cell office:value-type="float" office:value="333.962463">
            <text:p>333.962463</text:p>
          </table:table-cell>
          <table:table-cell office:value-type="float" office:value="312.083038">
            <text:p>312.083038</text:p>
          </table:table-cell>
          <table:table-cell office:value-type="float" office:value="312.068909">
            <text:p>312.068909</text:p>
          </table:table-cell>
        </table:table-row>
        <table:table-row table:style-name="ro1">
          <table:table-cell/>
          <table:table-cell table:formula="of:=AVERAGE([.B30:.B39])" office:value-type="float" office:value="312.4803987">
            <text:p>312.4803987</text:p>
          </table:table-cell>
          <table:table-cell table:formula="of:=AVERAGE([.C30:.C39])" office:value-type="float" office:value="312.3870851">
            <text:p>312.3870851</text:p>
          </table:table-cell>
          <table:table-cell table:formula="of:=AVERAGE([.D30:.D39])" office:value-type="float" office:value="312.3995086">
            <text:p>312.3995086</text:p>
          </table:table-cell>
          <table:table-cell table:formula="of:=AVERAGE([.E30:.E39])" office:value-type="float" office:value="312.3950104">
            <text:p>312.3950104</text:p>
          </table:table-cell>
          <table:table-cell table:formula="of:=AVERAGE([.F30:.F39])" office:value-type="float" office:value="312.3769807">
            <text:p>312.3769807</text:p>
          </table:table-cell>
          <table:table-cell table:formula="of:=AVERAGE([.G30:.G39])" office:value-type="float" office:value="312.3200286">
            <text:p>312.3200286</text:p>
          </table:table-cell>
          <table:table-cell table:formula="of:=AVERAGE([.H30:.H39])" office:value-type="float" office:value="312.1951751">
            <text:p>312.1951751</text:p>
          </table:table-cell>
          <table:table-cell table:formula="of:=AVERAGE([.I30:.I39])" office:value-type="float" office:value="315.0878264">
            <text:p>315.0878264</text:p>
          </table:table-cell>
          <table:table-cell table:formula="of:=AVERAGE([.J30:.J39])" office:value-type="float" office:value="312.0509246">
            <text:p>312.0509246</text:p>
          </table:table-cell>
          <table:table-cell table:formula="of:=AVERAGE([.K30:.K39])" office:value-type="float" office:value="311.9893678">
            <text:p>311.9893678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mension" table:style-name="ta1">
        <table:shapes>
          <draw:frame draw:z-index="0" draw:style-name="gr1" svg:width="6.2988in" svg:height="3.5429in" svg:x="4.2866in" svg:y="0in">
            <draw:object draw:notify-on-update-of-ranges="dimension.A2:dimension.A20 dimension.B1:dimension.B1 dimension.B2:dimension.B20 dimension.A2:dimension.A20 dimension.C1:dimension.C1 dimension.C2:dimension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>
            <text:p>Matrix dim</text:p>
          </table:table-cell>
          <table:table-cell office:value-type="string">
            <text:p>CUDA</text:p>
          </table:table-cell>
          <table:table-cell office:value-type="string">
            <text:p>MKL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7.28">
            <text:p>7.28</text:p>
          </table:table-cell>
          <table:table-cell table:number-columns-repeated="1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.5955136">
            <text:p>1.5955136</text:p>
          </table:table-cell>
          <table:table-cell office:value-type="float" office:value="8.937">
            <text:p>8.937</text:p>
          </table:table-cell>
          <table:table-cell table:number-columns-repeated="1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.0187552">
            <text:p>5.0187552</text:p>
          </table:table-cell>
          <table:table-cell office:value-type="float" office:value="10.2912">
            <text:p>10.2912</text:p>
          </table:table-cell>
          <table:table-cell table:number-columns-repeated="1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2.1081248">
            <text:p>12.1081248</text:p>
          </table:table-cell>
          <table:table-cell office:value-type="float" office:value="12.296">
            <text:p>12.296</text:p>
          </table:table-cell>
          <table:table-cell table:number-columns-repeated="1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4.8685601">
            <text:p>24.8685601</text:p>
          </table:table-cell>
          <table:table-cell office:value-type="float" office:value="14.2689">
            <text:p>14.2689</text:p>
          </table:table-cell>
          <table:table-cell table:number-columns-repeated="13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48.1023201">
            <text:p>48.1023201</text:p>
          </table:table-cell>
          <table:table-cell office:value-type="float" office:value="15.0631">
            <text:p>15.0631</text:p>
          </table:table-cell>
          <table:table-cell table:number-columns-repeated="13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71.3415184">
            <text:p>71.3415184</text:p>
          </table:table-cell>
          <table:table-cell office:value-type="float" office:value="20.1631">
            <text:p>20.1631</text:p>
          </table:table-cell>
          <table:table-cell table:number-columns-repeated="13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10.0714363">
            <text:p>110.0714363</text:p>
          </table:table-cell>
          <table:table-cell office:value-type="float" office:value="20.1311">
            <text:p>20.1311</text:p>
          </table:table-cell>
          <table:table-cell table:number-columns-repeated="13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60.9927169">
            <text:p>160.9927169</text:p>
          </table:table-cell>
          <table:table-cell office:value-type="float" office:value="22.719">
            <text:p>22.719</text:p>
          </table:table-cell>
          <table:table-cell table:number-columns-repeated="13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24.286084">
            <text:p>224.286084</text:p>
          </table:table-cell>
          <table:table-cell office:value-type="float" office:value="30.0156">
            <text:p>30.0156</text:p>
          </table:table-cell>
          <table:table-cell table:number-columns-repeated="13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304.1980803">
            <text:p>304.1980803</text:p>
          </table:table-cell>
          <table:table-cell office:value-type="float" office:value="36.3048">
            <text:p>36.3048</text:p>
          </table:table-cell>
          <table:table-cell table:number-columns-repeated="13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13.6741027">
            <text:p>513.6741027</text:p>
          </table:table-cell>
          <table:table-cell office:value-type="float" office:value="47.555">
            <text:p>47.555</text:p>
          </table:table-cell>
          <table:table-cell table:number-columns-repeated="13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815.6471374">
            <text:p>815.6471374</text:p>
          </table:table-cell>
          <table:table-cell office:value-type="float" office:value="70.1814">
            <text:p>70.1814</text:p>
          </table:table-cell>
          <table:table-cell table:number-columns-repeated="13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208.8871826">
            <text:p>1208.8871826</text:p>
          </table:table-cell>
          <table:table-cell office:value-type="float" office:value="98.6108">
            <text:p>98.6108</text:p>
          </table:table-cell>
          <table:table-cell table:number-columns-repeated="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393.756958">
            <text:p>2393.756958</text:p>
          </table:table-cell>
          <table:table-cell office:value-type="float" office:value="173.965777777778">
            <text:p>173.9657777778</text:p>
          </table:table-cell>
          <table:table-cell table:number-columns-repeated="13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928.71582">
            <text:p>7928.71582</text:p>
          </table:table-cell>
          <table:table-cell office:value-type="float" office:value="450">
            <text:p>450</text:p>
          </table:table-cell>
          <table:table-cell table:number-columns-repeated="13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8920.533203">
            <text:p>18920.533203</text:p>
          </table:table-cell>
          <table:table-cell office:value-type="float" office:value="873.263">
            <text:p>873.263</text:p>
          </table:table-cell>
          <table:table-cell table:number-columns-repeated="13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9239.835938">
            <text:p>39239.835938</text:p>
          </table:table-cell>
          <table:table-cell office:value-type="float" office:value="1679.334">
            <text:p>1679.334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mkl</text:p>
          </table:table-cell>
          <table:table-cell office:value-type="float" office:value="9.95">
            <text:p>9.95</text:p>
          </table:table-cell>
          <table:table-cell office:value-type="float" office:value="12.546">
            <text:p>12.546</text:p>
          </table:table-cell>
          <table:table-cell office:value-type="float" office:value="10.086">
            <text:p>10.086</text:p>
          </table:table-cell>
          <table:table-cell office:value-type="float" office:value="19.62">
            <text:p>19.62</text:p>
          </table:table-cell>
          <table:table-cell office:value-type="float" office:value="12.684">
            <text:p>12.684</text:p>
          </table:table-cell>
          <table:table-cell office:value-type="float" office:value="20.142">
            <text:p>20.142</text:p>
          </table:table-cell>
          <table:table-cell office:value-type="float" office:value="17">
            <text:p>17</text:p>
          </table:table-cell>
          <table:table-cell office:value-type="float" office:value="19.964">
            <text:p>19.964</text:p>
          </table:table-cell>
          <table:table-cell office:value-type="float" office:value="31.82">
            <text:p>31.82</text:p>
          </table:table-cell>
          <table:table-cell office:value-type="float" office:value="41.56">
            <text:p>41.56</text:p>
          </table:table-cell>
          <table:table-cell office:value-type="float" office:value="45.636">
            <text:p>45.636</text:p>
          </table:table-cell>
          <table:table-cell office:value-type="float" office:value="63.672">
            <text:p>63.672</text:p>
          </table:table-cell>
          <table:table-cell office:value-type="float" office:value="90.039">
            <text:p>90.039</text:p>
          </table:table-cell>
          <table:table-cell office:value-type="float" office:value="170.411">
            <text:p>170.411</text:p>
          </table:table-cell>
          <table:table-cell office:value-type="float" office:value="7.829">
            <text:p>7.829</text:p>
          </table:table-cell>
        </table:table-row>
        <table:table-row table:style-name="ro1">
          <table:table-cell/>
          <table:table-cell office:value-type="float" office:value="10.521">
            <text:p>10.521</text:p>
          </table:table-cell>
          <table:table-cell office:value-type="float" office:value="7.178">
            <text:p>7.178</text:p>
          </table:table-cell>
          <table:table-cell office:value-type="float" office:value="10.285">
            <text:p>10.285</text:p>
          </table:table-cell>
          <table:table-cell office:value-type="float" office:value="9.699">
            <text:p>9.699</text:p>
          </table:table-cell>
          <table:table-cell office:value-type="float" office:value="14.063">
            <text:p>14.063</text:p>
          </table:table-cell>
          <table:table-cell office:value-type="float" office:value="16.207">
            <text:p>16.207</text:p>
          </table:table-cell>
          <table:table-cell office:value-type="float" office:value="17.505">
            <text:p>17.505</text:p>
          </table:table-cell>
          <table:table-cell office:value-type="float" office:value="24.656">
            <text:p>24.656</text:p>
          </table:table-cell>
          <table:table-cell office:value-type="float" office:value="25.775">
            <text:p>25.775</text:p>
          </table:table-cell>
          <table:table-cell office:value-type="float" office:value="31.721">
            <text:p>31.721</text:p>
          </table:table-cell>
          <table:table-cell office:value-type="float" office:value="57.414">
            <text:p>57.414</text:p>
          </table:table-cell>
          <table:table-cell office:value-type="float" office:value="64.867">
            <text:p>64.867</text:p>
          </table:table-cell>
          <table:table-cell office:value-type="float" office:value="88.715">
            <text:p>88.715</text:p>
          </table:table-cell>
          <table:table-cell office:value-type="float" office:value="176.922">
            <text:p>176.922</text:p>
          </table:table-cell>
          <table:table-cell office:value-type="float" office:value="7.534">
            <text:p>7.534</text:p>
          </table:table-cell>
        </table:table-row>
        <table:table-row table:style-name="ro1">
          <table:table-cell/>
          <table:table-cell office:value-type="float" office:value="10.078">
            <text:p>10.078</text:p>
          </table:table-cell>
          <table:table-cell office:value-type="float" office:value="8.282">
            <text:p>8.282</text:p>
          </table:table-cell>
          <table:table-cell office:value-type="float" office:value="7.308">
            <text:p>7.308</text:p>
          </table:table-cell>
          <table:table-cell office:value-type="float" office:value="12.504">
            <text:p>12.504</text:p>
          </table:table-cell>
          <table:table-cell office:value-type="float" office:value="17.837">
            <text:p>17.837</text:p>
          </table:table-cell>
          <table:table-cell office:value-type="float" office:value="25.784">
            <text:p>25.784</text:p>
          </table:table-cell>
          <table:table-cell office:value-type="float" office:value="20.662">
            <text:p>20.662</text:p>
          </table:table-cell>
          <table:table-cell office:value-type="float" office:value="25.534">
            <text:p>25.534</text:p>
          </table:table-cell>
          <table:table-cell office:value-type="float" office:value="25.47">
            <text:p>25.47</text:p>
          </table:table-cell>
          <table:table-cell office:value-type="float" office:value="30.317">
            <text:p>30.317</text:p>
          </table:table-cell>
          <table:table-cell office:value-type="float" office:value="45.06">
            <text:p>45.06</text:p>
          </table:table-cell>
          <table:table-cell office:value-type="float" office:value="61.849">
            <text:p>61.849</text:p>
          </table:table-cell>
          <table:table-cell office:value-type="float" office:value="92.817">
            <text:p>92.817</text:p>
          </table:table-cell>
          <table:table-cell office:value-type="float" office:value="169.809">
            <text:p>169.809</text:p>
          </table:table-cell>
          <table:table-cell office:value-type="float" office:value="7.755">
            <text:p>7.755</text:p>
          </table:table-cell>
        </table:table-row>
        <table:table-row table:style-name="ro1">
          <table:table-cell/>
          <table:table-cell office:value-type="float" office:value="9.993">
            <text:p>9.993</text:p>
          </table:table-cell>
          <table:table-cell office:value-type="float" office:value="6.969">
            <text:p>6.969</text:p>
          </table:table-cell>
          <table:table-cell office:value-type="float" office:value="14.262">
            <text:p>14.262</text:p>
          </table:table-cell>
          <table:table-cell office:value-type="float" office:value="17.452">
            <text:p>17.452</text:p>
          </table:table-cell>
          <table:table-cell office:value-type="float" office:value="11.983">
            <text:p>11.983</text:p>
          </table:table-cell>
          <table:table-cell office:value-type="float" office:value="20.921">
            <text:p>20.921</text:p>
          </table:table-cell>
          <table:table-cell office:value-type="float" office:value="22.669">
            <text:p>22.669</text:p>
          </table:table-cell>
          <table:table-cell office:value-type="float" office:value="22.629">
            <text:p>22.629</text:p>
          </table:table-cell>
          <table:table-cell office:value-type="float" office:value="36.248">
            <text:p>36.248</text:p>
          </table:table-cell>
          <table:table-cell office:value-type="float" office:value="32.378">
            <text:p>32.378</text:p>
          </table:table-cell>
          <table:table-cell office:value-type="float" office:value="44.809">
            <text:p>44.809</text:p>
          </table:table-cell>
          <table:table-cell office:value-type="float" office:value="67.345">
            <text:p>67.345</text:p>
          </table:table-cell>
          <table:table-cell office:value-type="float" office:value="94.781">
            <text:p>94.781</text:p>
          </table:table-cell>
          <table:table-cell office:value-type="float" office:value="174.396">
            <text:p>174.396</text:p>
          </table:table-cell>
          <table:table-cell office:value-type="float" office:value="7.837">
            <text:p>7.837</text:p>
          </table:table-cell>
        </table:table-row>
        <table:table-row table:style-name="ro1">
          <table:table-cell/>
          <table:table-cell office:value-type="float" office:value="9.366">
            <text:p>9.366</text:p>
          </table:table-cell>
          <table:table-cell office:value-type="float" office:value="11.982">
            <text:p>11.982</text:p>
          </table:table-cell>
          <table:table-cell office:value-type="float" office:value="11.989">
            <text:p>11.989</text:p>
          </table:table-cell>
          <table:table-cell office:value-type="float" office:value="10.275">
            <text:p>10.275</text:p>
          </table:table-cell>
          <table:table-cell office:value-type="float" office:value="18.844">
            <text:p>18.844</text:p>
          </table:table-cell>
          <table:table-cell office:value-type="float" office:value="20.323">
            <text:p>20.323</text:p>
          </table:table-cell>
          <table:table-cell office:value-type="float" office:value="23.395">
            <text:p>23.395</text:p>
          </table:table-cell>
          <table:table-cell office:value-type="float" office:value="19.366">
            <text:p>19.366</text:p>
          </table:table-cell>
          <table:table-cell office:value-type="float" office:value="28.58">
            <text:p>28.58</text:p>
          </table:table-cell>
          <table:table-cell office:value-type="float" office:value="30.262">
            <text:p>30.262</text:p>
          </table:table-cell>
          <table:table-cell office:value-type="float" office:value="45.354">
            <text:p>45.354</text:p>
          </table:table-cell>
          <table:table-cell office:value-type="float" office:value="63.171">
            <text:p>63.171</text:p>
          </table:table-cell>
          <table:table-cell office:value-type="float" office:value="113.841">
            <text:p>113.841</text:p>
          </table:table-cell>
          <table:table-cell office:value-type="float" office:value="170.825">
            <text:p>170.825</text:p>
          </table:table-cell>
          <table:table-cell office:value-type="float" office:value="7.767">
            <text:p>7.767</text:p>
          </table:table-cell>
        </table:table-row>
        <table:table-row table:style-name="ro1">
          <table:table-cell/>
          <table:table-cell office:value-type="float" office:value="5.756">
            <text:p>5.756</text:p>
          </table:table-cell>
          <table:table-cell office:value-type="float" office:value="10.558">
            <text:p>10.558</text:p>
          </table:table-cell>
          <table:table-cell office:value-type="float" office:value="15.883">
            <text:p>15.883</text:p>
          </table:table-cell>
          <table:table-cell office:value-type="float" office:value="18.826">
            <text:p>18.826</text:p>
          </table:table-cell>
          <table:table-cell office:value-type="float" office:value="11.031">
            <text:p>11.031</text:p>
          </table:table-cell>
          <table:table-cell office:value-type="float" office:value="15.81">
            <text:p>15.81</text:p>
          </table:table-cell>
          <table:table-cell office:value-type="float" office:value="22.54">
            <text:p>22.54</text:p>
          </table:table-cell>
          <table:table-cell office:value-type="float" office:value="20.026">
            <text:p>20.026</text:p>
          </table:table-cell>
          <table:table-cell office:value-type="float" office:value="43.903">
            <text:p>43.903</text:p>
          </table:table-cell>
          <table:table-cell office:value-type="float" office:value="41.77">
            <text:p>41.77</text:p>
          </table:table-cell>
          <table:table-cell office:value-type="float" office:value="45.526">
            <text:p>45.526</text:p>
          </table:table-cell>
          <table:table-cell office:value-type="float" office:value="92.117">
            <text:p>92.117</text:p>
          </table:table-cell>
          <table:table-cell office:value-type="float" office:value="91.252">
            <text:p>91.252</text:p>
          </table:table-cell>
          <table:table-cell office:value-type="float" office:value="169.606">
            <text:p>169.606</text:p>
          </table:table-cell>
          <table:table-cell office:value-type="float" office:value="7.669">
            <text:p>7.669</text:p>
          </table:table-cell>
        </table:table-row>
        <table:table-row table:style-name="ro1">
          <table:table-cell/>
          <table:table-cell office:value-type="float" office:value="10.284">
            <text:p>10.284</text:p>
          </table:table-cell>
          <table:table-cell office:value-type="float" office:value="10.166">
            <text:p>10.166</text:p>
          </table:table-cell>
          <table:table-cell office:value-type="float" office:value="10.852">
            <text:p>10.852</text:p>
          </table:table-cell>
          <table:table-cell office:value-type="float" office:value="17.53">
            <text:p>17.53</text:p>
          </table:table-cell>
          <table:table-cell office:value-type="float" office:value="11.302">
            <text:p>11.302</text:p>
          </table:table-cell>
          <table:table-cell office:value-type="float" office:value="22.422">
            <text:p>22.422</text:p>
          </table:table-cell>
          <table:table-cell office:value-type="float" office:value="16.123">
            <text:p>16.123</text:p>
          </table:table-cell>
          <table:table-cell office:value-type="float" office:value="25.608">
            <text:p>25.608</text:p>
          </table:table-cell>
          <table:table-cell office:value-type="float" office:value="24.781">
            <text:p>24.781</text:p>
          </table:table-cell>
          <table:table-cell office:value-type="float" office:value="35.645">
            <text:p>35.645</text:p>
          </table:table-cell>
          <table:table-cell office:value-type="float" office:value="49.507">
            <text:p>49.507</text:p>
          </table:table-cell>
          <table:table-cell office:value-type="float" office:value="64.247">
            <text:p>64.247</text:p>
          </table:table-cell>
          <table:table-cell office:value-type="float" office:value="94.895">
            <text:p>94.895</text:p>
          </table:table-cell>
          <table:table-cell office:value-type="float" office:value="165.835">
            <text:p>165.835</text:p>
          </table:table-cell>
          <table:table-cell office:value-type="float" office:value="4.647">
            <text:p>4.647</text:p>
          </table:table-cell>
        </table:table-row>
        <table:table-row table:style-name="ro1">
          <table:table-cell/>
          <table:table-cell office:value-type="float" office:value="6.783">
            <text:p>6.783</text:p>
          </table:table-cell>
          <table:table-cell office:value-type="float" office:value="11.938">
            <text:p>11.938</text:p>
          </table:table-cell>
          <table:table-cell office:value-type="float" office:value="14.488">
            <text:p>14.488</text:p>
          </table:table-cell>
          <table:table-cell office:value-type="float" office:value="11.024">
            <text:p>11.024</text:p>
          </table:table-cell>
          <table:table-cell office:value-type="float" office:value="12.282">
            <text:p>12.282</text:p>
          </table:table-cell>
          <table:table-cell office:value-type="float" office:value="16.553">
            <text:p>16.553</text:p>
          </table:table-cell>
          <table:table-cell office:value-type="float" office:value="18.322">
            <text:p>18.322</text:p>
          </table:table-cell>
          <table:table-cell office:value-type="float" office:value="26.506">
            <text:p>26.506</text:p>
          </table:table-cell>
          <table:table-cell office:value-type="float" office:value="32.699">
            <text:p>32.699</text:p>
          </table:table-cell>
          <table:table-cell office:value-type="float" office:value="44.881">
            <text:p>44.881</text:p>
          </table:table-cell>
          <table:table-cell office:value-type="float" office:value="42.898">
            <text:p>42.898</text:p>
          </table:table-cell>
          <table:table-cell office:value-type="float" office:value="92.191">
            <text:p>92.191</text:p>
          </table:table-cell>
          <table:table-cell office:value-type="float" office:value="90.753">
            <text:p>90.753</text:p>
          </table:table-cell>
          <table:table-cell office:value-type="float" office:value="198.539">
            <text:p>198.539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/>
          <table:table-cell office:value-type="float" office:value="9.894">
            <text:p>9.894</text:p>
          </table:table-cell>
          <table:table-cell office:value-type="float" office:value="11.607">
            <text:p>11.607</text:p>
          </table:table-cell>
          <table:table-cell office:value-type="float" office:value="13.342">
            <text:p>13.342</text:p>
          </table:table-cell>
          <table:table-cell office:value-type="float" office:value="14.562">
            <text:p>14.562</text:p>
          </table:table-cell>
          <table:table-cell office:value-type="float" office:value="21.422">
            <text:p>21.422</text:p>
          </table:table-cell>
          <table:table-cell office:value-type="float" office:value="22.271">
            <text:p>22.271</text:p>
          </table:table-cell>
          <table:table-cell office:value-type="float" office:value="22.152">
            <text:p>22.152</text:p>
          </table:table-cell>
          <table:table-cell office:value-type="float" office:value="20.111">
            <text:p>20.111</text:p>
          </table:table-cell>
          <table:table-cell office:value-type="float" office:value="25.022">
            <text:p>25.022</text:p>
          </table:table-cell>
          <table:table-cell office:value-type="float" office:value="44.253">
            <text:p>44.253</text:p>
          </table:table-cell>
          <table:table-cell office:value-type="float" office:value="45.133">
            <text:p>45.133</text:p>
          </table:table-cell>
          <table:table-cell office:value-type="float" office:value="64.731">
            <text:p>64.731</text:p>
          </table:table-cell>
          <table:table-cell office:value-type="float" office:value="113.996">
            <text:p>113.996</text:p>
          </table:table-cell>
          <table:table-cell office:value-type="float" office:value="169.349">
            <text:p>169.349</text:p>
          </table:table-cell>
          <table:table-cell office:value-type="float" office:value="7.768">
            <text:p>7.768</text:p>
          </table:table-cell>
        </table:table-row>
        <table:table-row table:style-name="ro1">
          <table:table-cell/>
          <table:table-cell office:value-type="float" office:value="6.745">
            <text:p>6.745</text:p>
          </table:table-cell>
          <table:table-cell office:value-type="float" office:value="11.686">
            <text:p>11.686</text:p>
          </table:table-cell>
          <table:table-cell office:value-type="float" office:value="14.465">
            <text:p>14.465</text:p>
          </table:table-cell>
          <table:table-cell office:value-type="float" office:value="11.197">
            <text:p>11.197</text:p>
          </table:table-cell>
          <table:table-cell office:value-type="float" office:value="19.183">
            <text:p>19.183</text:p>
          </table:table-cell>
          <table:table-cell office:value-type="float" office:value="21.198">
            <text:p>21.198</text:p>
          </table:table-cell>
          <table:table-cell office:value-type="float" office:value="20.943">
            <text:p>20.943</text:p>
          </table:table-cell>
          <table:table-cell office:value-type="float" office:value="22.79">
            <text:p>22.79</text:p>
          </table:table-cell>
          <table:table-cell office:value-type="float" office:value="25.858">
            <text:p>25.858</text:p>
          </table:table-cell>
          <table:table-cell office:value-type="float" office:value="30.261">
            <text:p>30.261</text:p>
          </table:table-cell>
          <table:table-cell office:value-type="float" office:value="54.213">
            <text:p>54.213</text:p>
          </table:table-cell>
          <table:table-cell office:value-type="float" office:value="67.624">
            <text:p>67.624</text:p>
          </table:table-cell>
          <table:table-cell office:value-type="float" office:value="115.019">
            <text:p>115.019</text:p>
          </table:table-cell>
          <table:table-cell table:number-columns-repeated="2"/>
        </table:table-row>
        <table:table-row table:style-name="ro1">
          <table:table-cell/>
          <table:table-cell table:formula="of:=AVERAGE([.B22:.B31])" office:value-type="float" office:value="8.937">
            <text:p>8.937</text:p>
          </table:table-cell>
          <table:table-cell table:formula="of:=AVERAGE([.C22:.C31])" office:value-type="float" office:value="10.2912">
            <text:p>10.2912</text:p>
          </table:table-cell>
          <table:table-cell table:formula="of:=AVERAGE([.D22:.D31])" office:value-type="float" office:value="12.296">
            <text:p>12.296</text:p>
          </table:table-cell>
          <table:table-cell table:formula="of:=AVERAGE([.E22:.E31])" office:value-type="float" office:value="14.2689">
            <text:p>14.2689</text:p>
          </table:table-cell>
          <table:table-cell table:formula="of:=AVERAGE([.F22:.F31])" office:value-type="float" office:value="15.0631">
            <text:p>15.0631</text:p>
          </table:table-cell>
          <table:table-cell table:formula="of:=AVERAGE([.G22:.G31])" office:value-type="float" office:value="20.1631">
            <text:p>20.1631</text:p>
          </table:table-cell>
          <table:table-cell table:formula="of:=AVERAGE([.H22:.H31])" office:value-type="float" office:value="20.1311">
            <text:p>20.1311</text:p>
          </table:table-cell>
          <table:table-cell table:formula="of:=AVERAGE([.I22:.I31])" office:value-type="float" office:value="22.719">
            <text:p>22.719</text:p>
          </table:table-cell>
          <table:table-cell table:formula="of:=AVERAGE([.J22:.J31])" office:value-type="float" office:value="30.0156">
            <text:p>30.0156</text:p>
          </table:table-cell>
          <table:table-cell table:formula="of:=AVERAGE([.K22:.K31])" office:value-type="float" office:value="36.3048">
            <text:p>36.3048</text:p>
          </table:table-cell>
          <table:table-cell table:formula="of:=AVERAGE([.L22:.L31])" office:value-type="float" office:value="47.555">
            <text:p>47.555</text:p>
          </table:table-cell>
          <table:table-cell table:formula="of:=AVERAGE([.M22:.M31])" office:value-type="float" office:value="70.1814">
            <text:p>70.1814</text:p>
          </table:table-cell>
          <table:table-cell table:formula="of:=AVERAGE([.N22:.N31])" office:value-type="float" office:value="98.6108">
            <text:p>98.6108</text:p>
          </table:table-cell>
          <table:table-cell table:formula="of:=AVERAGE([.O22:.O31])" office:value-type="float" office:value="173.965777777778">
            <text:p>173.9657777778</text:p>
          </table:table-cell>
          <table:table-cell table:formula="of:=AVERAGE([.P22:.P31])" office:value-type="float" office:value="7.28955555555556">
            <text:p>7.289555555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>
            <text:p>cuda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596672">
            <text:p>1.596672</text:p>
          </table:table-cell>
          <table:table-cell office:value-type="float" office:value="5.019264">
            <text:p>5.019264</text:p>
          </table:table-cell>
          <table:table-cell office:value-type="float" office:value="12.097568">
            <text:p>12.097568</text:p>
          </table:table-cell>
          <table:table-cell office:value-type="float" office:value="24.841152">
            <text:p>24.841152</text:p>
          </table:table-cell>
          <table:table-cell office:value-type="float" office:value="48.118977">
            <text:p>48.118977</text:p>
          </table:table-cell>
          <table:table-cell office:value-type="float" office:value="71.356514">
            <text:p>71.356514</text:p>
          </table:table-cell>
          <table:table-cell office:value-type="float" office:value="110.099617">
            <text:p>110.099617</text:p>
          </table:table-cell>
          <table:table-cell office:value-type="float" office:value="160.923553">
            <text:p>160.923553</text:p>
          </table:table-cell>
          <table:table-cell office:value-type="float" office:value="224.279495">
            <text:p>224.279495</text:p>
          </table:table-cell>
          <table:table-cell office:value-type="float" office:value="304.207489">
            <text:p>304.207489</text:p>
          </table:table-cell>
          <table:table-cell office:value-type="float" office:value="513.720947">
            <text:p>513.720947</text:p>
          </table:table-cell>
          <table:table-cell office:value-type="float" office:value="815.642273">
            <text:p>815.642273</text:p>
          </table:table-cell>
          <table:table-cell office:value-type="float" office:value="1208.854248">
            <text:p>1208.854248</text:p>
          </table:table-cell>
          <table:table-cell office:value-type="float" office:value="2393.645752">
            <text:p>2393.645752</text:p>
          </table:table-cell>
          <table:table-cell office:value-type="float" office:value="0.29936">
            <text:p>0.29936</text:p>
          </table:table-cell>
        </table:table-row>
        <table:table-row table:style-name="ro1">
          <table:table-cell/>
          <table:table-cell office:value-type="float" office:value="1.593152">
            <text:p>1.593152</text:p>
          </table:table-cell>
          <table:table-cell office:value-type="float" office:value="5.022208">
            <text:p>5.022208</text:p>
          </table:table-cell>
          <table:table-cell office:value-type="float" office:value="12.112032">
            <text:p>12.112032</text:p>
          </table:table-cell>
          <table:table-cell office:value-type="float" office:value="24.904545">
            <text:p>24.904545</text:p>
          </table:table-cell>
          <table:table-cell office:value-type="float" office:value="48.081535">
            <text:p>48.081535</text:p>
          </table:table-cell>
          <table:table-cell office:value-type="float" office:value="71.382019">
            <text:p>71.382019</text:p>
          </table:table-cell>
          <table:table-cell office:value-type="float" office:value="110.043869">
            <text:p>110.043869</text:p>
          </table:table-cell>
          <table:table-cell office:value-type="float" office:value="161.009338">
            <text:p>161.009338</text:p>
          </table:table-cell>
          <table:table-cell office:value-type="float" office:value="224.359207">
            <text:p>224.359207</text:p>
          </table:table-cell>
          <table:table-cell office:value-type="float" office:value="304.201721">
            <text:p>304.201721</text:p>
          </table:table-cell>
          <table:table-cell office:value-type="float" office:value="513.797424">
            <text:p>513.797424</text:p>
          </table:table-cell>
          <table:table-cell office:value-type="float" office:value="815.620483">
            <text:p>815.620483</text:p>
          </table:table-cell>
          <table:table-cell office:value-type="float" office:value="1208.929077">
            <text:p>1208.929077</text:p>
          </table:table-cell>
          <table:table-cell office:value-type="float" office:value="2394.137451">
            <text:p>2394.137451</text:p>
          </table:table-cell>
          <table:table-cell office:value-type="float" office:value="0.293504">
            <text:p>0.293504</text:p>
          </table:table-cell>
        </table:table-row>
        <table:table-row table:style-name="ro1">
          <table:table-cell/>
          <table:table-cell office:value-type="float" office:value="1.596544">
            <text:p>1.596544</text:p>
          </table:table-cell>
          <table:table-cell office:value-type="float" office:value="5.016384">
            <text:p>5.016384</text:p>
          </table:table-cell>
          <table:table-cell office:value-type="float" office:value="12.0976">
            <text:p>12.0976</text:p>
          </table:table-cell>
          <table:table-cell office:value-type="float" office:value="24.873632">
            <text:p>24.873632</text:p>
          </table:table-cell>
          <table:table-cell office:value-type="float" office:value="48.108833">
            <text:p>48.108833</text:p>
          </table:table-cell>
          <table:table-cell office:value-type="float" office:value="71.356674">
            <text:p>71.356674</text:p>
          </table:table-cell>
          <table:table-cell office:value-type="float" office:value="110.071968">
            <text:p>110.071968</text:p>
          </table:table-cell>
          <table:table-cell office:value-type="float" office:value="161.010178">
            <text:p>161.010178</text:p>
          </table:table-cell>
          <table:table-cell office:value-type="float" office:value="224.253342">
            <text:p>224.253342</text:p>
          </table:table-cell>
          <table:table-cell office:value-type="float" office:value="304.192444">
            <text:p>304.192444</text:p>
          </table:table-cell>
          <table:table-cell office:value-type="float" office:value="513.658569">
            <text:p>513.658569</text:p>
          </table:table-cell>
          <table:table-cell office:value-type="float" office:value="815.607056">
            <text:p>815.607056</text:p>
          </table:table-cell>
          <table:table-cell office:value-type="float" office:value="1208.813843">
            <text:p>1208.813843</text:p>
          </table:table-cell>
          <table:table-cell office:value-type="float" office:value="2393.609619">
            <text:p>2393.609619</text:p>
          </table:table-cell>
          <table:table-cell office:value-type="float" office:value="0.291648">
            <text:p>0.291648</text:p>
          </table:table-cell>
        </table:table-row>
        <table:table-row table:style-name="ro1">
          <table:table-cell/>
          <table:table-cell office:value-type="float" office:value="1.597824">
            <text:p>1.597824</text:p>
          </table:table-cell>
          <table:table-cell office:value-type="float" office:value="5.014976">
            <text:p>5.014976</text:p>
          </table:table-cell>
          <table:table-cell office:value-type="float" office:value="12.115776">
            <text:p>12.115776</text:p>
          </table:table-cell>
          <table:table-cell office:value-type="float" office:value="24.851233">
            <text:p>24.851233</text:p>
          </table:table-cell>
          <table:table-cell office:value-type="float" office:value="48.118912">
            <text:p>48.118912</text:p>
          </table:table-cell>
          <table:table-cell office:value-type="float" office:value="71.360771">
            <text:p>71.360771</text:p>
          </table:table-cell>
          <table:table-cell office:value-type="float" office:value="110.035965">
            <text:p>110.035965</text:p>
          </table:table-cell>
          <table:table-cell office:value-type="float" office:value="160.997055">
            <text:p>160.997055</text:p>
          </table:table-cell>
          <table:table-cell office:value-type="float" office:value="224.271225">
            <text:p>224.271225</text:p>
          </table:table-cell>
          <table:table-cell office:value-type="float" office:value="304.146545">
            <text:p>304.146545</text:p>
          </table:table-cell>
          <table:table-cell office:value-type="float" office:value="513.597473">
            <text:p>513.597473</text:p>
          </table:table-cell>
          <table:table-cell office:value-type="float" office:value="815.683472">
            <text:p>815.683472</text:p>
          </table:table-cell>
          <table:table-cell office:value-type="float" office:value="1208.83667">
            <text:p>1208.83667</text:p>
          </table:table-cell>
          <table:table-cell office:value-type="float" office:value="2393.623779">
            <text:p>2393.623779</text:p>
          </table:table-cell>
          <table:table-cell office:value-type="float" office:value="0.292384">
            <text:p>0.292384</text:p>
          </table:table-cell>
        </table:table-row>
        <table:table-row table:style-name="ro1">
          <table:table-cell/>
          <table:table-cell office:value-type="float" office:value="1.594848">
            <text:p>1.594848</text:p>
          </table:table-cell>
          <table:table-cell office:value-type="float" office:value="5.014144">
            <text:p>5.014144</text:p>
          </table:table-cell>
          <table:table-cell office:value-type="float" office:value="12.107072">
            <text:p>12.107072</text:p>
          </table:table-cell>
          <table:table-cell office:value-type="float" office:value="24.871712">
            <text:p>24.871712</text:p>
          </table:table-cell>
          <table:table-cell office:value-type="float" office:value="48.079937">
            <text:p>48.079937</text:p>
          </table:table-cell>
          <table:table-cell office:value-type="float" office:value="71.345085">
            <text:p>71.345085</text:p>
          </table:table-cell>
          <table:table-cell office:value-type="float" office:value="110.031677">
            <text:p>110.031677</text:p>
          </table:table-cell>
          <table:table-cell office:value-type="float" office:value="161.01712">
            <text:p>161.01712</text:p>
          </table:table-cell>
          <table:table-cell office:value-type="float" office:value="224.278275">
            <text:p>224.278275</text:p>
          </table:table-cell>
          <table:table-cell office:value-type="float" office:value="304.181976">
            <text:p>304.181976</text:p>
          </table:table-cell>
          <table:table-cell office:value-type="float" office:value="513.721924">
            <text:p>513.721924</text:p>
          </table:table-cell>
          <table:table-cell office:value-type="float" office:value="815.676086">
            <text:p>815.676086</text:p>
          </table:table-cell>
          <table:table-cell office:value-type="float" office:value="1208.688965">
            <text:p>1208.688965</text:p>
          </table:table-cell>
          <table:table-cell office:value-type="float" office:value="2393.445557">
            <text:p>2393.445557</text:p>
          </table:table-cell>
          <table:table-cell office:value-type="float" office:value="0.304736">
            <text:p>0.304736</text:p>
          </table:table-cell>
        </table:table-row>
        <table:table-row table:style-name="ro1">
          <table:table-cell/>
          <table:table-cell office:value-type="float" office:value="1.593568">
            <text:p>1.593568</text:p>
          </table:table-cell>
          <table:table-cell office:value-type="float" office:value="5.02256">
            <text:p>5.02256</text:p>
          </table:table-cell>
          <table:table-cell office:value-type="float" office:value="12.111744">
            <text:p>12.111744</text:p>
          </table:table-cell>
          <table:table-cell office:value-type="float" office:value="24.865248">
            <text:p>24.865248</text:p>
          </table:table-cell>
          <table:table-cell office:value-type="float" office:value="48.110943">
            <text:p>48.110943</text:p>
          </table:table-cell>
          <table:table-cell office:value-type="float" office:value="71.331299">
            <text:p>71.331299</text:p>
          </table:table-cell>
          <table:table-cell office:value-type="float" office:value="110.088257">
            <text:p>110.088257</text:p>
          </table:table-cell>
          <table:table-cell office:value-type="float" office:value="160.995682">
            <text:p>160.995682</text:p>
          </table:table-cell>
          <table:table-cell office:value-type="float" office:value="224.266266">
            <text:p>224.266266</text:p>
          </table:table-cell>
          <table:table-cell office:value-type="float" office:value="304.25296">
            <text:p>304.25296</text:p>
          </table:table-cell>
          <table:table-cell office:value-type="float" office:value="513.727295">
            <text:p>513.727295</text:p>
          </table:table-cell>
          <table:table-cell office:value-type="float" office:value="815.727783">
            <text:p>815.727783</text:p>
          </table:table-cell>
          <table:table-cell office:value-type="float" office:value="1208.950928">
            <text:p>1208.950928</text:p>
          </table:table-cell>
          <table:table-cell office:value-type="float" office:value="2393.858643">
            <text:p>2393.858643</text:p>
          </table:table-cell>
          <table:table-cell office:value-type="float" office:value="0.29152">
            <text:p>0.29152</text:p>
          </table:table-cell>
        </table:table-row>
        <table:table-row table:style-name="ro1">
          <table:table-cell/>
          <table:table-cell office:value-type="float" office:value="1.59488">
            <text:p>1.59488</text:p>
          </table:table-cell>
          <table:table-cell office:value-type="float" office:value="5.014368">
            <text:p>5.014368</text:p>
          </table:table-cell>
          <table:table-cell office:value-type="float" office:value="12.121056">
            <text:p>12.121056</text:p>
          </table:table-cell>
          <table:table-cell office:value-type="float" office:value="24.879072">
            <text:p>24.879072</text:p>
          </table:table-cell>
          <table:table-cell office:value-type="float" office:value="48.098335">
            <text:p>48.098335</text:p>
          </table:table-cell>
          <table:table-cell office:value-type="float" office:value="71.308319">
            <text:p>71.308319</text:p>
          </table:table-cell>
          <table:table-cell office:value-type="float" office:value="110.057632">
            <text:p>110.057632</text:p>
          </table:table-cell>
          <table:table-cell office:value-type="float" office:value="161.018173">
            <text:p>161.018173</text:p>
          </table:table-cell>
          <table:table-cell office:value-type="float" office:value="224.269501">
            <text:p>224.269501</text:p>
          </table:table-cell>
          <table:table-cell office:value-type="float" office:value="304.212036">
            <text:p>304.212036</text:p>
          </table:table-cell>
          <table:table-cell office:value-type="float" office:value="513.732971">
            <text:p>513.732971</text:p>
          </table:table-cell>
          <table:table-cell office:value-type="float" office:value="815.523438">
            <text:p>815.523438</text:p>
          </table:table-cell>
          <table:table-cell office:value-type="float" office:value="1208.83374">
            <text:p>1208.83374</text:p>
          </table:table-cell>
          <table:table-cell office:value-type="float" office:value="2393.754395">
            <text:p>2393.754395</text:p>
          </table:table-cell>
          <table:table-cell office:value-type="float" office:value="0.309024">
            <text:p>0.309024</text:p>
          </table:table-cell>
        </table:table-row>
        <table:table-row table:style-name="ro1">
          <table:table-cell/>
          <table:table-cell office:value-type="float" office:value="1.596768">
            <text:p>1.596768</text:p>
          </table:table-cell>
          <table:table-cell office:value-type="float" office:value="5.016608">
            <text:p>5.016608</text:p>
          </table:table-cell>
          <table:table-cell office:value-type="float" office:value="12.116384">
            <text:p>12.116384</text:p>
          </table:table-cell>
          <table:table-cell office:value-type="float" office:value="24.867392">
            <text:p>24.867392</text:p>
          </table:table-cell>
          <table:table-cell office:value-type="float" office:value="48.101055">
            <text:p>48.101055</text:p>
          </table:table-cell>
          <table:table-cell office:value-type="float" office:value="71.316193">
            <text:p>71.316193</text:p>
          </table:table-cell>
          <table:table-cell office:value-type="float" office:value="110.099457">
            <text:p>110.099457</text:p>
          </table:table-cell>
          <table:table-cell office:value-type="float" office:value="160.962494">
            <text:p>160.962494</text:p>
          </table:table-cell>
          <table:table-cell office:value-type="float" office:value="224.295654">
            <text:p>224.295654</text:p>
          </table:table-cell>
          <table:table-cell office:value-type="float" office:value="304.201202">
            <text:p>304.201202</text:p>
          </table:table-cell>
          <table:table-cell office:value-type="float" office:value="513.654846">
            <text:p>513.654846</text:p>
          </table:table-cell>
          <table:table-cell office:value-type="float" office:value="815.601074">
            <text:p>815.601074</text:p>
          </table:table-cell>
          <table:table-cell office:value-type="float" office:value="1208.831909">
            <text:p>1208.831909</text:p>
          </table:table-cell>
          <table:table-cell office:value-type="float" office:value="2393.684814">
            <text:p>2393.684814</text:p>
          </table:table-cell>
          <table:table-cell office:value-type="float" office:value="0.32928">
            <text:p>0.32928</text:p>
          </table:table-cell>
        </table:table-row>
        <table:table-row table:style-name="ro1">
          <table:table-cell/>
          <table:table-cell office:value-type="float" office:value="1.594816">
            <text:p>1.594816</text:p>
          </table:table-cell>
          <table:table-cell office:value-type="float" office:value="5.024288">
            <text:p>5.024288</text:p>
          </table:table-cell>
          <table:table-cell office:value-type="float" office:value="12.098432">
            <text:p>12.098432</text:p>
          </table:table-cell>
          <table:table-cell office:value-type="float" office:value="24.860096">
            <text:p>24.860096</text:p>
          </table:table-cell>
          <table:table-cell office:value-type="float" office:value="48.106369">
            <text:p>48.106369</text:p>
          </table:table-cell>
          <table:table-cell office:value-type="float" office:value="71.333443">
            <text:p>71.333443</text:p>
          </table:table-cell>
          <table:table-cell office:value-type="float" office:value="110.085373">
            <text:p>110.085373</text:p>
          </table:table-cell>
          <table:table-cell office:value-type="float" office:value="161.018051">
            <text:p>161.018051</text:p>
          </table:table-cell>
          <table:table-cell office:value-type="float" office:value="224.265411">
            <text:p>224.265411</text:p>
          </table:table-cell>
          <table:table-cell office:value-type="float" office:value="304.252838">
            <text:p>304.252838</text:p>
          </table:table-cell>
          <table:table-cell office:value-type="float" office:value="513.505371">
            <text:p>513.505371</text:p>
          </table:table-cell>
          <table:table-cell office:value-type="float" office:value="815.743042">
            <text:p>815.743042</text:p>
          </table:table-cell>
          <table:table-cell office:value-type="float" office:value="1208.903564">
            <text:p>1208.903564</text:p>
          </table:table-cell>
          <table:table-cell office:value-type="float" office:value="2393.904297">
            <text:p>2393.904297</text:p>
          </table:table-cell>
          <table:table-cell office:value-type="float" office:value="0.293056">
            <text:p>0.293056</text:p>
          </table:table-cell>
        </table:table-row>
        <table:table-row table:style-name="ro1">
          <table:table-cell/>
          <table:table-cell office:value-type="float" office:value="1.596064">
            <text:p>1.596064</text:p>
          </table:table-cell>
          <table:table-cell office:value-type="float" office:value="5.022752">
            <text:p>5.022752</text:p>
          </table:table-cell>
          <table:table-cell office:value-type="float" office:value="12.103584">
            <text:p>12.103584</text:p>
          </table:table-cell>
          <table:table-cell office:value-type="float" office:value="24.871519">
            <text:p>24.871519</text:p>
          </table:table-cell>
          <table:table-cell office:value-type="float" office:value="48.098305">
            <text:p>48.098305</text:p>
          </table:table-cell>
          <table:table-cell office:value-type="float" office:value="71.324867">
            <text:p>71.324867</text:p>
          </table:table-cell>
          <table:table-cell office:value-type="float" office:value="110.100548">
            <text:p>110.100548</text:p>
          </table:table-cell>
          <table:table-cell office:value-type="float" office:value="160.975525">
            <text:p>160.975525</text:p>
          </table:table-cell>
          <table:table-cell office:value-type="float" office:value="224.322464">
            <text:p>224.322464</text:p>
          </table:table-cell>
          <table:table-cell office:value-type="float" office:value="304.131592">
            <text:p>304.131592</text:p>
          </table:table-cell>
          <table:table-cell office:value-type="float" office:value="513.624207">
            <text:p>513.624207</text:p>
          </table:table-cell>
          <table:table-cell office:value-type="float" office:value="815.646667">
            <text:p>815.646667</text:p>
          </table:table-cell>
          <table:table-cell office:value-type="float" office:value="1209.228882">
            <text:p>1209.228882</text:p>
          </table:table-cell>
          <table:table-cell office:value-type="float" office:value="2393.905273">
            <text:p>2393.905273</text:p>
          </table:table-cell>
          <table:table-cell office:value-type="float" office:value="0.298432">
            <text:p>0.298432</text:p>
          </table:table-cell>
        </table:table-row>
        <table:table-row table:style-name="ro1">
          <table:table-cell/>
          <table:table-cell table:formula="of:=AVERAGE([.B36:.B45])" office:value-type="float" office:value="1.5955136">
            <text:p>1.5955136</text:p>
          </table:table-cell>
          <table:table-cell table:formula="of:=AVERAGE([.C36:.C45])" office:value-type="float" office:value="5.0187552">
            <text:p>5.0187552</text:p>
          </table:table-cell>
          <table:table-cell table:formula="of:=AVERAGE([.D36:.D45])" office:value-type="float" office:value="12.1081248">
            <text:p>12.1081248</text:p>
          </table:table-cell>
          <table:table-cell table:formula="of:=AVERAGE([.E36:.E45])" office:value-type="float" office:value="24.8685601">
            <text:p>24.8685601</text:p>
          </table:table-cell>
          <table:table-cell table:formula="of:=AVERAGE([.F36:.F45])" office:value-type="float" office:value="48.1023201">
            <text:p>48.1023201</text:p>
          </table:table-cell>
          <table:table-cell table:formula="of:=AVERAGE([.G36:.G45])" office:value-type="float" office:value="71.3415184">
            <text:p>71.3415184</text:p>
          </table:table-cell>
          <table:table-cell table:formula="of:=AVERAGE([.H36:.H45])" office:value-type="float" office:value="110.0714363">
            <text:p>110.0714363</text:p>
          </table:table-cell>
          <table:table-cell table:formula="of:=AVERAGE([.I36:.I45])" office:value-type="float" office:value="160.9927169">
            <text:p>160.9927169</text:p>
          </table:table-cell>
          <table:table-cell table:formula="of:=AVERAGE([.J36:.J45])" office:value-type="float" office:value="224.286084">
            <text:p>224.286084</text:p>
          </table:table-cell>
          <table:table-cell table:formula="of:=AVERAGE([.K36:.K45])" office:value-type="float" office:value="304.1980803">
            <text:p>304.1980803</text:p>
          </table:table-cell>
          <table:table-cell table:formula="of:=AVERAGE([.L36:.L45])" office:value-type="float" office:value="513.6741027">
            <text:p>513.6741027</text:p>
          </table:table-cell>
          <table:table-cell table:formula="of:=AVERAGE([.M36:.M45])" office:value-type="float" office:value="815.6471374">
            <text:p>815.6471374</text:p>
          </table:table-cell>
          <table:table-cell table:formula="of:=AVERAGE([.N36:.N45])" office:value-type="float" office:value="1208.8871826">
            <text:p>1208.8871826</text:p>
          </table:table-cell>
          <table:table-cell table:formula="of:=AVERAGE([.O36:.O45])" office:value-type="float" office:value="2393.756958">
            <text:p>2393.756958</text:p>
          </table:table-cell>
          <table:table-cell table:formula="of:=AVERAGE([.P36:.P45])" office:value-type="float" office:value="0.3002944">
            <text:p>0.3002944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2">
          <table:table-cell/>
          <table:table-cell office:value-type="string">
            <text:p>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table:number-columns-repeated="2" office:value-type="float" office:value="0.29936">
            <text:p>0.299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293504">
            <text:p>0.293504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291648">
            <text:p>0.291648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292384">
            <text:p>0.292384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304736">
            <text:p>0.304736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29152">
            <text:p>0.29152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309024">
            <text:p>0.309024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32928">
            <text:p>0.32928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293056">
            <text:p>0.293056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 office:value-type="string">
            <text:p>PASSEDInclusive</text:p>
          </table:table-cell>
          <table:table-cell office:value-type="string">
            <text:p>GPU</text:p>
          </table:table-cell>
          <table:table-cell office:value-type="string">
            <text:p>exection</text:p>
          </table:table-cell>
          <table:table-cell office:value-type="string">
            <text:p>time:</text:p>
          </table:table-cell>
          <table:table-cell office:value-type="float" office:value="0.298432">
            <text:p>0.298432</text:p>
          </table:table-cell>
          <table:table-cell office:value-type="string">
            <text:p>ms</text:p>
          </table:table-cell>
          <table:table-cell table:number-columns-repeated="8"/>
        </table:table-row>
        <table:table-row table:style-name="ro1" table:number-rows-repeated="8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hs" table:style-name="ta1">
        <table:shapes>
          <draw:frame draw:z-index="0" draw:style-name="gr1" svg:width="6.2988in" svg:height="3.3492in" svg:x="5.011in" svg:y="0.3138in">
            <draw:object draw:notify-on-update-of-ranges="rhs.A2:rhs.A20 rhs.B1:rhs.B1 rhs.B2:rhs.B20 rhs.A2:rhs.A20 rhs.C1:rhs.C1 rhs.C2:rhs.C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Matrix dim</text:p>
          </table:table-cell>
          <table:table-cell office:value-type="string">
            <text:p>CUDA</text:p>
          </table:table-cell>
          <table:table-cell office:value-type="string">
            <text:p>MKL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710816">
            <text:p>1.5710816</text:p>
          </table:table-cell>
          <table:table-cell office:value-type="float" office:value="7.5337">
            <text:p>7.533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1573856">
            <text:p>4.1573856</text:p>
          </table:table-cell>
          <table:table-cell office:value-type="float" office:value="12.7013">
            <text:p>12.7013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.837952">
            <text:p>13.837952</text:p>
          </table:table-cell>
          <table:table-cell office:value-type="float" office:value="8.1157">
            <text:p>8.1157</text:p>
          </table:table-cell>
          <table:table-cell table:number-columns-repeated="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6.1324128">
            <text:p>66.1324128</text:p>
          </table:table-cell>
          <table:table-cell office:value-type="float" office:value="9.4871">
            <text:p>9.4871</text:p>
          </table:table-cell>
          <table:table-cell table:number-columns-repeated="7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95.2677">
            <text:p>195.2677</text:p>
          </table:table-cell>
          <table:table-cell office:value-type="float" office:value="15.3255">
            <text:p>15.3255</text:p>
          </table:table-cell>
          <table:table-cell table:number-columns-repeated="7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24.757962">
            <text:p>324.757962</text:p>
          </table:table-cell>
          <table:table-cell office:value-type="float" office:value="17.0094">
            <text:p>17.0094</text:p>
          </table:table-cell>
          <table:table-cell table:number-columns-repeated="7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88.8763764">
            <text:p>388.8763764</text:p>
          </table:table-cell>
          <table:table-cell office:value-type="float" office:value="19.0924">
            <text:p>19.0924</text:p>
          </table:table-cell>
          <table:table-cell table:number-columns-repeated="7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518.0246581">
            <text:p>518.0246581</text:p>
          </table:table-cell>
          <table:table-cell office:value-type="float" office:value="16.792">
            <text:p>16.792</text:p>
          </table:table-cell>
          <table:table-cell table:number-columns-repeated="7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645.8748535">
            <text:p>645.8748535</text:p>
          </table:table-cell>
          <table:table-cell office:value-type="float" office:value="16.6474">
            <text:p>16.6474</text:p>
          </table:table-cell>
          <table:table-cell table:number-columns-repeated="7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75.7659974">
            <text:p>775.7659974</text:p>
          </table:table-cell>
          <table:table-cell office:value-type="float" office:value="12.2345">
            <text:p>12.2345</text:p>
          </table:table-cell>
          <table:table-cell table:number-columns-repeated="7"/>
        </table:table-row>
        <table:table-row table:style-name="ro1">
          <table:table-cell office:value-type="float" office:value="5000">
            <text:p>5000</text:p>
          </table:table-cell>
          <table:table-cell/>
          <table:table-cell office:value-type="float" office:value="12.51">
            <text:p>12.51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/>
          <table:table-cell office:value-type="float" office:value="23.27">
            <text:p>23.27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/>
          <table:table-cell office:value-type="float" office:value="45.16">
            <text:p>45.16</text:p>
          </table:table-cell>
          <table:table-cell table:number-columns-repeated="7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86">
            <text:p>86</text:p>
          </table:table-cell>
          <table:table-cell table:number-columns-repeated="7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office:value-type="float" office:value="134">
            <text:p>134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2">
          <table:table-cell office:value-type="string">
            <text:p>cuda</text:p>
          </table:table-cell>
          <table:table-cell table:number-columns-repeated="9"/>
        </table:table-row>
        <table:table-row table:style-name="ro1">
          <table:table-cell office:value-type="float" office:value="1.572608">
            <text:p>1.572608</text:p>
          </table:table-cell>
          <table:table-cell office:value-type="float" office:value="4.155104">
            <text:p>4.155104</text:p>
          </table:table-cell>
          <table:table-cell office:value-type="float" office:value="13.834016">
            <text:p>13.834016</text:p>
          </table:table-cell>
          <table:table-cell office:value-type="float" office:value="66.134659">
            <text:p>66.134659</text:p>
          </table:table-cell>
          <table:table-cell office:value-type="float" office:value="195.348999">
            <text:p>195.348999</text:p>
          </table:table-cell>
          <table:table-cell office:value-type="float" office:value="324.334808">
            <text:p>324.334808</text:p>
          </table:table-cell>
          <table:table-cell office:value-type="float" office:value="388.935669">
            <text:p>388.935669</text:p>
          </table:table-cell>
          <table:table-cell office:value-type="float" office:value="517.763489">
            <text:p>517.763489</text:p>
          </table:table-cell>
          <table:table-cell office:value-type="float" office:value="645.828369">
            <text:p>645.828369</text:p>
          </table:table-cell>
          <table:table-cell office:value-type="float" office:value="776.050232">
            <text:p>776.050232</text:p>
          </table:table-cell>
        </table:table-row>
        <table:table-row table:style-name="ro1">
          <table:table-cell office:value-type="float" office:value="1.572">
            <text:p>1.572</text:p>
          </table:table-cell>
          <table:table-cell office:value-type="float" office:value="4.153632">
            <text:p>4.153632</text:p>
          </table:table-cell>
          <table:table-cell office:value-type="float" office:value="13.84384">
            <text:p>13.84384</text:p>
          </table:table-cell>
          <table:table-cell office:value-type="float" office:value="66.167297">
            <text:p>66.167297</text:p>
          </table:table-cell>
          <table:table-cell office:value-type="float" office:value="195.352539">
            <text:p>195.352539</text:p>
          </table:table-cell>
          <table:table-cell office:value-type="float" office:value="324.337341">
            <text:p>324.337341</text:p>
          </table:table-cell>
          <table:table-cell office:value-type="float" office:value="388.940826">
            <text:p>388.940826</text:p>
          </table:table-cell>
          <table:table-cell office:value-type="float" office:value="518.002014">
            <text:p>518.002014</text:p>
          </table:table-cell>
          <table:table-cell office:value-type="float" office:value="646.219177">
            <text:p>646.219177</text:p>
          </table:table-cell>
          <table:table-cell office:value-type="float" office:value="776.034485">
            <text:p>776.034485</text:p>
          </table:table-cell>
        </table:table-row>
        <table:table-row table:style-name="ro1">
          <table:table-cell office:value-type="float" office:value="1.570624">
            <text:p>1.570624</text:p>
          </table:table-cell>
          <table:table-cell office:value-type="float" office:value="4.154656">
            <text:p>4.154656</text:p>
          </table:table-cell>
          <table:table-cell office:value-type="float" office:value="13.837408">
            <text:p>13.837408</text:p>
          </table:table-cell>
          <table:table-cell office:value-type="float" office:value="66.092735">
            <text:p>66.092735</text:p>
          </table:table-cell>
          <table:table-cell office:value-type="float" office:value="195.347076">
            <text:p>195.347076</text:p>
          </table:table-cell>
          <table:table-cell office:value-type="float" office:value="324.532501">
            <text:p>324.532501</text:p>
          </table:table-cell>
          <table:table-cell office:value-type="float" office:value="388.891205">
            <text:p>388.891205</text:p>
          </table:table-cell>
          <table:table-cell office:value-type="float" office:value="517.774292">
            <text:p>517.774292</text:p>
          </table:table-cell>
          <table:table-cell office:value-type="float" office:value="645.515991">
            <text:p>645.515991</text:p>
          </table:table-cell>
          <table:table-cell office:value-type="float" office:value="776.041504">
            <text:p>776.041504</text:p>
          </table:table-cell>
        </table:table-row>
        <table:table-row table:style-name="ro1">
          <table:table-cell office:value-type="float" office:value="1.571456">
            <text:p>1.571456</text:p>
          </table:table-cell>
          <table:table-cell office:value-type="float" office:value="4.155392">
            <text:p>4.155392</text:p>
          </table:table-cell>
          <table:table-cell office:value-type="float" office:value="13.835936">
            <text:p>13.835936</text:p>
          </table:table-cell>
          <table:table-cell office:value-type="float" office:value="66.122719">
            <text:p>66.122719</text:p>
          </table:table-cell>
          <table:table-cell office:value-type="float" office:value="195.229401">
            <text:p>195.229401</text:p>
          </table:table-cell>
          <table:table-cell office:value-type="float" office:value="324.375641">
            <text:p>324.375641</text:p>
          </table:table-cell>
          <table:table-cell office:value-type="float" office:value="388.895569">
            <text:p>388.895569</text:p>
          </table:table-cell>
          <table:table-cell office:value-type="float" office:value="518.317688">
            <text:p>518.317688</text:p>
          </table:table-cell>
          <table:table-cell office:value-type="float" office:value="645.812378">
            <text:p>645.812378</text:p>
          </table:table-cell>
          <table:table-cell office:value-type="float" office:value="776.03479">
            <text:p>776.03479</text:p>
          </table:table-cell>
        </table:table-row>
        <table:table-row table:style-name="ro1">
          <table:table-cell office:value-type="float" office:value="1.569472">
            <text:p>1.569472</text:p>
          </table:table-cell>
          <table:table-cell office:value-type="float" office:value="4.150912">
            <text:p>4.150912</text:p>
          </table:table-cell>
          <table:table-cell office:value-type="float" office:value="13.845024">
            <text:p>13.845024</text:p>
          </table:table-cell>
          <table:table-cell office:value-type="float" office:value="66.12394">
            <text:p>66.12394</text:p>
          </table:table-cell>
          <table:table-cell office:value-type="float" office:value="195.255325">
            <text:p>195.255325</text:p>
          </table:table-cell>
          <table:table-cell office:value-type="float" office:value="324.18866">
            <text:p>324.18866</text:p>
          </table:table-cell>
          <table:table-cell office:value-type="float" office:value="388.9422">
            <text:p>388.9422</text:p>
          </table:table-cell>
          <table:table-cell office:value-type="float" office:value="518.308533">
            <text:p>518.308533</text:p>
          </table:table-cell>
          <table:table-cell office:value-type="float" office:value="645.819702">
            <text:p>645.819702</text:p>
          </table:table-cell>
          <table:table-cell office:value-type="float" office:value="775.219788">
            <text:p>775.219788</text:p>
          </table:table-cell>
        </table:table-row>
        <table:table-row table:style-name="ro1">
          <table:table-cell office:value-type="float" office:value="1.57088">
            <text:p>1.57088</text:p>
          </table:table-cell>
          <table:table-cell office:value-type="float" office:value="4.165376">
            <text:p>4.165376</text:p>
          </table:table-cell>
          <table:table-cell office:value-type="float" office:value="13.827904">
            <text:p>13.827904</text:p>
          </table:table-cell>
          <table:table-cell office:value-type="float" office:value="66.166397">
            <text:p>66.166397</text:p>
          </table:table-cell>
          <table:table-cell office:value-type="float" office:value="195.253479">
            <text:p>195.253479</text:p>
          </table:table-cell>
          <table:table-cell office:value-type="float" office:value="324.538422">
            <text:p>324.538422</text:p>
          </table:table-cell>
          <table:table-cell office:value-type="float" office:value="388.718964">
            <text:p>388.718964</text:p>
          </table:table-cell>
          <table:table-cell office:value-type="float" office:value="518.073486">
            <text:p>518.073486</text:p>
          </table:table-cell>
          <table:table-cell office:value-type="float" office:value="646.196777">
            <text:p>646.196777</text:p>
          </table:table-cell>
          <table:table-cell office:value-type="float" office:value="775.223572">
            <text:p>775.223572</text:p>
          </table:table-cell>
        </table:table-row>
        <table:table-row table:style-name="ro1">
          <table:table-cell office:value-type="float" office:value="1.57088">
            <text:p>1.57088</text:p>
          </table:table-cell>
          <table:table-cell office:value-type="float" office:value="4.161376">
            <text:p>4.161376</text:p>
          </table:table-cell>
          <table:table-cell office:value-type="float" office:value="13.843264">
            <text:p>13.843264</text:p>
          </table:table-cell>
          <table:table-cell office:value-type="float" office:value="66.165215">
            <text:p>66.165215</text:p>
          </table:table-cell>
          <table:table-cell office:value-type="float" office:value="195.141891">
            <text:p>195.141891</text:p>
          </table:table-cell>
          <table:table-cell office:value-type="float" office:value="324.190552">
            <text:p>324.190552</text:p>
          </table:table-cell>
          <table:table-cell office:value-type="float" office:value="388.712616">
            <text:p>388.712616</text:p>
          </table:table-cell>
          <table:table-cell office:value-type="float" office:value="518.17041">
            <text:p>518.17041</text:p>
          </table:table-cell>
          <table:table-cell office:value-type="float" office:value="645.817627">
            <text:p>645.817627</text:p>
          </table:table-cell>
          <table:table-cell office:value-type="float" office:value="776.055237">
            <text:p>776.055237</text:p>
          </table:table-cell>
        </table:table-row>
        <table:table-row table:style-name="ro1">
          <table:table-cell office:value-type="float" office:value="1.569152">
            <text:p>1.569152</text:p>
          </table:table-cell>
          <table:table-cell office:value-type="float" office:value="4.169184">
            <text:p>4.169184</text:p>
          </table:table-cell>
          <table:table-cell office:value-type="float" office:value="13.8336">
            <text:p>13.8336</text:p>
          </table:table-cell>
          <table:table-cell office:value-type="float" office:value="66.133759">
            <text:p>66.133759</text:p>
          </table:table-cell>
          <table:table-cell office:value-type="float" office:value="195.347137">
            <text:p>195.347137</text:p>
          </table:table-cell>
          <table:table-cell office:value-type="float" office:value="324.33905">
            <text:p>324.33905</text:p>
          </table:table-cell>
          <table:table-cell office:value-type="float" office:value="388.889404">
            <text:p>388.889404</text:p>
          </table:table-cell>
          <table:table-cell office:value-type="float" office:value="517.767822">
            <text:p>517.767822</text:p>
          </table:table-cell>
          <table:table-cell office:value-type="float" office:value="645.815125">
            <text:p>645.815125</text:p>
          </table:table-cell>
          <table:table-cell office:value-type="float" office:value="775.670044">
            <text:p>775.670044</text:p>
          </table:table-cell>
        </table:table-row>
        <table:table-row table:style-name="ro1">
          <table:table-cell office:value-type="float" office:value="1.570624">
            <text:p>1.570624</text:p>
          </table:table-cell>
          <table:table-cell office:value-type="float" office:value="4.154336">
            <text:p>4.154336</text:p>
          </table:table-cell>
          <table:table-cell office:value-type="float" office:value="13.835008">
            <text:p>13.835008</text:p>
          </table:table-cell>
          <table:table-cell office:value-type="float" office:value="66.12384">
            <text:p>66.12384</text:p>
          </table:table-cell>
          <table:table-cell office:value-type="float" office:value="195.147354">
            <text:p>195.147354</text:p>
          </table:table-cell>
          <table:table-cell office:value-type="float" office:value="327.677429">
            <text:p>327.677429</text:p>
          </table:table-cell>
          <table:table-cell office:value-type="float" office:value="388.894196">
            <text:p>388.894196</text:p>
          </table:table-cell>
          <table:table-cell office:value-type="float" office:value="518.066406">
            <text:p>518.066406</text:p>
          </table:table-cell>
          <table:table-cell office:value-type="float" office:value="645.903809">
            <text:p>645.903809</text:p>
          </table:table-cell>
          <table:table-cell office:value-type="float" office:value="775.666443">
            <text:p>775.666443</text:p>
          </table:table-cell>
        </table:table-row>
        <table:table-row table:style-name="ro1">
          <table:table-cell office:value-type="float" office:value="1.57312">
            <text:p>1.57312</text:p>
          </table:table-cell>
          <table:table-cell office:value-type="float" office:value="4.153888">
            <text:p>4.153888</text:p>
          </table:table-cell>
          <table:table-cell office:value-type="float" office:value="13.84352">
            <text:p>13.84352</text:p>
          </table:table-cell>
          <table:table-cell office:value-type="float" office:value="66.093567">
            <text:p>66.093567</text:p>
          </table:table-cell>
          <table:table-cell office:value-type="float" office:value="195.253799">
            <text:p>195.253799</text:p>
          </table:table-cell>
          <table:table-cell office:value-type="float" office:value="325.065216">
            <text:p>325.065216</text:p>
          </table:table-cell>
          <table:table-cell office:value-type="float" office:value="388.943115">
            <text:p>388.943115</text:p>
          </table:table-cell>
          <table:table-cell office:value-type="float" office:value="518.002441">
            <text:p>518.002441</text:p>
          </table:table-cell>
          <table:table-cell office:value-type="float" office:value="645.81958">
            <text:p>645.81958</text:p>
          </table:table-cell>
          <table:table-cell office:value-type="float" office:value="775.663879">
            <text:p>775.663879</text:p>
          </table:table-cell>
        </table:table-row>
        <table:table-row table:style-name="ro1">
          <table:table-cell table:formula="of:=AVERAGE([.A24:.A33])" office:value-type="float" office:value="1.5710816">
            <text:p>1.5710816</text:p>
          </table:table-cell>
          <table:table-cell table:formula="of:=AVERAGE([.B24:.B33])" office:value-type="float" office:value="4.1573856">
            <text:p>4.1573856</text:p>
          </table:table-cell>
          <table:table-cell table:formula="of:=AVERAGE([.C24:.C33])" office:value-type="float" office:value="13.837952">
            <text:p>13.837952</text:p>
          </table:table-cell>
          <table:table-cell table:formula="of:=AVERAGE([.D24:.D33])" office:value-type="float" office:value="66.1324128">
            <text:p>66.1324128</text:p>
          </table:table-cell>
          <table:table-cell table:formula="of:=AVERAGE([.E24:.E33])" office:value-type="float" office:value="195.2677">
            <text:p>195.2677</text:p>
          </table:table-cell>
          <table:table-cell table:formula="of:=AVERAGE([.F24:.F33])" office:value-type="float" office:value="324.757962">
            <text:p>324.757962</text:p>
          </table:table-cell>
          <table:table-cell table:formula="of:=AVERAGE([.G24:.G33])" office:value-type="float" office:value="388.8763764">
            <text:p>388.8763764</text:p>
          </table:table-cell>
          <table:table-cell table:formula="of:=AVERAGE([.H24:.H33])" office:value-type="float" office:value="518.0246581">
            <text:p>518.0246581</text:p>
          </table:table-cell>
          <table:table-cell table:formula="of:=AVERAGE([.I24:.I33])" office:value-type="float" office:value="645.8748535">
            <text:p>645.8748535</text:p>
          </table:table-cell>
          <table:table-cell table:formula="of:=AVERAGE([.J24:.J33])" office:value-type="float" office:value="775.7659974">
            <text:p>775.765997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mk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.243">
            <text:p>10.243</text:p>
          </table:table-cell>
          <table:table-cell office:value-type="float" office:value="37.665">
            <text:p>37.665</text:p>
          </table:table-cell>
          <table:table-cell office:value-type="float" office:value="10.224">
            <text:p>10.224</text:p>
          </table:table-cell>
          <table:table-cell office:value-type="float" office:value="10.293">
            <text:p>10.293</text:p>
          </table:table-cell>
          <table:table-cell office:value-type="float" office:value="17.219">
            <text:p>17.219</text:p>
          </table:table-cell>
          <table:table-cell office:value-type="float" office:value="22.275">
            <text:p>22.275</text:p>
          </table:table-cell>
          <table:table-cell office:value-type="float" office:value="42.225">
            <text:p>42.225</text:p>
          </table:table-cell>
          <table:table-cell office:value-type="float" office:value="17.122">
            <text:p>17.122</text:p>
          </table:table-cell>
          <table:table-cell office:value-type="float" office:value="8.377">
            <text:p>8.377</text:p>
          </table:table-cell>
          <table:table-cell office:value-type="float" office:value="8.546">
            <text:p>8.546</text:p>
          </table:table-cell>
        </table:table-row>
        <table:table-row table:style-name="ro1">
          <table:table-cell office:value-type="float" office:value="6.884">
            <text:p>6.884</text:p>
          </table:table-cell>
          <table:table-cell office:value-type="float" office:value="10.27">
            <text:p>10.27</text:p>
          </table:table-cell>
          <table:table-cell office:value-type="float" office:value="10.794">
            <text:p>10.794</text:p>
          </table:table-cell>
          <table:table-cell office:value-type="float" office:value="11.173">
            <text:p>11.173</text:p>
          </table:table-cell>
          <table:table-cell office:value-type="float" office:value="16.039">
            <text:p>16.039</text:p>
          </table:table-cell>
          <table:table-cell office:value-type="float" office:value="19.231">
            <text:p>19.231</text:p>
          </table:table-cell>
          <table:table-cell office:value-type="float" office:value="21.618">
            <text:p>21.618</text:p>
          </table:table-cell>
          <table:table-cell office:value-type="float" office:value="19.57">
            <text:p>19.57</text:p>
          </table:table-cell>
          <table:table-cell office:value-type="float" office:value="14.257">
            <text:p>14.257</text:p>
          </table:table-cell>
          <table:table-cell office:value-type="float" office:value="12.096">
            <text:p>12.096</text:p>
          </table:table-cell>
        </table:table-row>
        <table:table-row table:style-name="ro1">
          <table:table-cell office:value-type="float" office:value="7.206">
            <text:p>7.206</text:p>
          </table:table-cell>
          <table:table-cell office:value-type="float" office:value="10.111">
            <text:p>10.111</text:p>
          </table:table-cell>
          <table:table-cell office:value-type="float" office:value="10.38">
            <text:p>10.38</text:p>
          </table:table-cell>
          <table:table-cell office:value-type="float" office:value="7.159">
            <text:p>7.159</text:p>
          </table:table-cell>
          <table:table-cell office:value-type="float" office:value="9.41">
            <text:p>9.41</text:p>
          </table:table-cell>
          <table:table-cell office:value-type="float" office:value="16.366">
            <text:p>16.366</text:p>
          </table:table-cell>
          <table:table-cell office:value-type="float" office:value="15.538">
            <text:p>15.538</text:p>
          </table:table-cell>
          <table:table-cell office:value-type="float" office:value="20.449">
            <text:p>20.449</text:p>
          </table:table-cell>
          <table:table-cell office:value-type="float" office:value="16.705">
            <text:p>16.705</text:p>
          </table:table-cell>
          <table:table-cell office:value-type="float" office:value="10.037">
            <text:p>10.037</text:p>
          </table:table-cell>
        </table:table-row>
        <table:table-row table:style-name="ro1">
          <table:table-cell office:value-type="float" office:value="7.297">
            <text:p>7.297</text:p>
          </table:table-cell>
          <table:table-cell office:value-type="float" office:value="9.911">
            <text:p>9.911</text:p>
          </table:table-cell>
          <table:table-cell office:value-type="float" office:value="7.296">
            <text:p>7.296</text:p>
          </table:table-cell>
          <table:table-cell office:value-type="float" office:value="10.523">
            <text:p>10.523</text:p>
          </table:table-cell>
          <table:table-cell office:value-type="float" office:value="19.519">
            <text:p>19.519</text:p>
          </table:table-cell>
          <table:table-cell office:value-type="float" office:value="20.318">
            <text:p>20.318</text:p>
          </table:table-cell>
          <table:table-cell office:value-type="float" office:value="15.363">
            <text:p>15.363</text:p>
          </table:table-cell>
          <table:table-cell office:value-type="float" office:value="19.488">
            <text:p>19.488</text:p>
          </table:table-cell>
          <table:table-cell office:value-type="float" office:value="18.499">
            <text:p>18.499</text:p>
          </table:table-cell>
          <table:table-cell office:value-type="float" office:value="12.758">
            <text:p>12.758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10.494">
            <text:p>10.494</text:p>
          </table:table-cell>
          <table:table-cell office:value-type="float" office:value="7.12">
            <text:p>7.12</text:p>
          </table:table-cell>
          <table:table-cell office:value-type="float" office:value="6.523">
            <text:p>6.523</text:p>
          </table:table-cell>
          <table:table-cell office:value-type="float" office:value="14.234">
            <text:p>14.234</text:p>
          </table:table-cell>
          <table:table-cell office:value-type="float" office:value="16.735">
            <text:p>16.735</text:p>
          </table:table-cell>
          <table:table-cell office:value-type="float" office:value="13.717">
            <text:p>13.717</text:p>
          </table:table-cell>
          <table:table-cell office:value-type="float" office:value="11.524">
            <text:p>11.524</text:p>
          </table:table-cell>
          <table:table-cell office:value-type="float" office:value="12.678">
            <text:p>12.678</text:p>
          </table:table-cell>
          <table:table-cell office:value-type="float" office:value="13.944">
            <text:p>13.944</text:p>
          </table:table-cell>
        </table:table-row>
        <table:table-row table:style-name="ro1">
          <table:table-cell office:value-type="float" office:value="7.733">
            <text:p>7.733</text:p>
          </table:table-cell>
          <table:table-cell office:value-type="float" office:value="10.675">
            <text:p>10.675</text:p>
          </table:table-cell>
          <table:table-cell office:value-type="float" office:value="7.082">
            <text:p>7.082</text:p>
          </table:table-cell>
          <table:table-cell office:value-type="float" office:value="10.927">
            <text:p>10.927</text:p>
          </table:table-cell>
          <table:table-cell office:value-type="float" office:value="12.279">
            <text:p>12.279</text:p>
          </table:table-cell>
          <table:table-cell office:value-type="float" office:value="14.069">
            <text:p>14.069</text:p>
          </table:table-cell>
          <table:table-cell office:value-type="float" office:value="13.025">
            <text:p>13.025</text:p>
          </table:table-cell>
          <table:table-cell office:value-type="float" office:value="19.985">
            <text:p>19.985</text:p>
          </table:table-cell>
          <table:table-cell office:value-type="float" office:value="21.704">
            <text:p>21.704</text:p>
          </table:table-cell>
          <table:table-cell office:value-type="float" office:value="15.06">
            <text:p>15.06</text:p>
          </table:table-cell>
        </table:table-row>
        <table:table-row table:style-name="ro1">
          <table:table-cell office:value-type="float" office:value="7.322">
            <text:p>7.322</text:p>
          </table:table-cell>
          <table:table-cell office:value-type="float" office:value="10.095">
            <text:p>10.095</text:p>
          </table:table-cell>
          <table:table-cell office:value-type="float" office:value="7.913">
            <text:p>7.913</text:p>
          </table:table-cell>
          <table:table-cell office:value-type="float" office:value="10.057">
            <text:p>10.057</text:p>
          </table:table-cell>
          <table:table-cell office:value-type="float" office:value="17.732">
            <text:p>17.732</text:p>
          </table:table-cell>
          <table:table-cell office:value-type="float" office:value="10.868">
            <text:p>10.868</text:p>
          </table:table-cell>
          <table:table-cell office:value-type="float" office:value="18.504">
            <text:p>18.504</text:p>
          </table:table-cell>
          <table:table-cell office:value-type="float" office:value="21.302">
            <text:p>21.302</text:p>
          </table:table-cell>
          <table:table-cell office:value-type="float" office:value="16.684">
            <text:p>16.684</text:p>
          </table:table-cell>
          <table:table-cell office:value-type="float" office:value="13.197">
            <text:p>13.197</text:p>
          </table:table-cell>
        </table:table-row>
        <table:table-row table:style-name="ro1">
          <table:table-cell office:value-type="float" office:value="6.422">
            <text:p>6.422</text:p>
          </table:table-cell>
          <table:table-cell office:value-type="float" office:value="10.606">
            <text:p>10.606</text:p>
          </table:table-cell>
          <table:table-cell office:value-type="float" office:value="6.57">
            <text:p>6.57</text:p>
          </table:table-cell>
          <table:table-cell office:value-type="float" office:value="6.823">
            <text:p>6.823</text:p>
          </table:table-cell>
          <table:table-cell office:value-type="float" office:value="8.047">
            <text:p>8.047</text:p>
          </table:table-cell>
          <table:table-cell office:value-type="float" office:value="15.736">
            <text:p>15.736</text:p>
          </table:table-cell>
          <table:table-cell office:value-type="float" office:value="16.649">
            <text:p>16.649</text:p>
          </table:table-cell>
          <table:table-cell office:value-type="float" office:value="14.453">
            <text:p>14.453</text:p>
          </table:table-cell>
          <table:table-cell office:value-type="float" office:value="21.748">
            <text:p>21.748</text:p>
          </table:table-cell>
          <table:table-cell office:value-type="float" office:value="12.591">
            <text:p>12.591</text:p>
          </table:table-cell>
        </table:table-row>
        <table:table-row table:style-name="ro1">
          <table:table-cell office:value-type="float" office:value="7.212">
            <text:p>7.212</text:p>
          </table:table-cell>
          <table:table-cell office:value-type="float" office:value="10.413">
            <text:p>10.413</text:p>
          </table:table-cell>
          <table:table-cell office:value-type="float" office:value="7.08">
            <text:p>7.08</text:p>
          </table:table-cell>
          <table:table-cell office:value-type="float" office:value="10.583">
            <text:p>10.583</text:p>
          </table:table-cell>
          <table:table-cell office:value-type="float" office:value="14.018">
            <text:p>14.018</text:p>
          </table:table-cell>
          <table:table-cell office:value-type="float" office:value="19.806">
            <text:p>19.806</text:p>
          </table:table-cell>
          <table:table-cell office:value-type="float" office:value="16.646">
            <text:p>16.646</text:p>
          </table:table-cell>
          <table:table-cell office:value-type="float" office:value="7.824">
            <text:p>7.824</text:p>
          </table:table-cell>
          <table:table-cell office:value-type="float" office:value="12.248">
            <text:p>12.248</text:p>
          </table:table-cell>
          <table:table-cell office:value-type="float" office:value="11.449">
            <text:p>11.449</text:p>
          </table:table-cell>
        </table:table-row>
        <table:table-row table:style-name="ro1">
          <table:table-cell office:value-type="float" office:value="7.658">
            <text:p>7.658</text:p>
          </table:table-cell>
          <table:table-cell office:value-type="float" office:value="6.773">
            <text:p>6.773</text:p>
          </table:table-cell>
          <table:table-cell office:value-type="float" office:value="6.698">
            <text:p>6.698</text:p>
          </table:table-cell>
          <table:table-cell office:value-type="float" office:value="10.81">
            <text:p>10.81</text:p>
          </table:table-cell>
          <table:table-cell office:value-type="float" office:value="24.758">
            <text:p>24.758</text:p>
          </table:table-cell>
          <table:table-cell office:value-type="float" office:value="14.69">
            <text:p>14.69</text:p>
          </table:table-cell>
          <table:table-cell office:value-type="float" office:value="17.639">
            <text:p>17.639</text:p>
          </table:table-cell>
          <table:table-cell office:value-type="float" office:value="16.203">
            <text:p>16.203</text:p>
          </table:table-cell>
          <table:table-cell office:value-type="float" office:value="23.574">
            <text:p>23.574</text:p>
          </table:table-cell>
          <table:table-cell office:value-type="float" office:value="12.667">
            <text:p>12.667</text:p>
          </table:table-cell>
        </table:table-row>
        <table:table-row table:style-name="ro1">
          <table:table-cell table:formula="of:=AVERAGE([.A38:.A47])" office:value-type="float" office:value="7.5337">
            <text:p>7.5337</text:p>
          </table:table-cell>
          <table:table-cell table:formula="of:=AVERAGE([.B38:.B47])" office:value-type="float" office:value="12.7013">
            <text:p>12.7013</text:p>
          </table:table-cell>
          <table:table-cell table:formula="of:=AVERAGE([.C38:.C47])" office:value-type="float" office:value="8.1157">
            <text:p>8.1157</text:p>
          </table:table-cell>
          <table:table-cell table:formula="of:=AVERAGE([.D38:.D47])" office:value-type="float" office:value="9.4871">
            <text:p>9.4871</text:p>
          </table:table-cell>
          <table:table-cell table:formula="of:=AVERAGE([.E38:.E47])" office:value-type="float" office:value="15.3255">
            <text:p>15.3255</text:p>
          </table:table-cell>
          <table:table-cell table:formula="of:=AVERAGE([.F38:.F47])" office:value-type="float" office:value="17.0094">
            <text:p>17.0094</text:p>
          </table:table-cell>
          <table:table-cell table:formula="of:=AVERAGE([.G38:.G47])" office:value-type="float" office:value="19.0924">
            <text:p>19.0924</text:p>
          </table:table-cell>
          <table:table-cell table:formula="of:=AVERAGE([.H38:.H47])" office:value-type="float" office:value="16.792">
            <text:p>16.792</text:p>
          </table:table-cell>
          <table:table-cell table:formula="of:=AVERAGE([.I38:.I47])" office:value-type="float" office:value="16.6474">
            <text:p>16.6474</text:p>
          </table:table-cell>
          <table:table-cell table:formula="of:=AVERAGE([.J38:.J47])" office:value-type="float" office:value="12.2345">
            <text:p>12.2345</text:p>
          </table:table-cell>
        </table:table-row>
        <table:table-row table:style-name="ro1" table:number-rows-repeated="10485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" table:style-name="ta1">
        <table:shapes>
          <draw:frame draw:z-index="0" draw:style-name="gr1" svg:width="6.7945in" svg:height="3.5335in" svg:x="7.0992in" svg:y="6.5382in">
            <draw:object draw:notify-on-update-of-ranges="final.A44:final.A54 final.B43:final.B43 final.B44:final.B54 final.A44:final.A54 final.C43:final.C43 final.C44:final.C54 final.A44:final.A54 final.D43:final.D43 final.D44:final.D54 final.A44:final.A54 final.E43:final.E43 final.E44:final.E54 final.A44:final.A54 final.F43:final.F43 final.F44:final.F54 final.A44:final.A54 final.G43:final.G43 final.G44:final.G5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7945in" svg:height="3.5335in" svg:x="4.1035in" svg:y="12.5374in">
            <draw:object draw:notify-on-update-of-ranges="final.A75:final.A84 final.B74:final.B74 final.B75:final.B84 final.A75:final.A84 final.C74:final.C74 final.C75:final.C8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6.7945in" svg:height="3.5335in" svg:x="8.2925in" svg:y="16.6575in">
            <draw:object draw:notify-on-update-of-ranges="final.A101:final.A106 final.I100:final.I100 final.I101:final.I106 final.A101:final.A108 final.E100:final.E100 final.E101:final.E10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6.7945in" svg:height="3.5335in" svg:x="8.9622in" svg:y="20.6831in">
            <draw:object draw:notify-on-update-of-ranges="final.A123:final.A132 final.I122:final.I122 final.I123:final.I132 final.A123:final.A132 final.E122:final.E122 final.E123:final.E1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4">
          <table:table-cell office:value-type="string">
            <text:p>dimension</text:p>
          </table:table-cell>
          <table:table-cell office:value-type="string">
            <text:p>bandwidth 10%</text:p>
          </table:table-cell>
          <table:table-cell office:value-type="string">
            <text:p>nrhs</text:p>
          </table:table-cell>
          <table:table-cell office:value-type="string">
            <text:p>cuda 1</text:p>
          </table:table-cell>
          <table:table-cell office:value-type="string">
            <text:p>cuda 2</text:p>
          </table:table-cell>
          <table:table-cell office:value-type="string">
            <text:p>cuda 3</text:p>
          </table:table-cell>
          <table:table-cell office:value-type="string">
            <text:p>average</text:p>
          </table:table-cell>
          <table:table-cell office:value-type="string">
            <text:p>mkl 1</text:p>
          </table:table-cell>
          <table:table-cell office:value-type="string">
            <text:p>mkl 2</text:p>
          </table:table-cell>
          <table:table-cell office:value-type="string">
            <text:p>mkl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2]/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99776">
            <text:p>0.199776</text:p>
          </table:table-cell>
          <table:table-cell office:value-type="float" office:value="0.202496">
            <text:p>0.202496</text:p>
          </table:table-cell>
          <table:table-cell office:value-type="float" office:value="0.200352">
            <text:p>0.200352</text:p>
          </table:table-cell>
          <table:table-cell table:formula="of:=AVERAGE([.D2:.F2])" office:value-type="float" office:value="0.200874666666667">
            <text:p>0.2008746667</text:p>
          </table:table-cell>
          <table:table-cell office:value-type="float" office:value="28.345">
            <text:p>28.345</text:p>
          </table:table-cell>
          <table:table-cell office:value-type="float" office:value="38.949">
            <text:p>38.949</text:p>
          </table:table-cell>
          <table:table-cell office:value-type="float" office:value="34.453">
            <text:p>34.453</text:p>
          </table:table-cell>
          <table:table-cell table:formula="of:=AVERAGE([.H2:.J2])" office:value-type="float" office:value="33.9156666666667">
            <text:p>33.915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608">
            <text:p>0.3608</text:p>
          </table:table-cell>
          <table:table-cell office:value-type="float" office:value="0.356992">
            <text:p>0.356992</text:p>
          </table:table-cell>
          <table:table-cell office:value-type="float" office:value="0.349312">
            <text:p>0.349312</text:p>
          </table:table-cell>
          <table:table-cell table:formula="of:=AVERAGE([.D3:.F3])" office:value-type="float" office:value="0.355701333333333">
            <text:p>0.3557013333</text:p>
          </table:table-cell>
          <table:table-cell office:value-type="float" office:value="37.057">
            <text:p>37.057</text:p>
          </table:table-cell>
          <table:table-cell office:value-type="float" office:value="31.854">
            <text:p>31.854</text:p>
          </table:table-cell>
          <table:table-cell office:value-type="float" office:value="33.018">
            <text:p>33.018</text:p>
          </table:table-cell>
          <table:table-cell table:formula="of:=AVERAGE([.H3:.J3])" office:value-type="float" office:value="33.9763333333333">
            <text:p>33.97633333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4]/10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08032">
            <text:p>0.808032</text:p>
          </table:table-cell>
          <table:table-cell office:value-type="float" office:value="0.845632">
            <text:p>0.845632</text:p>
          </table:table-cell>
          <table:table-cell office:value-type="float" office:value="0.8216">
            <text:p>0.8216</text:p>
          </table:table-cell>
          <table:table-cell table:formula="of:=AVERAGE([.D4:.F4])" office:value-type="float" office:value="0.825088">
            <text:p>0.825088</text:p>
          </table:table-cell>
          <table:table-cell office:value-type="float" office:value="44.51">
            <text:p>44.51</text:p>
          </table:table-cell>
          <table:table-cell office:value-type="float" office:value="32.584">
            <text:p>32.584</text:p>
          </table:table-cell>
          <table:table-cell office:value-type="float" office:value="36.2">
            <text:p>36.2</text:p>
          </table:table-cell>
          <table:table-cell table:formula="of:=AVERAGE([.H4:.J4])" office:value-type="float" office:value="37.7646666666667">
            <text:p>37.76466666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697248">
            <text:p>1.697248</text:p>
          </table:table-cell>
          <table:table-cell office:value-type="float" office:value="1.700608">
            <text:p>1.700608</text:p>
          </table:table-cell>
          <table:table-cell office:value-type="float" office:value="1.67344">
            <text:p>1.67344</text:p>
          </table:table-cell>
          <table:table-cell table:formula="of:=AVERAGE([.D5:.F5])" office:value-type="float" office:value="1.690432">
            <text:p>1.690432</text:p>
          </table:table-cell>
          <table:table-cell office:value-type="float" office:value="44.272">
            <text:p>44.272</text:p>
          </table:table-cell>
          <table:table-cell office:value-type="float" office:value="48.015">
            <text:p>48.015</text:p>
          </table:table-cell>
          <table:table-cell office:value-type="float" office:value="43.385">
            <text:p>43.385</text:p>
          </table:table-cell>
          <table:table-cell table:formula="of:=AVERAGE([.H5:.J5])" office:value-type="float" office:value="45.224">
            <text:p>45.22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.40192">
            <text:p>3.40192</text:p>
          </table:table-cell>
          <table:table-cell office:value-type="float" office:value="3.17888">
            <text:p>3.17888</text:p>
          </table:table-cell>
          <table:table-cell office:value-type="float" office:value="3.340704">
            <text:p>3.340704</text:p>
          </table:table-cell>
          <table:table-cell table:formula="of:=AVERAGE([.D6:.F6])" office:value-type="float" office:value="3.307168">
            <text:p>3.307168</text:p>
          </table:table-cell>
          <table:table-cell office:value-type="float" office:value="31.808">
            <text:p>31.808</text:p>
          </table:table-cell>
          <table:table-cell office:value-type="float" office:value="64.627">
            <text:p>64.627</text:p>
          </table:table-cell>
          <table:table-cell office:value-type="float" office:value="46.337">
            <text:p>46.337</text:p>
          </table:table-cell>
          <table:table-cell table:formula="of:=AVERAGE([.H6:.J6])" office:value-type="float" office:value="47.5906666666667">
            <text:p>47.590666666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8.024672">
            <text:p>8.024672</text:p>
          </table:table-cell>
          <table:table-cell office:value-type="float" office:value="8.184992">
            <text:p>8.184992</text:p>
          </table:table-cell>
          <table:table-cell office:value-type="float" office:value="8.288928">
            <text:p>8.288928</text:p>
          </table:table-cell>
          <table:table-cell table:formula="of:=AVERAGE([.D7:.F7])" office:value-type="float" office:value="8.16619733333333">
            <text:p>8.1661973333</text:p>
          </table:table-cell>
          <table:table-cell office:value-type="float" office:value="31.468">
            <text:p>31.468</text:p>
          </table:table-cell>
          <table:table-cell office:value-type="float" office:value="44.092">
            <text:p>44.092</text:p>
          </table:table-cell>
          <table:table-cell office:value-type="float" office:value="43.307">
            <text:p>43.307</text:p>
          </table:table-cell>
          <table:table-cell table:formula="of:=AVERAGE([.H7:.J7])" office:value-type="float" office:value="39.6223333333333">
            <text:p>39.62233333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7.572224">
            <text:p>17.572224</text:p>
          </table:table-cell>
          <table:table-cell office:value-type="float" office:value="16.778944">
            <text:p>16.778944</text:p>
          </table:table-cell>
          <table:table-cell office:value-type="float" office:value="17.093599">
            <text:p>17.093599</text:p>
          </table:table-cell>
          <table:table-cell table:formula="of:=AVERAGE([.D8:.F8])" office:value-type="float" office:value="17.1482556666667">
            <text:p>17.1482556667</text:p>
          </table:table-cell>
          <table:table-cell office:value-type="float" office:value="48.38">
            <text:p>48.38</text:p>
          </table:table-cell>
          <table:table-cell office:value-type="float" office:value="43.57">
            <text:p>43.57</text:p>
          </table:table-cell>
          <table:table-cell office:value-type="float" office:value="44.707">
            <text:p>44.707</text:p>
          </table:table-cell>
          <table:table-cell table:formula="of:=AVERAGE([.H8:.J8])" office:value-type="float" office:value="45.5523333333333">
            <text:p>45.552333333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32.672768">
            <text:p>32.672768</text:p>
          </table:table-cell>
          <table:table-cell office:value-type="float" office:value="32.712002">
            <text:p>32.712002</text:p>
          </table:table-cell>
          <table:table-cell office:value-type="float" office:value="32.515938">
            <text:p>32.515938</text:p>
          </table:table-cell>
          <table:table-cell table:formula="of:=AVERAGE([.D9:.F9])" office:value-type="float" office:value="32.6335693333333">
            <text:p>32.6335693333</text:p>
          </table:table-cell>
          <table:table-cell office:value-type="float" office:value="47.611">
            <text:p>47.611</text:p>
          </table:table-cell>
          <table:table-cell office:value-type="float" office:value="70.235">
            <text:p>70.235</text:p>
          </table:table-cell>
          <table:table-cell office:value-type="float" office:value="223.678">
            <text:p>223.678</text:p>
          </table:table-cell>
          <table:table-cell table:formula="of:=AVERAGE([.H9:.J9])" office:value-type="float" office:value="113.841333333333">
            <text:p>113.841333333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111.264893">
            <text:p>111.264893</text:p>
          </table:table-cell>
          <table:table-cell office:value-type="float" office:value="111.342659">
            <text:p>111.342659</text:p>
          </table:table-cell>
          <table:table-cell office:value-type="float" office:value="111.243683">
            <text:p>111.243683</text:p>
          </table:table-cell>
          <table:table-cell table:formula="of:=AVERAGE([.D10:.F10])" office:value-type="float" office:value="111.283745">
            <text:p>111.283745</text:p>
          </table:table-cell>
          <table:table-cell office:value-type="float" office:value="492.674">
            <text:p>492.674</text:p>
          </table:table-cell>
          <table:table-cell office:value-type="float" office:value="424.982">
            <text:p>424.982</text:p>
          </table:table-cell>
          <table:table-cell office:value-type="float" office:value="422.222">
            <text:p>422.222</text:p>
          </table:table-cell>
          <table:table-cell table:formula="of:=AVERAGE([.H10:.J10])" office:value-type="float" office:value="446.626">
            <text:p>446.62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484.272247">
            <text:p>484.272247</text:p>
          </table:table-cell>
          <table:table-cell office:value-type="float" office:value="484.404602">
            <text:p>484.404602</text:p>
          </table:table-cell>
          <table:table-cell office:value-type="float" office:value="485.404633">
            <text:p>485.404633</text:p>
          </table:table-cell>
          <table:table-cell table:formula="of:=AVERAGE([.D11:.F11])" office:value-type="float" office:value="484.693827333333">
            <text:p>484.6938273333</text:p>
          </table:table-cell>
          <table:table-cell office:value-type="float" office:value="1216.113">
            <text:p>1216.113</text:p>
          </table:table-cell>
          <table:table-cell office:value-type="float" office:value="1199.778">
            <text:p>1199.778</text:p>
          </table:table-cell>
          <table:table-cell office:value-type="float" office:value="1268.993">
            <text:p>1268.993</text:p>
          </table:table-cell>
          <table:table-cell table:formula="of:=AVERAGE([.H11:.J11])" office:value-type="float" office:value="1228.29466666667">
            <text:p>1228.294666666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2845.992432">
            <text:p>2845.992432</text:p>
          </table:table-cell>
          <table:table-cell office:value-type="float" office:value="2846.491699">
            <text:p>2846.491699</text:p>
          </table:table-cell>
          <table:table-cell office:value-type="float" office:value="2846.441162">
            <text:p>2846.441162</text:p>
          </table:table-cell>
          <table:table-cell table:formula="of:=AVERAGE([.D12:.F12])" office:value-type="float" office:value="2846.308431">
            <text:p>2846.308431</text:p>
          </table:table-cell>
          <table:table-cell office:value-type="float" office:value="4972.075">
            <text:p>4972.075</text:p>
          </table:table-cell>
          <table:table-cell office:value-type="float" office:value="4937.797">
            <text:p>4937.797</text:p>
          </table:table-cell>
          <table:table-cell office:value-type="float" office:value="5968.027">
            <text:p>5968.027</text:p>
          </table:table-cell>
          <table:table-cell table:formula="of:=AVERAGE([.H12:.J12])" office:value-type="float" office:value="5292.633">
            <text:p>5292.63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4">
          <table:table-cell office:value-type="string">
            <text:p>dimension</text:p>
          </table:table-cell>
          <table:table-cell office:value-type="string">
            <text:p>bandwidth 10%</text:p>
          </table:table-cell>
          <table:table-cell office:value-type="string">
            <text:p>nrhs</text:p>
          </table:table-cell>
          <table:table-cell office:value-type="string">
            <text:p>cuda 1</text:p>
          </table:table-cell>
          <table:table-cell office:value-type="string">
            <text:p>cuda 2</text:p>
          </table:table-cell>
          <table:table-cell office:value-type="string">
            <text:p>cuda 3</text:p>
          </table:table-cell>
          <table:table-cell office:value-type="string">
            <text:p>average</text:p>
          </table:table-cell>
          <table:table-cell office:value-type="string">
            <text:p>mkl 1</text:p>
          </table:table-cell>
          <table:table-cell office:value-type="string">
            <text:p>mkl 2</text:p>
          </table:table-cell>
          <table:table-cell office:value-type="string">
            <text:p>mkl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6]*0.5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03168">
            <text:p>0.203168</text:p>
          </table:table-cell>
          <table:table-cell office:value-type="float" office:value="0.204736">
            <text:p>0.204736</text:p>
          </table:table-cell>
          <table:table-cell office:value-type="float" office:value="0.192384">
            <text:p>0.192384</text:p>
          </table:table-cell>
          <table:table-cell table:formula="of:=AVERAGE([.D16:.F16])" office:value-type="float" office:value="0.200096">
            <text:p>0.200096</text:p>
          </table:table-cell>
          <table:table-cell office:value-type="float" office:value="36.889">
            <text:p>36.889</text:p>
          </table:table-cell>
          <table:table-cell office:value-type="float" office:value="46.476">
            <text:p>46.476</text:p>
          </table:table-cell>
          <table:table-cell office:value-type="float" office:value="37.328">
            <text:p>37.328</text:p>
          </table:table-cell>
          <table:table-cell table:formula="of:=AVERAGE([.H16:.J16])" office:value-type="float" office:value="40.231">
            <text:p>40.2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70368">
            <text:p>0.370368</text:p>
          </table:table-cell>
          <table:table-cell office:value-type="float" office:value="0.371808">
            <text:p>0.371808</text:p>
          </table:table-cell>
          <table:table-cell office:value-type="float" office:value="0.3616">
            <text:p>0.3616</text:p>
          </table:table-cell>
          <table:table-cell table:formula="of:=AVERAGE([.D17:.F17])" office:value-type="float" office:value="0.367925333333333">
            <text:p>0.3679253333</text:p>
          </table:table-cell>
          <table:table-cell office:value-type="float" office:value="32.33">
            <text:p>32.33</text:p>
          </table:table-cell>
          <table:table-cell office:value-type="float" office:value="39.116">
            <text:p>39.116</text:p>
          </table:table-cell>
          <table:table-cell office:value-type="float" office:value="42.023">
            <text:p>42.023</text:p>
          </table:table-cell>
          <table:table-cell table:formula="of:=AVERAGE([.H17:.J17])" office:value-type="float" office:value="37.823">
            <text:p>37.82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18]*0.5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8944">
            <text:p>0.88944</text:p>
          </table:table-cell>
          <table:table-cell office:value-type="float" office:value="0.856512">
            <text:p>0.856512</text:p>
          </table:table-cell>
          <table:table-cell office:value-type="float" office:value="0.825344">
            <text:p>0.825344</text:p>
          </table:table-cell>
          <table:table-cell table:formula="of:=AVERAGE([.D18:.F18])" office:value-type="float" office:value="0.857098666666666">
            <text:p>0.8570986667</text:p>
          </table:table-cell>
          <table:table-cell office:value-type="float" office:value="36.291">
            <text:p>36.291</text:p>
          </table:table-cell>
          <table:table-cell office:value-type="float" office:value="36.451">
            <text:p>36.451</text:p>
          </table:table-cell>
          <table:table-cell office:value-type="float" office:value="45.423">
            <text:p>45.423</text:p>
          </table:table-cell>
          <table:table-cell table:formula="of:=AVERAGE([.H18:.J18])" office:value-type="float" office:value="39.3883333333333">
            <text:p>39.388333333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.677696">
            <text:p>1.677696</text:p>
          </table:table-cell>
          <table:table-cell office:value-type="float" office:value="1.653184">
            <text:p>1.653184</text:p>
          </table:table-cell>
          <table:table-cell office:value-type="float" office:value="1.653664">
            <text:p>1.653664</text:p>
          </table:table-cell>
          <table:table-cell table:formula="of:=AVERAGE([.D19:.F19])" office:value-type="float" office:value="1.66151466666667">
            <text:p>1.6615146667</text:p>
          </table:table-cell>
          <table:table-cell office:value-type="float" office:value="33.372">
            <text:p>33.372</text:p>
          </table:table-cell>
          <table:table-cell office:value-type="float" office:value="33.283">
            <text:p>33.283</text:p>
          </table:table-cell>
          <table:table-cell office:value-type="float" office:value="43.251">
            <text:p>43.251</text:p>
          </table:table-cell>
          <table:table-cell table:formula="of:=AVERAGE([.H19:.J19])" office:value-type="float" office:value="36.6353333333333">
            <text:p>36.635333333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.513696">
            <text:p>3.513696</text:p>
          </table:table-cell>
          <table:table-cell office:value-type="float" office:value="3.364128">
            <text:p>3.364128</text:p>
          </table:table-cell>
          <table:table-cell office:value-type="float" office:value="3.414016">
            <text:p>3.414016</text:p>
          </table:table-cell>
          <table:table-cell table:formula="of:=AVERAGE([.D20:.F20])" office:value-type="float" office:value="3.43061333333333">
            <text:p>3.4306133333</text:p>
          </table:table-cell>
          <table:table-cell office:value-type="float" office:value="54.3">
            <text:p>54.3</text:p>
          </table:table-cell>
          <table:table-cell office:value-type="float" office:value="32.224">
            <text:p>32.224</text:p>
          </table:table-cell>
          <table:table-cell office:value-type="float" office:value="45.15">
            <text:p>45.15</text:p>
          </table:table-cell>
          <table:table-cell table:formula="of:=AVERAGE([.H20:.J20])" office:value-type="float" office:value="43.8913333333333">
            <text:p>43.891333333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8.010176">
            <text:p>8.010176</text:p>
          </table:table-cell>
          <table:table-cell office:value-type="float" office:value="8.03856">
            <text:p>8.03856</text:p>
          </table:table-cell>
          <table:table-cell office:value-type="float" office:value="8.067456">
            <text:p>8.067456</text:p>
          </table:table-cell>
          <table:table-cell table:formula="of:=AVERAGE([.D21:.F21])" office:value-type="float" office:value="8.03873066666667">
            <text:p>8.0387306667</text:p>
          </table:table-cell>
          <table:table-cell office:value-type="float" office:value="51.603">
            <text:p>51.603</text:p>
          </table:table-cell>
          <table:table-cell office:value-type="float" office:value="44.95">
            <text:p>44.95</text:p>
          </table:table-cell>
          <table:table-cell office:value-type="float" office:value="86.249">
            <text:p>86.249</text:p>
          </table:table-cell>
          <table:table-cell table:formula="of:=AVERAGE([.H21:.J21])" office:value-type="float" office:value="60.934">
            <text:p>60.93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21.188929">
            <text:p>21.188929</text:p>
          </table:table-cell>
          <table:table-cell office:value-type="float" office:value="21.227936">
            <text:p>21.227936</text:p>
          </table:table-cell>
          <table:table-cell office:value-type="float" office:value="21.232767">
            <text:p>21.232767</text:p>
          </table:table-cell>
          <table:table-cell table:formula="of:=AVERAGE([.D22:.F22])" office:value-type="float" office:value="21.216544">
            <text:p>21.216544</text:p>
          </table:table-cell>
          <table:table-cell office:value-type="float" office:value="259.592">
            <text:p>259.592</text:p>
          </table:table-cell>
          <table:table-cell office:value-type="float" office:value="251.887">
            <text:p>251.887</text:p>
          </table:table-cell>
          <table:table-cell office:value-type="float" office:value="255.668">
            <text:p>255.668</text:p>
          </table:table-cell>
          <table:table-cell table:formula="of:=AVERAGE([.H22:.J22])" office:value-type="float" office:value="255.715666666667">
            <text:p>255.71566666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90.974304">
            <text:p>90.974304</text:p>
          </table:table-cell>
          <table:table-cell office:value-type="float" office:value="91.025955">
            <text:p>91.025955</text:p>
          </table:table-cell>
          <table:table-cell office:value-type="float" office:value="91.031776">
            <text:p>91.031776</text:p>
          </table:table-cell>
          <table:table-cell table:formula="of:=AVERAGE([.D23:.F23])" office:value-type="float" office:value="91.0106783333333">
            <text:p>91.0106783333</text:p>
          </table:table-cell>
          <table:table-cell office:value-type="float" office:value="371.196">
            <text:p>371.196</text:p>
          </table:table-cell>
          <table:table-cell office:value-type="float" office:value="367.555">
            <text:p>367.555</text:p>
          </table:table-cell>
          <table:table-cell office:value-type="float" office:value="484.852">
            <text:p>484.852</text:p>
          </table:table-cell>
          <table:table-cell table:formula="of:=AVERAGE([.H23:.J23])" office:value-type="float" office:value="407.867666666667">
            <text:p>407.8676666667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01">
            <text:p>2501</text:p>
          </table:table-cell>
          <table:table-cell office:value-type="float" office:value="1">
            <text:p>1</text:p>
          </table:table-cell>
          <table:table-cell office:value-type="float" office:value="970.100525">
            <text:p>970.100525</text:p>
          </table:table-cell>
          <table:table-cell office:value-type="float" office:value="970.025085">
            <text:p>970.025085</text:p>
          </table:table-cell>
          <table:table-cell office:value-type="float" office:value="970.22583">
            <text:p>970.22583</text:p>
          </table:table-cell>
          <table:table-cell table:formula="of:=AVERAGE([.D24:.F24])" office:value-type="float" office:value="970.117146666667">
            <text:p>970.1171466667</text:p>
          </table:table-cell>
          <table:table-cell office:value-type="float" office:value="1604.54">
            <text:p>1604.54</text:p>
          </table:table-cell>
          <table:table-cell office:value-type="float" office:value="1610.503">
            <text:p>1610.503</text:p>
          </table:table-cell>
          <table:table-cell office:value-type="float" office:value="1633.176">
            <text:p>1633.176</text:p>
          </table:table-cell>
          <table:table-cell table:formula="of:=AVERAGE([.H24:.J24])" office:value-type="float" office:value="1616.073">
            <text:p>1616.07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01">
            <text:p>5001</text:p>
          </table:table-cell>
          <table:table-cell office:value-type="float" office:value="1">
            <text:p>1</text:p>
          </table:table-cell>
          <table:table-cell office:value-type="float" office:value="7377.240234">
            <text:p>7377.240234</text:p>
          </table:table-cell>
          <table:table-cell office:value-type="float" office:value="7376.816895">
            <text:p>7376.816895</text:p>
          </table:table-cell>
          <table:table-cell office:value-type="float" office:value="7377.289551">
            <text:p>7377.289551</text:p>
          </table:table-cell>
          <table:table-cell table:formula="of:=AVERAGE([.D25:.F25])" office:value-type="float" office:value="7377.11556">
            <text:p>7377.11556</text:p>
          </table:table-cell>
          <table:table-cell office:value-type="float" office:value="9231.851">
            <text:p>9231.851</text:p>
          </table:table-cell>
          <table:table-cell office:value-type="float" office:value="9441.016">
            <text:p>9441.016</text:p>
          </table:table-cell>
          <table:table-cell office:value-type="float" office:value="9379.426">
            <text:p>9379.426</text:p>
          </table:table-cell>
          <table:table-cell table:formula="of:=AVERAGE([.H25:.J25])" office:value-type="float" office:value="9350.76433333333">
            <text:p>9350.764333333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0001">
            <text:p>1000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dimension</text:p>
          </table:table-cell>
          <table:table-cell office:value-type="string">
            <text:p>bandwidth 10%</text:p>
          </table:table-cell>
          <table:table-cell office:value-type="string">
            <text:p>nrhs</text:p>
          </table:table-cell>
          <table:table-cell office:value-type="string">
            <text:p>cuda 1</text:p>
          </table:table-cell>
          <table:table-cell office:value-type="string">
            <text:p>cuda 2</text:p>
          </table:table-cell>
          <table:table-cell office:value-type="string">
            <text:p>cuda 3</text:p>
          </table:table-cell>
          <table:table-cell office:value-type="string">
            <text:p>average</text:p>
          </table:table-cell>
          <table:table-cell office:value-type="string">
            <text:p>mkl 1</text:p>
          </table:table-cell>
          <table:table-cell office:value-type="string">
            <text:p>mkl 2</text:p>
          </table:table-cell>
          <table:table-cell office:value-type="string">
            <text:p>mkl 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29]*0.9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03616">
            <text:p>0.203616</text:p>
          </table:table-cell>
          <table:table-cell office:value-type="float" office:value="0.198624">
            <text:p>0.198624</text:p>
          </table:table-cell>
          <table:table-cell office:value-type="float" office:value="0.201664">
            <text:p>0.201664</text:p>
          </table:table-cell>
          <table:table-cell table:formula="of:=AVERAGE([.D29:.F29])" office:value-type="float" office:value="0.201301333333333">
            <text:p>0.2013013333</text:p>
          </table:table-cell>
          <table:table-cell office:value-type="float" office:value="25.546">
            <text:p>25.546</text:p>
          </table:table-cell>
          <table:table-cell office:value-type="float" office:value="38.699">
            <text:p>38.699</text:p>
          </table:table-cell>
          <table:table-cell office:value-type="float" office:value="37.755">
            <text:p>37.755</text:p>
          </table:table-cell>
          <table:table-cell table:formula="of:=AVERAGE([.H29:.J29])" office:value-type="float" office:value="34">
            <text:p>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55488">
            <text:p>0.355488</text:p>
          </table:table-cell>
          <table:table-cell office:value-type="float" office:value="0.368608">
            <text:p>0.368608</text:p>
          </table:table-cell>
          <table:table-cell office:value-type="float" office:value="0.367968">
            <text:p>0.367968</text:p>
          </table:table-cell>
          <table:table-cell table:formula="of:=AVERAGE([.D30:.F30])" office:value-type="float" office:value="0.364021333333333">
            <text:p>0.3640213333</text:p>
          </table:table-cell>
          <table:table-cell office:value-type="float" office:value="49.906">
            <text:p>49.906</text:p>
          </table:table-cell>
          <table:table-cell office:value-type="float" office:value="32.141">
            <text:p>32.141</text:p>
          </table:table-cell>
          <table:table-cell office:value-type="float" office:value="31.883">
            <text:p>31.883</text:p>
          </table:table-cell>
          <table:table-cell table:formula="of:=AVERAGE([.H30:.J30])" office:value-type="float" office:value="37.9766666666667">
            <text:p>37.976666666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31]*0.9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57888">
            <text:p>0.857888</text:p>
          </table:table-cell>
          <table:table-cell office:value-type="float" office:value="0.8576">
            <text:p>0.8576</text:p>
          </table:table-cell>
          <table:table-cell office:value-type="float" office:value="0.827712">
            <text:p>0.827712</text:p>
          </table:table-cell>
          <table:table-cell table:formula="of:=AVERAGE([.D31:.F31])" office:value-type="float" office:value="0.847733333333333">
            <text:p>0.8477333333</text:p>
          </table:table-cell>
          <table:table-cell office:value-type="float" office:value="32.141">
            <text:p>32.141</text:p>
          </table:table-cell>
          <table:table-cell office:value-type="float" office:value="32.349">
            <text:p>32.349</text:p>
          </table:table-cell>
          <table:table-cell office:value-type="float" office:value="48.64">
            <text:p>48.64</text:p>
          </table:table-cell>
          <table:table-cell table:formula="of:=AVERAGE([.H31:.J31])" office:value-type="float" office:value="37.71">
            <text:p>37.7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.67856">
            <text:p>1.67856</text:p>
          </table:table-cell>
          <table:table-cell office:value-type="float" office:value="1.686304">
            <text:p>1.686304</text:p>
          </table:table-cell>
          <table:table-cell office:value-type="float" office:value="1.690336">
            <text:p>1.690336</text:p>
          </table:table-cell>
          <table:table-cell table:formula="of:=AVERAGE([.D32:.F32])" office:value-type="float" office:value="1.68506666666667">
            <text:p>1.6850666667</text:p>
          </table:table-cell>
          <table:table-cell office:value-type="float" office:value="38.239">
            <text:p>38.239</text:p>
          </table:table-cell>
          <table:table-cell office:value-type="float" office:value="37.311">
            <text:p>37.311</text:p>
          </table:table-cell>
          <table:table-cell office:value-type="float" office:value="31.822">
            <text:p>31.822</text:p>
          </table:table-cell>
          <table:table-cell table:formula="of:=AVERAGE([.H32:.J32])" office:value-type="float" office:value="35.7906666666667">
            <text:p>35.79066666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3.250368">
            <text:p>3.250368</text:p>
          </table:table-cell>
          <table:table-cell office:value-type="float" office:value="3.466784">
            <text:p>3.466784</text:p>
          </table:table-cell>
          <table:table-cell office:value-type="float" office:value="3.62224">
            <text:p>3.62224</text:p>
          </table:table-cell>
          <table:table-cell table:formula="of:=AVERAGE([.D33:.F33])" office:value-type="float" office:value="3.446464">
            <text:p>3.446464</text:p>
          </table:table-cell>
          <table:table-cell office:value-type="float" office:value="42.436">
            <text:p>42.436</text:p>
          </table:table-cell>
          <table:table-cell office:value-type="float" office:value="89.531">
            <text:p>89.531</text:p>
          </table:table-cell>
          <table:table-cell office:value-type="float" office:value="68.805">
            <text:p>68.805</text:p>
          </table:table-cell>
          <table:table-cell table:formula="of:=AVERAGE([.H33:.J33])" office:value-type="float" office:value="66.924">
            <text:p>66.92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9.304224">
            <text:p>9.304224</text:p>
          </table:table-cell>
          <table:table-cell office:value-type="float" office:value="9.324416">
            <text:p>9.324416</text:p>
          </table:table-cell>
          <table:table-cell office:value-type="float" office:value="9.354976">
            <text:p>9.354976</text:p>
          </table:table-cell>
          <table:table-cell table:formula="of:=AVERAGE([.D34:.F34])" office:value-type="float" office:value="9.327872">
            <text:p>9.327872</text:p>
          </table:table-cell>
          <table:table-cell office:value-type="float" office:value="233.702">
            <text:p>233.702</text:p>
          </table:table-cell>
          <table:table-cell office:value-type="float" office:value="244.815">
            <text:p>244.815</text:p>
          </table:table-cell>
          <table:table-cell office:value-type="float" office:value="248.568">
            <text:p>248.568</text:p>
          </table:table-cell>
          <table:table-cell table:formula="of:=AVERAGE([.H34:.J34])" office:value-type="float" office:value="242.361666666667">
            <text:p>242.36166666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float" office:value="37.014175">
            <text:p>37.014175</text:p>
          </table:table-cell>
          <table:table-cell office:value-type="float" office:value="36.991489">
            <text:p>36.991489</text:p>
          </table:table-cell>
          <table:table-cell office:value-type="float" office:value="37.001217">
            <text:p>37.001217</text:p>
          </table:table-cell>
          <table:table-cell table:formula="of:=AVERAGE([.D35:.F35])" office:value-type="float" office:value="37.0022936666667">
            <text:p>37.0022936667</text:p>
          </table:table-cell>
          <table:table-cell office:value-type="float" office:value="274.845">
            <text:p>274.845</text:p>
          </table:table-cell>
          <table:table-cell office:value-type="float" office:value="286.62">
            <text:p>286.62</text:p>
          </table:table-cell>
          <table:table-cell office:value-type="float" office:value="280.189">
            <text:p>280.189</text:p>
          </table:table-cell>
          <table:table-cell table:formula="of:=AVERAGE([.H35:.J35])" office:value-type="float" office:value="280.551333333333">
            <text:p>280.551333333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01">
            <text:p>1801</text:p>
          </table:table-cell>
          <table:table-cell office:value-type="float" office:value="1">
            <text:p>1</text:p>
          </table:table-cell>
          <table:table-cell office:value-type="float" office:value="204.039459">
            <text:p>204.039459</text:p>
          </table:table-cell>
          <table:table-cell office:value-type="float" office:value="204.104889">
            <text:p>204.104889</text:p>
          </table:table-cell>
          <table:table-cell office:value-type="float" office:value="204.172256">
            <text:p>204.172256</text:p>
          </table:table-cell>
          <table:table-cell table:formula="of:=AVERAGE([.D36:.F36])" office:value-type="float" office:value="204.105534666667">
            <text:p>204.1055346667</text:p>
          </table:table-cell>
          <table:table-cell office:value-type="float" office:value="488.27">
            <text:p>488.27</text:p>
          </table:table-cell>
          <table:table-cell office:value-type="float" office:value="486.631">
            <text:p>486.631</text:p>
          </table:table-cell>
          <table:table-cell office:value-type="float" office:value="526.516">
            <text:p>526.516</text:p>
          </table:table-cell>
          <table:table-cell table:formula="of:=AVERAGE([.H36:.J36])" office:value-type="float" office:value="500.472333333333">
            <text:p>500.472333333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501">
            <text:p>4501</text:p>
          </table:table-cell>
          <table:table-cell office:value-type="float" office:value="1">
            <text:p>1</text:p>
          </table:table-cell>
          <table:table-cell office:value-type="float" office:value="2753.7854">
            <text:p>2753.7854</text:p>
          </table:table-cell>
          <table:table-cell office:value-type="float" office:value="2754.035645">
            <text:p>2754.035645</text:p>
          </table:table-cell>
          <table:table-cell office:value-type="float" office:value="2754.172119">
            <text:p>2754.172119</text:p>
          </table:table-cell>
          <table:table-cell table:formula="of:=AVERAGE([.D37:.F37])" office:value-type="float" office:value="2753.99772133333">
            <text:p>2753.9977213333</text:p>
          </table:table-cell>
          <table:table-cell office:value-type="float" office:value="3522.075">
            <text:p>3522.075</text:p>
          </table:table-cell>
          <table:table-cell office:value-type="float" office:value="3424.497">
            <text:p>3424.497</text:p>
          </table:table-cell>
          <table:table-cell office:value-type="float" office:value="3415.414">
            <text:p>3415.414</text:p>
          </table:table-cell>
          <table:table-cell table:formula="of:=AVERAGE([.H37:.J37])" office:value-type="float" office:value="3453.99533333333">
            <text:p>3453.995333333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001">
            <text:p>9001</text:p>
          </table:table-cell>
          <table:table-cell office:value-type="float" office:value="1">
            <text:p>1</text:p>
          </table:table-cell>
          <table:table-cell office:value-type="float" office:value="21862.478516">
            <text:p>21862.478516</text:p>
          </table:table-cell>
          <table:table-cell office:value-type="float" office:value="21859.302734">
            <text:p>21859.302734</text:p>
          </table:table-cell>
          <table:table-cell office:value-type="float" office:value="21859.023438">
            <text:p>21859.023438</text:p>
          </table:table-cell>
          <table:table-cell table:formula="of:=AVERAGE([.D38:.F38])" office:value-type="float" office:value="21860.2682293333">
            <text:p>21860.2682293333</text:p>
          </table:table-cell>
          <table:table-cell office:value-type="float" office:value="22709.197">
            <text:p>22709.197</text:p>
          </table:table-cell>
          <table:table-cell office:value-type="float" office:value="22480.219">
            <text:p>22480.219</text:p>
          </table:table-cell>
          <table:table-cell office:value-type="float" office:value="22502.66">
            <text:p>22502.66</text:p>
          </table:table-cell>
          <table:table-cell table:formula="of:=AVERAGE([.H38:.J38])" office:value-type="float" office:value="22564.0253333333">
            <text:p>22564.025333333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8001">
            <text:p>1800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dimension</text:p>
          </table:table-cell>
          <table:table-cell office:value-type="string">
            <text:p>CUDA 10%</text:p>
          </table:table-cell>
          <table:table-cell office:value-type="string">
            <text:p>MKL 10%</text:p>
          </table:table-cell>
          <table:table-cell office:value-type="string">
            <text:p>CUDA <text:s/>50%</text:p>
          </table:table-cell>
          <table:table-cell office:value-type="string">
            <text:p>MKL 50%</text:p>
          </table:table-cell>
          <table:table-cell office:value-type="string">
            <text:p>CUDA 90%</text:p>
          </table:table-cell>
          <table:table-cell office:value-type="string">
            <text:p>MKL 90%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G2]" office:value-type="float" office:value="0.200874666666667">
            <text:p>0.2008746667</text:p>
          </table:table-cell>
          <table:table-cell table:formula="of:=[.K2]" office:value-type="float" office:value="33.9156666666667">
            <text:p>33.9156666667</text:p>
          </table:table-cell>
          <table:table-cell table:formula="of:=[.G16]" office:value-type="float" office:value="0.200096">
            <text:p>0.200096</text:p>
          </table:table-cell>
          <table:table-cell table:formula="of:=[.K16]" office:value-type="float" office:value="40.231">
            <text:p>40.231</text:p>
          </table:table-cell>
          <table:table-cell table:formula="of:=[.G29]" office:value-type="float" office:value="0.201301333333333">
            <text:p>0.2013013333</text:p>
          </table:table-cell>
          <table:table-cell table:formula="of:=[.K29]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G3]" office:value-type="float" office:value="0.355701333333333">
            <text:p>0.3557013333</text:p>
          </table:table-cell>
          <table:table-cell table:formula="of:=[.K3]" office:value-type="float" office:value="33.9763333333333">
            <text:p>33.9763333333</text:p>
          </table:table-cell>
          <table:table-cell table:formula="of:=[.G17]" office:value-type="float" office:value="0.367925333333333">
            <text:p>0.3679253333</text:p>
          </table:table-cell>
          <table:table-cell table:formula="of:=[.K17]" office:value-type="float" office:value="37.823">
            <text:p>37.823</text:p>
          </table:table-cell>
          <table:table-cell table:formula="of:=[.G30]" office:value-type="float" office:value="0.364021333333333">
            <text:p>0.3640213333</text:p>
          </table:table-cell>
          <table:table-cell table:formula="of:=[.K30]" office:value-type="float" office:value="37.9766666666667">
            <text:p>37.976666666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G4]" office:value-type="float" office:value="0.825088">
            <text:p>0.825088</text:p>
          </table:table-cell>
          <table:table-cell table:formula="of:=[.K4]" office:value-type="float" office:value="37.7646666666667">
            <text:p>37.7646666667</text:p>
          </table:table-cell>
          <table:table-cell table:formula="of:=[.G18]" office:value-type="float" office:value="0.857098666666666">
            <text:p>0.8570986667</text:p>
          </table:table-cell>
          <table:table-cell table:formula="of:=[.K18]" office:value-type="float" office:value="39.3883333333333">
            <text:p>39.3883333333</text:p>
          </table:table-cell>
          <table:table-cell table:formula="of:=[.G31]" office:value-type="float" office:value="0.847733333333333">
            <text:p>0.8477333333</text:p>
          </table:table-cell>
          <table:table-cell table:formula="of:=[.K31]" office:value-type="float" office:value="37.71">
            <text:p>37.71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formula="of:=[.G5]" office:value-type="float" office:value="1.690432">
            <text:p>1.690432</text:p>
          </table:table-cell>
          <table:table-cell table:formula="of:=[.K5]" office:value-type="float" office:value="45.224">
            <text:p>45.224</text:p>
          </table:table-cell>
          <table:table-cell table:formula="of:=[.G19]" office:value-type="float" office:value="1.66151466666667">
            <text:p>1.6615146667</text:p>
          </table:table-cell>
          <table:table-cell table:formula="of:=[.K19]" office:value-type="float" office:value="36.6353333333333">
            <text:p>36.6353333333</text:p>
          </table:table-cell>
          <table:table-cell table:formula="of:=[.G32]" office:value-type="float" office:value="1.68506666666667">
            <text:p>1.6850666667</text:p>
          </table:table-cell>
          <table:table-cell table:formula="of:=[.K32]" office:value-type="float" office:value="35.7906666666667">
            <text:p>35.7906666667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formula="of:=[.G6]" office:value-type="float" office:value="3.307168">
            <text:p>3.307168</text:p>
          </table:table-cell>
          <table:table-cell table:formula="of:=[.K6]" office:value-type="float" office:value="47.5906666666667">
            <text:p>47.5906666667</text:p>
          </table:table-cell>
          <table:table-cell table:formula="of:=[.G20]" office:value-type="float" office:value="3.43061333333333">
            <text:p>3.4306133333</text:p>
          </table:table-cell>
          <table:table-cell table:formula="of:=[.K20]" office:value-type="float" office:value="43.8913333333333">
            <text:p>43.8913333333</text:p>
          </table:table-cell>
          <table:table-cell table:formula="of:=[.G33]" office:value-type="float" office:value="3.446464">
            <text:p>3.446464</text:p>
          </table:table-cell>
          <table:table-cell table:formula="of:=[.K33]" office:value-type="float" office:value="66.924">
            <text:p>66.924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formula="of:=[.G7]" office:value-type="float" office:value="8.16619733333333">
            <text:p>8.1661973333</text:p>
          </table:table-cell>
          <table:table-cell table:formula="of:=[.K7]" office:value-type="float" office:value="39.6223333333333">
            <text:p>39.6223333333</text:p>
          </table:table-cell>
          <table:table-cell table:formula="of:=[.G21]" office:value-type="float" office:value="8.03873066666667">
            <text:p>8.0387306667</text:p>
          </table:table-cell>
          <table:table-cell table:formula="of:=[.K21]" office:value-type="float" office:value="60.934">
            <text:p>60.934</text:p>
          </table:table-cell>
          <table:table-cell table:formula="of:=[.G34]" office:value-type="float" office:value="9.327872">
            <text:p>9.327872</text:p>
          </table:table-cell>
          <table:table-cell table:formula="of:=[.K34]" office:value-type="float" office:value="242.361666666667">
            <text:p>242.3616666667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formula="of:=[.G8]" office:value-type="float" office:value="17.1482556666667">
            <text:p>17.1482556667</text:p>
          </table:table-cell>
          <table:table-cell table:formula="of:=[.K8]" office:value-type="float" office:value="45.5523333333333">
            <text:p>45.5523333333</text:p>
          </table:table-cell>
          <table:table-cell table:formula="of:=[.G22]" office:value-type="float" office:value="21.216544">
            <text:p>21.216544</text:p>
          </table:table-cell>
          <table:table-cell table:formula="of:=[.K22]" office:value-type="float" office:value="255.715666666667">
            <text:p>255.7156666667</text:p>
          </table:table-cell>
          <table:table-cell table:formula="of:=[.G35]" office:value-type="float" office:value="37.0022936666667">
            <text:p>37.0022936667</text:p>
          </table:table-cell>
          <table:table-cell table:formula="of:=[.K35]" office:value-type="float" office:value="280.551333333333">
            <text:p>280.5513333333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table:formula="of:=[.G9]" office:value-type="float" office:value="32.6335693333333">
            <text:p>32.6335693333</text:p>
          </table:table-cell>
          <table:table-cell table:formula="of:=[.K9]" office:value-type="float" office:value="113.841333333333">
            <text:p>113.8413333333</text:p>
          </table:table-cell>
          <table:table-cell table:formula="of:=[.G23]" office:value-type="float" office:value="91.0106783333333">
            <text:p>91.0106783333</text:p>
          </table:table-cell>
          <table:table-cell table:formula="of:=[.K23]" office:value-type="float" office:value="407.867666666667">
            <text:p>407.8676666667</text:p>
          </table:table-cell>
          <table:table-cell table:formula="of:=[.G36]" office:value-type="float" office:value="204.105534666667">
            <text:p>204.1055346667</text:p>
          </table:table-cell>
          <table:table-cell table:formula="of:=[.K36]" office:value-type="float" office:value="500.472333333333">
            <text:p>500.4723333333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table:formula="of:=[.G10]" office:value-type="float" office:value="111.283745">
            <text:p>111.283745</text:p>
          </table:table-cell>
          <table:table-cell table:formula="of:=[.K10]" office:value-type="float" office:value="446.626">
            <text:p>446.626</text:p>
          </table:table-cell>
          <table:table-cell table:formula="of:=[.G24]" office:value-type="float" office:value="970.117146666667">
            <text:p>970.1171466667</text:p>
          </table:table-cell>
          <table:table-cell table:formula="of:=[.K24]" office:value-type="float" office:value="1616.073">
            <text:p>1616.073</text:p>
          </table:table-cell>
          <table:table-cell table:formula="of:=[.G37]" office:value-type="float" office:value="2753.99772133333">
            <text:p>2753.9977213333</text:p>
          </table:table-cell>
          <table:table-cell table:formula="of:=[.K37]" office:value-type="float" office:value="3453.99533333333">
            <text:p>3453.9953333333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formula="of:=[.G11]" office:value-type="float" office:value="484.693827333333">
            <text:p>484.6938273333</text:p>
          </table:table-cell>
          <table:table-cell table:formula="of:=[.K11]" office:value-type="float" office:value="1228.29466666667">
            <text:p>1228.2946666667</text:p>
          </table:table-cell>
          <table:table-cell table:formula="of:=[.G25]" office:value-type="float" office:value="7377.11556">
            <text:p>7377.11556</text:p>
          </table:table-cell>
          <table:table-cell table:formula="of:=[.K25]" office:value-type="float" office:value="9350.76433333333">
            <text:p>9350.7643333333</text:p>
          </table:table-cell>
          <table:table-cell table:formula="of:=[.G38]" office:value-type="float" office:value="21860.2682293333">
            <text:p>21860.2682293333</text:p>
          </table:table-cell>
          <table:table-cell table:formula="of:=[.K38]" office:value-type="float" office:value="22564.0253333333">
            <text:p>22564.0253333333</text:p>
          </table:table-cell>
          <table: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table:formula="of:=[.G12]" office:value-type="float" office:value="2846.308431">
            <text:p>2846.308431</text:p>
          </table:table-cell>
          <table:table-cell table:formula="of:=[.K12]" office:value-type="float" office:value="5292.633">
            <text:p>5292.633</text:p>
          </table:table-cell>
          <table:table-cell table:number-columns-repeated="8"/>
        </table:table-row>
        <table:table-row table:style-name="ro1" table:number-rows-repeated="6">
          <table:table-cell table:number-columns-repeated="11"/>
        </table:table-row>
        <table:table-row table:style-name="ro4">
          <table:table-cell office:value-type="string">
            <text:p>dimension</text:p>
          </table:table-cell>
          <table:table-cell office:value-type="string">
            <text:p>bandwidth 10%</text:p>
          </table:table-cell>
          <table:table-cell office:value-type="string">
            <text:p>nrhs</text:p>
          </table:table-cell>
          <table:table-cell office:value-type="string">
            <text:p>cuda 1</text:p>
          </table:table-cell>
          <table:table-cell office:value-type="string">
            <text:p>cuda 2</text:p>
          </table:table-cell>
          <table:table-cell office:value-type="string">
            <text:p>cuda 3</text:p>
          </table:table-cell>
          <table:table-cell/>
          <table:table-cell office:value-type="string">
            <text:p>mkl 1</text:p>
          </table:table-cell>
          <table:table-cell office:value-type="string">
            <text:p>mkl 2</text:p>
          </table:table-cell>
          <table:table-cell office:value-type="string">
            <text:p>mkl 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21.207169">
            <text:p>21.207169</text:p>
          </table:table-cell>
          <table:table-cell office:value-type="float" office:value="21.052353">
            <text:p>21.052353</text:p>
          </table:table-cell>
          <table:table-cell office:value-type="float" office:value="21.163776">
            <text:p>21.163776</text:p>
          </table:table-cell>
          <table:table-cell table:formula="of:=AVERAGE([.D62:.F62])" office:value-type="float" office:value="21.1410993333333">
            <text:p>21.1410993333</text:p>
          </table:table-cell>
          <table:table-cell office:value-type="float" office:value="263.803">
            <text:p>263.803</text:p>
          </table:table-cell>
          <table:table-cell office:value-type="float" office:value="288.595">
            <text:p>288.595</text:p>
          </table:table-cell>
          <table:table-cell office:value-type="float" office:value="261.513">
            <text:p>261.513</text:p>
          </table:table-cell>
          <table:table-cell table:formula="of:=AVERAGE([.H62:.J62])" office:value-type="float" office:value="271.303666666667">
            <text:p>271.30366666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10">
            <text:p>10</text:p>
          </table:table-cell>
          <table:table-cell office:value-type="float" office:value="90.509789">
            <text:p>90.509789</text:p>
          </table:table-cell>
          <table:table-cell office:value-type="float" office:value="90.5448">
            <text:p>90.5448</text:p>
          </table:table-cell>
          <table:table-cell office:value-type="float" office:value="91.016769">
            <text:p>91.016769</text:p>
          </table:table-cell>
          <table:table-cell table:formula="of:=AVERAGE([.D63:.F63])" office:value-type="float" office:value="90.6904526666667">
            <text:p>90.6904526667</text:p>
          </table:table-cell>
          <table:table-cell office:value-type="float" office:value="267.671">
            <text:p>267.671</text:p>
          </table:table-cell>
          <table:table-cell office:value-type="float" office:value="283.114">
            <text:p>283.114</text:p>
          </table:table-cell>
          <table:table-cell office:value-type="float" office:value="291.236">
            <text:p>291.236</text:p>
          </table:table-cell>
          <table:table-cell table:formula="of:=AVERAGE([.H63:.J63])" office:value-type="float" office:value="280.673666666667">
            <text:p>280.67366666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20">
            <text:p>20</text:p>
          </table:table-cell>
          <table:table-cell office:value-type="float" office:value="168.361435">
            <text:p>168.361435</text:p>
          </table:table-cell>
          <table:table-cell office:value-type="float" office:value="167.512894">
            <text:p>167.512894</text:p>
          </table:table-cell>
          <table:table-cell office:value-type="float" office:value="175.091812">
            <text:p>175.091812</text:p>
          </table:table-cell>
          <table:table-cell table:formula="of:=AVERAGE([.D64:.F64])" office:value-type="float" office:value="170.322047">
            <text:p>170.322047</text:p>
          </table:table-cell>
          <table:table-cell office:value-type="float" office:value="312.751">
            <text:p>312.751</text:p>
          </table:table-cell>
          <table:table-cell office:value-type="float" office:value="278.786">
            <text:p>278.786</text:p>
          </table:table-cell>
          <table:table-cell office:value-type="float" office:value="259.061">
            <text:p>259.061</text:p>
          </table:table-cell>
          <table:table-cell table:formula="of:=AVERAGE([.H64:.J64])" office:value-type="float" office:value="283.532666666667">
            <text:p>283.53266666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50">
            <text:p>50</text:p>
          </table:table-cell>
          <table:table-cell office:value-type="float" office:value="413.493774">
            <text:p>413.493774</text:p>
          </table:table-cell>
          <table:table-cell office:value-type="float" office:value="405.778473">
            <text:p>405.778473</text:p>
          </table:table-cell>
          <table:table-cell office:value-type="float" office:value="403.611206">
            <text:p>403.611206</text:p>
          </table:table-cell>
          <table:table-cell table:formula="of:=AVERAGE([.D65:.F65])" office:value-type="float" office:value="407.627817666667">
            <text:p>407.6278176667</text:p>
          </table:table-cell>
          <table:table-cell office:value-type="float" office:value="262.029">
            <text:p>262.029</text:p>
          </table:table-cell>
          <table:table-cell office:value-type="float" office:value="293.937">
            <text:p>293.937</text:p>
          </table:table-cell>
          <table:table-cell office:value-type="float" office:value="292.453">
            <text:p>292.453</text:p>
          </table:table-cell>
          <table:table-cell table:formula="of:=AVERAGE([.H65:.J65])" office:value-type="float" office:value="282.806333333333">
            <text:p>282.80633333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100">
            <text:p>100</text:p>
          </table:table-cell>
          <table:table-cell office:value-type="float" office:value="815.011414">
            <text:p>815.011414</text:p>
          </table:table-cell>
          <table:table-cell office:value-type="float" office:value="821.376343">
            <text:p>821.376343</text:p>
          </table:table-cell>
          <table:table-cell office:value-type="float" office:value="797.327942">
            <text:p>797.327942</text:p>
          </table:table-cell>
          <table:table-cell table:formula="of:=AVERAGE([.D66:.F66])" office:value-type="float" office:value="811.238566333333">
            <text:p>811.2385663333</text:p>
          </table:table-cell>
          <table:table-cell office:value-type="float" office:value="264.494">
            <text:p>264.494</text:p>
          </table:table-cell>
          <table:table-cell office:value-type="float" office:value="264.737">
            <text:p>264.737</text:p>
          </table:table-cell>
          <table:table-cell office:value-type="float" office:value="293.361">
            <text:p>293.361</text:p>
          </table:table-cell>
          <table:table-cell table:formula="of:=AVERAGE([.H66:.J66])" office:value-type="float" office:value="274.197333333333">
            <text:p>274.19733333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500">
            <text:p>500</text:p>
          </table:table-cell>
          <table:table-cell office:value-type="float" office:value="4175.557617">
            <text:p>4175.557617</text:p>
          </table:table-cell>
          <table:table-cell office:value-type="float" office:value="3935.731445">
            <text:p>3935.731445</text:p>
          </table:table-cell>
          <table:table-cell office:value-type="float" office:value="3979.19043">
            <text:p>3979.19043</text:p>
          </table:table-cell>
          <table:table-cell table:formula="of:=AVERAGE([.D67:.F67])" office:value-type="float" office:value="4030.15983066667">
            <text:p>4030.1598306667</text:p>
          </table:table-cell>
          <table:table-cell office:value-type="float" office:value="352.307">
            <text:p>352.307</text:p>
          </table:table-cell>
          <table:table-cell office:value-type="float" office:value="345.603">
            <text:p>345.603</text:p>
          </table:table-cell>
          <table:table-cell office:value-type="float" office:value="395.242">
            <text:p>395.242</text:p>
          </table:table-cell>
          <table:table-cell table:formula="of:=AVERAGE([.H67:.J67])" office:value-type="float" office:value="364.384">
            <text:p>364.38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1000">
            <text:p>1000</text:p>
          </table:table-cell>
          <table:table-cell office:value-type="float" office:value="8125.585938">
            <text:p>8125.585938</text:p>
          </table:table-cell>
          <table:table-cell office:value-type="float" office:value="8195.148438">
            <text:p>8195.148438</text:p>
          </table:table-cell>
          <table:table-cell office:value-type="float" office:value="8044.8125">
            <text:p>8044.8125</text:p>
          </table:table-cell>
          <table:table-cell table:formula="of:=AVERAGE([.D68:.F68])" office:value-type="float" office:value="8121.84895866667">
            <text:p>8121.8489586667</text:p>
          </table:table-cell>
          <table:table-cell office:value-type="float" office:value="480.26">
            <text:p>480.26</text:p>
          </table:table-cell>
          <table:table-cell office:value-type="float" office:value="471.476">
            <text:p>471.476</text:p>
          </table:table-cell>
          <table:table-cell office:value-type="float" office:value="465.077">
            <text:p>465.077</text:p>
          </table:table-cell>
          <table:table-cell table:formula="of:=AVERAGE([.H68:.J68])" office:value-type="float" office:value="472.271">
            <text:p>472.27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2000">
            <text:p>2000</text:p>
          </table:table-cell>
          <table:table-cell office:value-type="float" office:value="15874.869141">
            <text:p>15874.869141</text:p>
          </table:table-cell>
          <table:table-cell office:value-type="float" office:value="15791.880859">
            <text:p>15791.880859</text:p>
          </table:table-cell>
          <table:table-cell office:value-type="float" office:value="16583.511719">
            <text:p>16583.511719</text:p>
          </table:table-cell>
          <table:table-cell table:formula="of:=AVERAGE([.D69:.F69])" office:value-type="float" office:value="16083.420573">
            <text:p>16083.420573</text:p>
          </table:table-cell>
          <table:table-cell office:value-type="float" office:value="638.122">
            <text:p>638.122</text:p>
          </table:table-cell>
          <table:table-cell office:value-type="float" office:value="570.319">
            <text:p>570.319</text:p>
          </table:table-cell>
          <table:table-cell office:value-type="float" office:value="567.58">
            <text:p>567.58</text:p>
          </table:table-cell>
          <table:table-cell table:formula="of:=AVERAGE([.H69:.J69])" office:value-type="float" office:value="592.007">
            <text:p>592.00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5000">
            <text:p>5000</text:p>
          </table:table-cell>
          <table:table-cell office:value-type="float" office:value="39407.296875">
            <text:p>39407.296875</text:p>
          </table:table-cell>
          <table:table-cell office:value-type="float" office:value="39409.117188">
            <text:p>39409.117188</text:p>
          </table:table-cell>
          <table:table-cell office:value-type="float" office:value="40585.796875">
            <text:p>40585.796875</text:p>
          </table:table-cell>
          <table:table-cell table:formula="of:=AVERAGE([.D70:.F70])" office:value-type="float" office:value="39800.7369793333">
            <text:p>39800.7369793333</text:p>
          </table:table-cell>
          <table:table-cell office:value-type="float" office:value="962.402">
            <text:p>962.402</text:p>
          </table:table-cell>
          <table:table-cell office:value-type="float" office:value="920.656">
            <text:p>920.656</text:p>
          </table:table-cell>
          <table:table-cell office:value-type="float" office:value="869.566">
            <text:p>869.566</text:p>
          </table:table-cell>
          <table:table-cell table:formula="of:=AVERAGE([.H70:.J70])" office:value-type="float" office:value="917.541333333333">
            <text:p>917.54133333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1">
            <text:p>501</text:p>
          </table:table-cell>
          <table:table-cell office:value-type="float" office:value="10000">
            <text:p>10000</text:p>
          </table:table-cell>
          <table:table-cell office:value-type="float" office:value="80270.734375">
            <text:p>80270.734375</text:p>
          </table:table-cell>
          <table:table-cell office:value-type="float" office:value="78540.601562">
            <text:p>78540.601562</text:p>
          </table:table-cell>
          <table:table-cell office:value-type="float" office:value="81795.5">
            <text:p>81795.5</text:p>
          </table:table-cell>
          <table:table-cell table:formula="of:=AVERAGE([.D71:.F71])" office:value-type="float" office:value="80202.2786456667">
            <text:p>80202.2786456667</text:p>
          </table:table-cell>
          <table:table-cell office:value-type="float" office:value="1409.183">
            <text:p>1409.183</text:p>
          </table:table-cell>
          <table:table-cell office:value-type="float" office:value="1477.689">
            <text:p>1477.689</text:p>
          </table:table-cell>
          <table:table-cell office:value-type="float" office:value="1378.71">
            <text:p>1378.71</text:p>
          </table:table-cell>
          <table:table-cell table:formula="of:=AVERAGE([.H71:.J71])" office:value-type="float" office:value="1421.86066666667">
            <text:p>1421.860666666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[.C61]" office:value-type="string" office:string-value="nrhs">
            <text:p>nrhs</text:p>
          </table:table-cell>
          <table:table-cell office:value-type="string">
            <text:p>CUDA</text:p>
          </table:table-cell>
          <table:table-cell office:value-type="string">
            <text:p>MKL</text:p>
          </table:table-cell>
          <table:table-cell table:number-columns-repeated="8"/>
        </table:table-row>
        <table:table-row table:style-name="ro1">
          <table:table-cell table:formula="of:=[.C62]" office:value-type="float" office:value="1">
            <text:p>1</text:p>
          </table:table-cell>
          <table:table-cell table:formula="of:=[.G62]" office:value-type="float" office:value="21.1410993333333">
            <text:p>21.1410993333</text:p>
          </table:table-cell>
          <table:table-cell table:formula="of:=[.K62]" office:value-type="float" office:value="271.303666666667">
            <text:p>271.3036666667</text:p>
          </table:table-cell>
          <table:table-cell table:number-columns-repeated="8"/>
        </table:table-row>
        <table:table-row table:style-name="ro1">
          <table:table-cell table:formula="of:=[.C63]" office:value-type="float" office:value="10">
            <text:p>10</text:p>
          </table:table-cell>
          <table:table-cell table:formula="of:=[.G63]" office:value-type="float" office:value="90.6904526666667">
            <text:p>90.6904526667</text:p>
          </table:table-cell>
          <table:table-cell table:formula="of:=[.K63]" office:value-type="float" office:value="280.673666666667">
            <text:p>280.6736666667</text:p>
          </table:table-cell>
          <table:table-cell table:number-columns-repeated="8"/>
        </table:table-row>
        <table:table-row table:style-name="ro1">
          <table:table-cell table:formula="of:=[.C64]" office:value-type="float" office:value="20">
            <text:p>20</text:p>
          </table:table-cell>
          <table:table-cell table:formula="of:=[.G64]" office:value-type="float" office:value="170.322047">
            <text:p>170.322047</text:p>
          </table:table-cell>
          <table:table-cell table:formula="of:=[.K64]" office:value-type="float" office:value="283.532666666667">
            <text:p>283.5326666667</text:p>
          </table:table-cell>
          <table:table-cell table:number-columns-repeated="8"/>
        </table:table-row>
        <table:table-row table:style-name="ro1">
          <table:table-cell table:formula="of:=[.C65]" office:value-type="float" office:value="50">
            <text:p>50</text:p>
          </table:table-cell>
          <table:table-cell table:formula="of:=[.G65]" office:value-type="float" office:value="407.627817666667">
            <text:p>407.6278176667</text:p>
          </table:table-cell>
          <table:table-cell table:formula="of:=[.K65]" office:value-type="float" office:value="282.806333333333">
            <text:p>282.8063333333</text:p>
          </table:table-cell>
          <table:table-cell table:number-columns-repeated="8"/>
        </table:table-row>
        <table:table-row table:style-name="ro1">
          <table:table-cell table:formula="of:=[.C66]" office:value-type="float" office:value="100">
            <text:p>100</text:p>
          </table:table-cell>
          <table:table-cell table:formula="of:=[.G66]" office:value-type="float" office:value="811.238566333333">
            <text:p>811.2385663333</text:p>
          </table:table-cell>
          <table:table-cell table:formula="of:=[.K66]" office:value-type="float" office:value="274.197333333333">
            <text:p>274.1973333333</text:p>
          </table:table-cell>
          <table:table-cell table:number-columns-repeated="8"/>
        </table:table-row>
        <table:table-row table:style-name="ro1">
          <table:table-cell table:formula="of:=[.C67]" office:value-type="float" office:value="500">
            <text:p>500</text:p>
          </table:table-cell>
          <table:table-cell table:formula="of:=[.G67]" office:value-type="float" office:value="4030.15983066667">
            <text:p>4030.1598306667</text:p>
          </table:table-cell>
          <table:table-cell table:formula="of:=[.K67]" office:value-type="float" office:value="364.384">
            <text:p>364.384</text:p>
          </table:table-cell>
          <table:table-cell table:number-columns-repeated="8"/>
        </table:table-row>
        <table:table-row table:style-name="ro1">
          <table:table-cell table:formula="of:=[.C68]" office:value-type="float" office:value="1000">
            <text:p>1000</text:p>
          </table:table-cell>
          <table:table-cell table:formula="of:=[.G68]" office:value-type="float" office:value="8121.84895866667">
            <text:p>8121.8489586667</text:p>
          </table:table-cell>
          <table:table-cell table:formula="of:=[.K68]" office:value-type="float" office:value="472.271">
            <text:p>472.271</text:p>
          </table:table-cell>
          <table:table-cell table:number-columns-repeated="8"/>
        </table:table-row>
        <table:table-row table:style-name="ro1">
          <table:table-cell table:formula="of:=[.C69]" office:value-type="float" office:value="2000">
            <text:p>2000</text:p>
          </table:table-cell>
          <table:table-cell table:formula="of:=[.G69]" office:value-type="float" office:value="16083.420573">
            <text:p>16083.420573</text:p>
          </table:table-cell>
          <table:table-cell table:formula="of:=[.K69]" office:value-type="float" office:value="592.007">
            <text:p>592.007</text:p>
          </table:table-cell>
          <table:table-cell table:number-columns-repeated="8"/>
        </table:table-row>
        <table:table-row table:style-name="ro1">
          <table:table-cell table:formula="of:=[.C70]" office:value-type="float" office:value="5000">
            <text:p>5000</text:p>
          </table:table-cell>
          <table:table-cell table:formula="of:=[.G70]" office:value-type="float" office:value="39800.7369793333">
            <text:p>39800.7369793333</text:p>
          </table:table-cell>
          <table:table-cell table:formula="of:=[.K70]" office:value-type="float" office:value="917.541333333333">
            <text:p>917.5413333333</text:p>
          </table:table-cell>
          <table:table-cell table:number-columns-repeated="8"/>
        </table:table-row>
        <table:table-row table:style-name="ro1">
          <table:table-cell table:formula="of:=[.C71]" office:value-type="float" office:value="10000">
            <text:p>10000</text:p>
          </table:table-cell>
          <table:table-cell table:formula="of:=[.G71]" office:value-type="float" office:value="80202.2786456667">
            <text:p>80202.2786456667</text:p>
          </table:table-cell>
          <table:table-cell table:formula="of:=[.K71]" office:value-type="float" office:value="1421.86066666667">
            <text:p>1421.8606666667</text:p>
          </table:table-cell>
          <table:table-cell table:number-columns-repeated="8"/>
        </table:table-row>
        <table:table-row table:style-name="ro1" table:number-rows-repeated="11">
          <table:table-cell table:number-columns-repeated="11"/>
        </table:table-row>
        <table:table-row table:style-name="ro3" table:number-rows-repeated="4">
          <table:table-cell table:number-columns-repeated="11"/>
        </table:table-row>
        <table:table-row table:style-name="ro4">
          <table:table-cell office:value-type="string">
            <text:p>dimension</text:p>
          </table:table-cell>
          <table:table-cell office:value-type="string">
            <text:p>serial 1</text:p>
          </table:table-cell>
          <table:table-cell office:value-type="string">
            <text:p>serial 2</text:p>
          </table:table-cell>
          <table:table-cell office:value-type="string">
            <text:p>serial 3</text:p>
          </table:table-cell>
          <table:table-cell office:value-type="string">
            <text:p>Serial 50%</text:p>
          </table:table-cell>
          <table:table-cell office:value-type="string">
            <text:p>ompslow 1</text:p>
          </table:table-cell>
          <table:table-cell office:value-type="string">
            <text:p>ompslow2</text:p>
          </table:table-cell>
          <table:table-cell office:value-type="string">
            <text:p>ompslow30</text:p>
          </table:table-cell>
          <table:table-cell office:value-type="string">
            <text:p>OMP slow 50%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2148">
            <text:p>0.002148</text:p>
          </table:table-cell>
          <table:table-cell office:value-type="float" office:value="0.002353">
            <text:p>0.002353</text:p>
          </table:table-cell>
          <table:table-cell office:value-type="float" office:value="0.002109">
            <text:p>0.002109</text:p>
          </table:table-cell>
          <table:table-cell table:formula="of:=AVERAGE([.B101:.D101])" office:value-type="float" office:value="0.00220333333333333">
            <text:p>0.0022033333</text:p>
          </table:table-cell>
          <table:table-cell office:value-type="float" office:value="221.226546">
            <text:p>221.226546</text:p>
          </table:table-cell>
          <table:table-cell office:value-type="float" office:value="203.49304">
            <text:p>203.49304</text:p>
          </table:table-cell>
          <table:table-cell office:value-type="float" office:value="198.219028">
            <text:p>198.219028</text:p>
          </table:table-cell>
          <table:table-cell table:formula="of:=AVERAGE([.F101:.H101])" office:value-type="float" office:value="207.646204666667">
            <text:p>207.646204666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1562">
            <text:p>0.011562</text:p>
          </table:table-cell>
          <table:table-cell office:value-type="float" office:value="0.011615">
            <text:p>0.011615</text:p>
          </table:table-cell>
          <table:table-cell office:value-type="float" office:value="0.011529">
            <text:p>0.011529</text:p>
          </table:table-cell>
          <table:table-cell table:formula="of:=AVERAGE([.B102:.D102])" office:value-type="float" office:value="0.0115686666666667">
            <text:p>0.0115686667</text:p>
          </table:table-cell>
          <table:table-cell office:value-type="float" office:value="421.707379">
            <text:p>421.707379</text:p>
          </table:table-cell>
          <table:table-cell office:value-type="float" office:value="48.079294">
            <text:p>48.079294</text:p>
          </table:table-cell>
          <table:table-cell office:value-type="float" office:value="430.63035">
            <text:p>430.63035</text:p>
          </table:table-cell>
          <table:table-cell table:formula="of:=AVERAGE([.F102:.H102])" office:value-type="float" office:value="300.139007666667">
            <text:p>300.139007666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25625">
            <text:p>0.125625</text:p>
          </table:table-cell>
          <table:table-cell office:value-type="float" office:value="0.125685">
            <text:p>0.125685</text:p>
          </table:table-cell>
          <table:table-cell office:value-type="float" office:value="0.125748">
            <text:p>0.125748</text:p>
          </table:table-cell>
          <table:table-cell table:formula="of:=AVERAGE([.B103:.D103])" office:value-type="float" office:value="0.125686">
            <text:p>0.125686</text:p>
          </table:table-cell>
          <table:table-cell office:value-type="float" office:value="1111.163204">
            <text:p>1111.163204</text:p>
          </table:table-cell>
          <table:table-cell office:value-type="float" office:value="1109.995886">
            <text:p>1109.995886</text:p>
          </table:table-cell>
          <table:table-cell office:value-type="float" office:value="1090.604196">
            <text:p>1090.604196</text:p>
          </table:table-cell>
          <table:table-cell table:formula="of:=AVERAGE([.F103:.H103])" office:value-type="float" office:value="1103.92109533333">
            <text:p>1103.921095333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79415">
            <text:p>0.979415</text:p>
          </table:table-cell>
          <table:table-cell office:value-type="float" office:value="0.984291">
            <text:p>0.984291</text:p>
          </table:table-cell>
          <table:table-cell office:value-type="float" office:value="0.985926">
            <text:p>0.985926</text:p>
          </table:table-cell>
          <table:table-cell table:formula="of:=AVERAGE([.B104:.D104])" office:value-type="float" office:value="0.983210666666666">
            <text:p>0.9832106667</text:p>
          </table:table-cell>
          <table:table-cell office:value-type="float" office:value="2248.642015">
            <text:p>2248.642015</text:p>
          </table:table-cell>
          <table:table-cell office:value-type="float" office:value="2160.925325">
            <text:p>2160.925325</text:p>
          </table:table-cell>
          <table:table-cell office:value-type="float" office:value="2229.179342">
            <text:p>2229.179342</text:p>
          </table:table-cell>
          <table:table-cell table:formula="of:=AVERAGE([.F104:.H104])" office:value-type="float" office:value="2212.91556066667">
            <text:p>2212.9155606667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.524592">
            <text:p>7.524592</text:p>
          </table:table-cell>
          <table:table-cell office:value-type="float" office:value="7.460859">
            <text:p>7.460859</text:p>
          </table:table-cell>
          <table:table-cell office:value-type="float" office:value="7.521626">
            <text:p>7.521626</text:p>
          </table:table-cell>
          <table:table-cell table:formula="of:=AVERAGE([.B105:.D105])" office:value-type="float" office:value="7.502359">
            <text:p>7.502359</text:p>
          </table:table-cell>
          <table:table-cell office:value-type="float" office:value="1095.140928">
            <text:p>1095.140928</text:p>
          </table:table-cell>
          <table:table-cell office:value-type="float" office:value="4454.500168">
            <text:p>4454.500168</text:p>
          </table:table-cell>
          <table:table-cell office:value-type="float" office:value="4391.881607">
            <text:p>4391.881607</text:p>
          </table:table-cell>
          <table:table-cell table:formula="of:=AVERAGE([.F105:.H105])" office:value-type="float" office:value="3313.840901">
            <text:p>3313.840901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4.551701">
            <text:p>114.551701</text:p>
          </table:table-cell>
          <table:table-cell office:value-type="float" office:value="116.626206">
            <text:p>116.626206</text:p>
          </table:table-cell>
          <table:table-cell office:value-type="float" office:value="115.3053">
            <text:p>115.3053</text:p>
          </table:table-cell>
          <table:table-cell table:formula="of:=AVERAGE([.B106:.D106])" office:value-type="float" office:value="115.494402333333">
            <text:p>115.4944023333</text:p>
          </table:table-cell>
          <table:table-cell office:value-type="float" office:value="10877.803912">
            <text:p>10877.803912</text:p>
          </table:table-cell>
          <table:table-cell office:value-type="float" office:value="11127.178647">
            <text:p>11127.178647</text:p>
          </table:table-cell>
          <table:table-cell office:value-type="float" office:value="1324.246219">
            <text:p>1324.246219</text:p>
          </table:table-cell>
          <table:table-cell table:formula="of:=AVERAGE([.F106:.H106])" office:value-type="float" office:value="7776.40959266667">
            <text:p>7776.4095926667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06.043299">
            <text:p>906.043299</text:p>
          </table:table-cell>
          <table:table-cell office:value-type="float" office:value="907.872367">
            <text:p>907.872367</text:p>
          </table:table-cell>
          <table:table-cell office:value-type="float" office:value="908.561413">
            <text:p>908.561413</text:p>
          </table:table-cell>
          <table:table-cell table:formula="of:=AVERAGE([.B107:.D107])" office:value-type="float" office:value="907.492359666667">
            <text:p>907.4923596667</text:p>
          </table:table-cell>
          <table:table-cell table:number-columns-repeated="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219.014864">
            <text:p>7219.014864</text:p>
          </table:table-cell>
          <table:table-cell office:value-type="float" office:value="7224.438348">
            <text:p>7224.438348</text:p>
          </table:table-cell>
          <table:table-cell office:value-type="float" office:value="7217.859641">
            <text:p>7217.859641</text:p>
          </table:table-cell>
          <table:table-cell table:formula="of:=AVERAGE([.B108:.D108])" office:value-type="float" office:value="7220.43761766667">
            <text:p>7220.4376176667</text:p>
          </table:table-cell>
          <table:table-cell table:number-columns-repeated="6"/>
        </table:table-row>
        <table:table-row table:style-name="ro1" table:number-rows-repeated="13">
          <table:table-cell table:number-columns-repeated="11"/>
        </table:table-row>
        <table:table-row table:style-name="ro4">
          <table:table-cell/>
          <table:table-cell office:value-type="string">
            <text:p>s1 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erial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OpenM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0.499016">
            <text:p>910.499016</text:p>
          </table:table-cell>
          <table:table-cell office:value-type="float" office:value="912.02434">
            <text:p>912.02434</text:p>
          </table:table-cell>
          <table:table-cell office:value-type="float" office:value="907.695258">
            <text:p>907.695258</text:p>
          </table:table-cell>
          <table:table-cell table:formula="of:=AVERAGE([.B123:.D123])" office:value-type="float" office:value="910.072871333333">
            <text:p>910.0728713333</text:p>
          </table:table-cell>
          <table:table-cell office:value-type="float" office:value="1057.699269">
            <text:p>1057.699269</text:p>
          </table:table-cell>
          <table:table-cell office:value-type="float" office:value="1065.161245">
            <text:p>1065.161245</text:p>
          </table:table-cell>
          <table:table-cell/>
          <table:table-cell table:formula="of:=AVERAGE([.F123:.H123])" office:value-type="float" office:value="1061.430257">
            <text:p>1061.43025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2.582042">
            <text:p>962.582042</text:p>
          </table:table-cell>
          <table:table-cell office:value-type="float" office:value="962.552977">
            <text:p>962.552977</text:p>
          </table:table-cell>
          <table:table-cell office:value-type="float" office:value="963.972797">
            <text:p>963.972797</text:p>
          </table:table-cell>
          <table:table-cell table:formula="of:=AVERAGE([.B124:.D124])" office:value-type="float" office:value="963.035938666667">
            <text:p>963.0359386667</text:p>
          </table:table-cell>
          <table:table-cell office:value-type="float" office:value="1062.905651">
            <text:p>1062.905651</text:p>
          </table:table-cell>
          <table:table-cell office:value-type="float" office:value="1036.50886">
            <text:p>1036.50886</text:p>
          </table:table-cell>
          <table:table-cell/>
          <table:table-cell table:formula="of:=AVERAGE([.F124:.H124])" office:value-type="float" office:value="1049.7072555">
            <text:p>1049.707255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2.470445">
            <text:p>1032.470445</text:p>
          </table:table-cell>
          <table:table-cell office:value-type="float" office:value="1021.78599">
            <text:p>1021.78599</text:p>
          </table:table-cell>
          <table:table-cell office:value-type="float" office:value="1021.558198">
            <text:p>1021.558198</text:p>
          </table:table-cell>
          <table:table-cell table:formula="of:=AVERAGE([.B125:.D125])" office:value-type="float" office:value="1025.27154433333">
            <text:p>1025.2715443333</text:p>
          </table:table-cell>
          <table:table-cell office:value-type="float" office:value="1082.169349">
            <text:p>1082.169349</text:p>
          </table:table-cell>
          <table:table-cell office:value-type="float" office:value="1081.637167">
            <text:p>1081.637167</text:p>
          </table:table-cell>
          <table:table-cell/>
          <table:table-cell table:formula="of:=AVERAGE([.F125:.H125])" office:value-type="float" office:value="1081.903258">
            <text:p>1081.90325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1.704711">
            <text:p>1201.704711</text:p>
          </table:table-cell>
          <table:table-cell office:value-type="float" office:value="1199.907302">
            <text:p>1199.907302</text:p>
          </table:table-cell>
          <table:table-cell office:value-type="float" office:value="1201.446674">
            <text:p>1201.446674</text:p>
          </table:table-cell>
          <table:table-cell table:formula="of:=AVERAGE([.B126:.D126])" office:value-type="float" office:value="1201.01956233333">
            <text:p>1201.0195623333</text:p>
          </table:table-cell>
          <table:table-cell office:value-type="float" office:value="1131.147107">
            <text:p>1131.147107</text:p>
          </table:table-cell>
          <table:table-cell office:value-type="float" office:value="1126.009522">
            <text:p>1126.009522</text:p>
          </table:table-cell>
          <table:table-cell/>
          <table:table-cell table:formula="of:=AVERAGE([.F126:.H126])" office:value-type="float" office:value="1128.5783145">
            <text:p>1128.578314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4.434482">
            <text:p>1504.434482</text:p>
          </table:table-cell>
          <table:table-cell office:value-type="float" office:value="1586.364909">
            <text:p>1586.364909</text:p>
          </table:table-cell>
          <table:table-cell office:value-type="float" office:value="1501.741196">
            <text:p>1501.741196</text:p>
          </table:table-cell>
          <table:table-cell table:formula="of:=AVERAGE([.B127:.D127])" office:value-type="float" office:value="1530.84686233333">
            <text:p>1530.8468623333</text:p>
          </table:table-cell>
          <table:table-cell office:value-type="float" office:value="1193.691746">
            <text:p>1193.691746</text:p>
          </table:table-cell>
          <table:table-cell office:value-type="float" office:value="1208.181368">
            <text:p>1208.181368</text:p>
          </table:table-cell>
          <table:table-cell/>
          <table:table-cell table:formula="of:=AVERAGE([.F127:.H127])" office:value-type="float" office:value="1200.936557">
            <text:p>1200.936557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888.235501">
            <text:p>3888.235501</text:p>
          </table:table-cell>
          <table:table-cell office:value-type="float" office:value="3889.024826">
            <text:p>3889.024826</text:p>
          </table:table-cell>
          <table:table-cell office:value-type="float" office:value="3889.993843">
            <text:p>3889.993843</text:p>
          </table:table-cell>
          <table:table-cell table:formula="of:=AVERAGE([.B128:.D128])" office:value-type="float" office:value="3889.08472333333">
            <text:p>3889.0847233333</text:p>
          </table:table-cell>
          <table:table-cell office:value-type="float" office:value="1764.747204">
            <text:p>1764.747204</text:p>
          </table:table-cell>
          <table:table-cell office:value-type="float" office:value="1685.820852">
            <text:p>1685.820852</text:p>
          </table:table-cell>
          <table:table-cell/>
          <table:table-cell table:formula="of:=AVERAGE([.F128:.H128])" office:value-type="float" office:value="1725.284028">
            <text:p>1725.284028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809.725983">
            <text:p>6809.725983</text:p>
          </table:table-cell>
          <table:table-cell office:value-type="float" office:value="6884.91243">
            <text:p>6884.91243</text:p>
          </table:table-cell>
          <table:table-cell office:value-type="float" office:value="6880.370232">
            <text:p>6880.370232</text:p>
          </table:table-cell>
          <table:table-cell table:formula="of:=AVERAGE([.B129:.D129])" office:value-type="float" office:value="6858.336215">
            <text:p>6858.336215</text:p>
          </table:table-cell>
          <table:table-cell office:value-type="float" office:value="2252.235301">
            <text:p>2252.235301</text:p>
          </table:table-cell>
          <table:table-cell office:value-type="float" office:value="2236.688804">
            <text:p>2236.688804</text:p>
          </table:table-cell>
          <table:table-cell/>
          <table:table-cell table:formula="of:=AVERAGE([.F129:.H129])" office:value-type="float" office:value="2244.4620525">
            <text:p>2244.4620525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913.139421">
            <text:p>12913.139421</text:p>
          </table:table-cell>
          <table:table-cell office:value-type="float" office:value="12890.530054">
            <text:p>12890.530054</text:p>
          </table:table-cell>
          <table:table-cell office:value-type="float" office:value="12684.670824">
            <text:p>12684.670824</text:p>
          </table:table-cell>
          <table:table-cell table:formula="of:=AVERAGE([.B130:.D130])" office:value-type="float" office:value="12829.4467663333">
            <text:p>12829.4467663333</text:p>
          </table:table-cell>
          <table:table-cell office:value-type="float" office:value="3592.847126">
            <text:p>3592.847126</text:p>
          </table:table-cell>
          <table:table-cell office:value-type="float" office:value="3391.687853">
            <text:p>3391.687853</text:p>
          </table:table-cell>
          <table:table-cell/>
          <table:table-cell table:formula="of:=AVERAGE([.F130:.H130])" office:value-type="float" office:value="3492.2674895">
            <text:p>3492.2674895</text:p>
          </table:table-cell>
          <table:table-cell table:number-columns-repeated="2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0764.455135">
            <text:p>30764.455135</text:p>
          </table:table-cell>
          <table:table-cell table:number-columns-repeated="2"/>
          <table:table-cell table:formula="of:=AVERAGE([.B131:.D131])" office:value-type="float" office:value="30764.455135">
            <text:p>30764.455135</text:p>
          </table:table-cell>
          <table:table-cell office:value-type="float" office:value="6916.297436">
            <text:p>6916.297436</text:p>
          </table:table-cell>
          <table:table-cell table:number-columns-repeated="2"/>
          <table:table-cell table:formula="of:=AVERAGE([.F131:.H131])" office:value-type="float" office:value="6916.297436">
            <text:p>6916.297436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0471.99738">
            <text:p>60471.99738</text:p>
          </table:table-cell>
          <table:table-cell table:number-columns-repeated="2"/>
          <table:table-cell table:formula="of:=AVERAGE([.B132:.D132])" office:value-type="float" office:value="60471.99738">
            <text:p>60471.99738</text:p>
          </table:table-cell>
          <table:table-cell office:value-type="float" office:value="12830.549418">
            <text:p>12830.549418</text:p>
          </table:table-cell>
          <table:table-cell table:number-columns-repeated="2"/>
          <table:table-cell table:formula="of:=AVERAGE([.F132:.H132])" office:value-type="float" office:value="12830.549418">
            <text:p>12830.549418</text:p>
          </table:table-cell>
          <table:table-cell table:number-columns-repeated="2"/>
        </table:table-row>
        <table:table-row table:style-name="ro1" table:number-rows-repeated="7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4:00:47</meta:creation-date>
    <meta:editing-duration>PT3H6M15S</meta:editing-duration>
    <meta:editing-cycles>25</meta:editing-cycles>
    <meta:generator>LibreOffice/3.5$Linux_X86_64 LibreOffice_project/350m1$Build-2</meta:generator>
    <meta:initial-creator>Elliott </meta:initial-creator>
    <dc:date>2013-12-15T23:26:48</dc:date>
    <dc:creator>Elliott </dc:creator>
    <meta:document-statistic meta:table-count="4" meta:cell-count="174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aximum="5000" chart:reverse-direction="false" text:line-break="false" chart:axis-position="0"/>
      <style:graphic-properties svg:stroke-color="#b3b3b3"/>
      <style:text-properties fo:font-family="cmr10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family="cmr10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width="0.08cm" svg:stroke-color="#808080" draw:fill-color="#80808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4cm" svg:y="3.925cm" style:legend-expansion="high" chart:style-name="ch2"/>
        <chart:plot-area chart:style-name="ch3" table:cell-range-address="dimension.A2:dimension.C20 dimension.B1:dimension.C1" chart:data-source-has-labels="row" svg:x="1.449cm" svg:y="0.855cm" svg:width="10.451cm" svg:height="6.866cm">
          <chartooo:coordinate-region svg:x="2.97cm" svg:y="1.068cm" svg:width="8.505cm" svg:height="5.979cm"/>
          <chart:axis chart:dimension="x" chart:name="primary-x" chart:style-name="ch4">
            <chart:title svg:x="5.023cm" svg:y="7.901cm" chart:style-name="ch5">
              <text:p>matrix dimension</text:p>
            </chart:title>
          </chart:axis>
          <chart:axis chart:dimension="y" chart:name="primary-y" chart:style-name="ch6">
            <chart:title svg:x="0.451cm" svg:y="6.997cm" chart:style-name="ch7">
              <text:p>inclusive execution time (ms)</text:p>
            </chart:title>
            <chart:grid chart:style-name="ch8" chart:class="major"/>
          </chart:axis>
          <chart:series chart:style-name="ch9" chart:values-cell-range-address="dimension.B2:dimension.B20" chart:label-cell-address="dimension.B1:dimension.B1" chart:class="chart:scatter">
            <chart:domain table:cell-range-address="dimension.A2:dimension.A20"/>
            <chart:data-point chart:repeated="19"/>
          </chart:series>
          <chart:series chart:style-name="ch10" chart:values-cell-range-address="dimension.C2:dimension.C20" chart:label-cell-address="dimension.C1:dimension.C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dimension.B1:dimension.B1</svg:desc>
                </draw:g>
              </table:table-cell>
              <table:table-cell office:value-type="string">
                <text:p>MKL</text:p>
                <draw:g>
                  <svg:desc>dimension.C1:dimens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imension.A2:dimension.A20</svg:desc>
                </draw:g>
              </table:table-cell>
              <table:table-cell office:value-type="float" office:value="0.1">
                <text:p>0.1</text:p>
                <draw:g>
                  <svg:desc>dimension.B2:dimension.B20</svg:desc>
                </draw:g>
              </table:table-cell>
              <table:table-cell office:value-type="float" office:value="7">
                <text:p>7</text:p>
                <draw:g>
                  <svg:desc>dimension.C2:dimension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1.5955136">
                <text:p>1.5955136</text:p>
              </table:table-cell>
              <table:table-cell office:value-type="float" office:value="8.937">
                <text:p>8.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">
                <text:p>201</text:p>
              </table:table-cell>
              <table:table-cell office:value-type="float" office:value="5.0187552">
                <text:p>5.0187552</text:p>
              </table:table-cell>
              <table:table-cell office:value-type="float" office:value="10.2912">
                <text:p>10.2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">
                <text:p>301</text:p>
              </table:table-cell>
              <table:table-cell office:value-type="float" office:value="12.1081248">
                <text:p>12.1081248</text:p>
              </table:table-cell>
              <table:table-cell office:value-type="float" office:value="12.296">
                <text:p>12.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">
                <text:p>401</text:p>
              </table:table-cell>
              <table:table-cell office:value-type="float" office:value="24.8685601">
                <text:p>24.8685601</text:p>
              </table:table-cell>
              <table:table-cell office:value-type="float" office:value="14.2689">
                <text:p>14.2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1">
                <text:p>501</text:p>
              </table:table-cell>
              <table:table-cell office:value-type="float" office:value="48.1023201">
                <text:p>48.1023201</text:p>
              </table:table-cell>
              <table:table-cell office:value-type="float" office:value="15.0631">
                <text:p>15.0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">
                <text:p>601</text:p>
              </table:table-cell>
              <table:table-cell office:value-type="float" office:value="71.3415184">
                <text:p>71.3415184</text:p>
              </table:table-cell>
              <table:table-cell office:value-type="float" office:value="20.1631">
                <text:p>20.1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1">
                <text:p>701</text:p>
              </table:table-cell>
              <table:table-cell office:value-type="float" office:value="110.0714363">
                <text:p>110.0714363</text:p>
              </table:table-cell>
              <table:table-cell office:value-type="float" office:value="20.1311">
                <text:p>20.1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1">
                <text:p>801</text:p>
              </table:table-cell>
              <table:table-cell office:value-type="float" office:value="160.9927169">
                <text:p>160.9927169</text:p>
              </table:table-cell>
              <table:table-cell office:value-type="float" office:value="22.719">
                <text:p>22.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">
                <text:p>901</text:p>
              </table:table-cell>
              <table:table-cell office:value-type="float" office:value="224.286084">
                <text:p>224.286084</text:p>
              </table:table-cell>
              <table:table-cell office:value-type="float" office:value="30.0156">
                <text:p>30.0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">
                <text:p>999</text:p>
              </table:table-cell>
              <table:table-cell office:value-type="float" office:value="304.1980803">
                <text:p>304.1980803</text:p>
              </table:table-cell>
              <table:table-cell office:value-type="float" office:value="36.3048">
                <text:p>36.3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513.6741027">
                <text:p>513.6741027</text:p>
              </table:table-cell>
              <table:table-cell office:value-type="float" office:value="47.555">
                <text:p>47.5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815.6471374">
                <text:p>815.6471374</text:p>
              </table:table-cell>
              <table:table-cell office:value-type="float" office:value="70.1814">
                <text:p>70.1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">
                <text:p>1600</text:p>
              </table:table-cell>
              <table:table-cell office:value-type="float" office:value="1208.8871826">
                <text:p>1208.8871826</text:p>
              </table:table-cell>
              <table:table-cell office:value-type="float" office:value="98.6108">
                <text:p>98.6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2393.756958">
                <text:p>2393.756958</text:p>
              </table:table-cell>
              <table:table-cell office:value-type="float" office:value="173.965777777778">
                <text:p>173.965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">
                <text:p>3000</text:p>
              </table:table-cell>
              <table:table-cell office:value-type="float" office:value="7928.71582">
                <text:p>7928.7158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8920.533203">
                <text:p>18920.533203</text:p>
              </table:table-cell>
              <table:table-cell office:value-type="float" office:value="873.263">
                <text:p>873.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39239.835938">
                <text:p>39239.835938</text:p>
              </table:table-cell>
              <table:table-cell office:value-type="float" office:value="1679.334">
                <text:p>1679.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cmr10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2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508cm" xlink:href="." xlink:type="simple" chart:class="chart:scatter" chart:style-name="ch1">
        <chart:legend chart:legend-position="end" svg:x="12.54cm" svg:y="3.679cm" style:legend-expansion="high" chart:style-name="ch2"/>
        <chart:plot-area chart:style-name="ch3" chart:data-source-has-labels="both" svg:x="1.449cm" svg:y="0.815cm" svg:width="10.451cm" svg:height="6.424cm">
          <chartooo:coordinate-region svg:x="2.335cm" svg:y="1.028cm" svg:width="9.14cm" svg:height="5.537cm"/>
          <chart:axis chart:dimension="x" chart:name="primary-x" chart:style-name="ch4" chartooo:axis-type="auto">
            <chart:title svg:x="5.606cm" svg:y="7.409cm" chart:style-name="ch5">
              <text:p>bandwidth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6.736cm" chart:style-name="ch6">
              <text:p>inclusive execution time (ms)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9" chart:values-cell-range-address="local-table.$D$2:.$D$11" chart:label-cell-address="local-table.$D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UDA</text:p>
              </table:table-cell>
              <table:table-cell office:value-type="string">
                <text:p>MK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</table:table-cell>
              <table:table-cell office:value-type="float" office:value="312.4803987">
                <text:p>312.4803987</text:p>
              </table:table-cell>
              <table:table-cell office:value-type="float" office:value="34.7531">
                <text:p>34.7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312.3870851">
                <text:p>312.3870851</text:p>
              </table:table-cell>
              <table:table-cell office:value-type="float" office:value="37.8873">
                <text:p>37.8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">
                <text:p>301</text:p>
              </table:table-cell>
              <table:table-cell office:value-type="float" office:value="312.3995086">
                <text:p>312.3995086</text:p>
              </table:table-cell>
              <table:table-cell office:value-type="float" office:value="36.8148">
                <text:p>36.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">
                <text:p>401</text:p>
              </table:table-cell>
              <table:table-cell office:value-type="float" office:value="312.3950104">
                <text:p>312.3950104</text:p>
              </table:table-cell>
              <table:table-cell office:value-type="float" office:value="37.2902">
                <text:p>37.2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1">
                <text:p>501</text:p>
              </table:table-cell>
              <table:table-cell office:value-type="float" office:value="312.3769807">
                <text:p>312.3769807</text:p>
              </table:table-cell>
              <table:table-cell office:value-type="float" office:value="36.8674">
                <text:p>36.8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">
                <text:p>601</text:p>
              </table:table-cell>
              <table:table-cell office:value-type="float" office:value="312.3200286">
                <text:p>312.3200286</text:p>
              </table:table-cell>
              <table:table-cell office:value-type="float" office:value="36.2816">
                <text:p>36.2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1">
                <text:p>701</text:p>
              </table:table-cell>
              <table:table-cell office:value-type="float" office:value="312.1951751">
                <text:p>312.1951751</text:p>
              </table:table-cell>
              <table:table-cell office:value-type="float" office:value="33.999">
                <text:p>33.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315.0878264">
                <text:p>315.0878264</text:p>
              </table:table-cell>
              <table:table-cell office:value-type="float" office:value="33.9641">
                <text:p>33.9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1">
                <text:p>901</text:p>
              </table:table-cell>
              <table:table-cell office:value-type="float" office:value="312.0509246">
                <text:p>312.0509246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">
                <text:p>999</text:p>
              </table:table-cell>
              <table:table-cell office:value-type="float" office:value="311.9893678">
                <text:p>311.9893678</text:p>
              </table:table-cell>
              <table:table-cell office:value-type="float" office:value="33.0759">
                <text:p>33.0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100000" chart:reverse-direction="false" text:line-break="false" chart:axis-position="0"/>
      <style:graphic-properties svg:stroke-color="#b3b3b3"/>
      <style:text-properties fo:font-family="cmr10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family="cmr10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width="0.08cm" svg:stroke-color="#808080" draw:fill-color="#80808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508cm" xlink:href=".." xlink:type="simple" chart:class="chart:scatter" chart:style-name="ch1">
        <chart:legend chart:legend-position="end" svg:x="12.54cm" svg:y="3.679cm" style:legend-expansion="high" chart:style-name="ch2"/>
        <chart:plot-area chart:style-name="ch3" table:cell-range-address="rhs.A2:rhs.C20 rhs.B1:rhs.C1" chart:data-source-has-labels="row" svg:x="1.449cm" svg:y="0.815cm" svg:width="10.451cm" svg:height="6.424cm">
          <chartooo:coordinate-region svg:x="2.547cm" svg:y="1.028cm" svg:width="8.716cm" svg:height="5.537cm"/>
          <chart:axis chart:dimension="x" chart:name="primary-x" chart:style-name="ch4">
            <chart:title svg:x="4.137cm" svg:y="7.409cm" chart:style-name="ch5">
              <text:p>number of right hand sides</text:p>
            </chart:title>
          </chart:axis>
          <chart:axis chart:dimension="y" chart:name="primary-y" chart:style-name="ch6">
            <chart:title svg:x="0.451cm" svg:y="6.736cm" chart:style-name="ch7">
              <text:p>inclusive execution time (ms)</text:p>
            </chart:title>
            <chart:grid chart:style-name="ch8" chart:class="major"/>
          </chart:axis>
          <chart:series chart:style-name="ch9" chart:values-cell-range-address="rhs.B2:rhs.B20" chart:label-cell-address="rhs.B1:rhs.B1" chart:class="chart:scatter">
            <chart:domain table:cell-range-address="rhs.A2:rhs.A20"/>
            <chart:data-point chart:repeated="19"/>
          </chart:series>
          <chart:series chart:style-name="ch10" chart:values-cell-range-address="rhs.C2:rhs.C20" chart:label-cell-address="rhs.C1:rhs.C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rhs.B1:rhs.B1</svg:desc>
                </draw:g>
              </table:table-cell>
              <table:table-cell office:value-type="string">
                <text:p>MKL</text:p>
                <draw:g>
                  <svg:desc>rhs.C1:rh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hs.A2:rhs.A20</svg:desc>
                </draw:g>
              </table:table-cell>
              <table:table-cell office:value-type="float" office:value="1.5710816">
                <text:p>1.5710816</text:p>
                <draw:g>
                  <svg:desc>rhs.B2:rhs.B20</svg:desc>
                </draw:g>
              </table:table-cell>
              <table:table-cell office:value-type="float" office:value="7.5337">
                <text:p>7.5337</text:p>
                <draw:g>
                  <svg:desc>rhs.C2:rhs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1573856">
                <text:p>4.1573856</text:p>
              </table:table-cell>
              <table:table-cell office:value-type="float" office:value="12.7013">
                <text:p>12.7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3.837952">
                <text:p>13.837952</text:p>
              </table:table-cell>
              <table:table-cell office:value-type="float" office:value="8.1157">
                <text:p>8.1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66.1324128">
                <text:p>66.1324128</text:p>
              </table:table-cell>
              <table:table-cell office:value-type="float" office:value="9.4871">
                <text:p>9.4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">
                <text:p>301</text:p>
              </table:table-cell>
              <table:table-cell office:value-type="float" office:value="195.2677">
                <text:p>195.2677</text:p>
              </table:table-cell>
              <table:table-cell office:value-type="float" office:value="15.3255">
                <text:p>15.3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324.757962">
                <text:p>324.757962</text:p>
              </table:table-cell>
              <table:table-cell office:value-type="float" office:value="17.0094">
                <text:p>17.0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388.8763764">
                <text:p>388.8763764</text:p>
              </table:table-cell>
              <table:table-cell office:value-type="float" office:value="19.0924">
                <text:p>19.0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518.0246581">
                <text:p>518.0246581</text:p>
              </table:table-cell>
              <table:table-cell office:value-type="float" office:value="16.792">
                <text:p>16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">
                <text:p>999</text:p>
              </table:table-cell>
              <table:table-cell office:value-type="float" office:value="645.8748535">
                <text:p>645.8748535</text:p>
              </table:table-cell>
              <table:table-cell office:value-type="float" office:value="16.6474">
                <text:p>16.6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775.7659974">
                <text:p>775.7659974</text:p>
              </table:table-cell>
              <table:table-cell office:value-type="float" office:value="12.2345">
                <text:p>12.2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45.16">
                <text:p>45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family="cmr10" style:font-style-name="Regular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true" chart:minimum="100" chart:maximum="20000" chart:reverse-direction="false" text:line-break="false" chart:link-data-style-to-source="false" chart:axis-position="0"/>
      <style:text-properties fo:color="#000000" fo:font-family="cmr10" style:font-style-name="Regular" fo:font-size="14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mr10" style:font-style-name="Regular" fo:font-size="14pt" style:font-size-asian="9pt" style:font-size-complex="9pt"/>
    </style:style>
    <style:style style:name="ch6" style:family="chart" style:data-style-name="N121">
      <style:chart-properties chart:display-label="true" chart:logarithmic="true" chart:reverse-direction="false" text:line-break="false" chart:link-data-style-to-source="false" chart:axis-position="0"/>
      <style:text-properties fo:color="#000000" fo:font-family="cmr10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mr10" style:font-style-name="Regular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draw:stroke="dash" draw:stroke-dash="Ultrafine_20_2_20_Dots_20_3_20_Dashes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121">
      <style:chart-properties chart:symbol-type="none"/>
      <style:graphic-properties draw:stroke-dash="Ultrafine_20_2_20_Dots_20_3_20_Dashes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one"/>
      <style:graphic-properties draw:stroke="dash" draw:stroke-dash="Ultrafine_20_2_20_Dots_20_3_20_Dashes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59cm" svg:height="8.976cm" xlink:href=".." xlink:type="simple" chart:class="chart:scatter" chart:style-name="ch1">
        <chart:legend chart:legend-position="end" svg:x="12.237cm" svg:y="2.626cm" style:legend-expansion="high" chart:style-name="ch2"/>
        <chart:plot-area chart:style-name="ch3" table:cell-range-address="final.A44:final.G54 final.B43:final.G43" chart:data-source-has-labels="row" svg:x="1.595cm" svg:y="0.851cm" svg:width="9.952cm" svg:height="6.726cm">
          <chartooo:coordinate-region svg:x="3.116cm" svg:y="1.103cm" svg:width="8.431cm" svg:height="5.721cm"/>
          <chart:axis chart:dimension="x" chart:name="primary-x" chart:style-name="ch4">
            <chart:title svg:x="4.564cm" svg:y="7.757cm" chart:style-name="ch5">
              <text:p>matrix dimension</text:p>
            </chart:title>
          </chart:axis>
          <chart:axis chart:dimension="y" chart:name="primary-y" chart:style-name="ch6">
            <chart:title svg:x="0.451cm" svg:y="6.46cm" chart:style-name="ch7">
              <text:p>execution time (ms)</text:p>
            </chart:title>
            <chart:grid chart:style-name="ch8" chart:class="major"/>
          </chart:axis>
          <chart:series chart:style-name="ch9" chart:values-cell-range-address="final.B44:final.B54" chart:label-cell-address="final.B43:final.B43" chart:class="chart:scatter">
            <chart:domain table:cell-range-address="final.A44:final.A54"/>
            <chart:data-point chart:repeated="11"/>
          </chart:series>
          <chart:series chart:style-name="ch10" chart:values-cell-range-address="final.C44:final.C54" chart:label-cell-address="final.C43:final.C43" chart:class="chart:scatter">
            <chart:data-point chart:repeated="11"/>
          </chart:series>
          <chart:series chart:style-name="ch11" chart:values-cell-range-address="final.D44:final.D54" chart:label-cell-address="final.D43:final.D43" chart:class="chart:scatter">
            <chart:data-point chart:repeated="11"/>
          </chart:series>
          <chart:series chart:style-name="ch12" chart:values-cell-range-address="final.E44:final.E54" chart:label-cell-address="final.E43:final.E43" chart:class="chart:scatter">
            <chart:data-point chart:repeated="11"/>
          </chart:series>
          <chart:series chart:style-name="ch13" chart:values-cell-range-address="final.F44:final.F54" chart:label-cell-address="final.F43:final.F43" chart:class="chart:scatter">
            <chart:data-point chart:repeated="11"/>
          </chart:series>
          <chart:series chart:style-name="ch14" chart:values-cell-range-address="final.G44:final.G54" chart:label-cell-address="final.G43:final.G43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 10%</text:p>
                <draw:g>
                  <svg:desc>final.B43:final.B43</svg:desc>
                </draw:g>
              </table:table-cell>
              <table:table-cell office:value-type="string">
                <text:p>MKL 10%</text:p>
                <draw:g>
                  <svg:desc>final.C43:final.C43</svg:desc>
                </draw:g>
              </table:table-cell>
              <table:table-cell office:value-type="string">
                <text:p>CUDA  50%</text:p>
                <draw:g>
                  <svg:desc>final.D43:final.D43</svg:desc>
                </draw:g>
              </table:table-cell>
              <table:table-cell office:value-type="string">
                <text:p>MKL 50%</text:p>
                <draw:g>
                  <svg:desc>final.E43:final.E43</svg:desc>
                </draw:g>
              </table:table-cell>
              <table:table-cell office:value-type="string">
                <text:p>CUDA 90%</text:p>
                <draw:g>
                  <svg:desc>final.F43:final.F43</svg:desc>
                </draw:g>
              </table:table-cell>
              <table:table-cell office:value-type="string">
                <text:p>MKL 90%</text:p>
                <draw:g>
                  <svg:desc>final.G43:final.G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inal.A44:final.A54</svg:desc>
                </draw:g>
              </table:table-cell>
              <table:table-cell office:value-type="float" office:value="0.200874666666667">
                <text:p>0.200874666666667</text:p>
                <draw:g>
                  <svg:desc>final.B44:final.B54</svg:desc>
                </draw:g>
              </table:table-cell>
              <table:table-cell office:value-type="float" office:value="33.9156666666667">
                <text:p>33.9156666666667</text:p>
                <draw:g>
                  <svg:desc>final.C44:final.C54</svg:desc>
                </draw:g>
              </table:table-cell>
              <table:table-cell office:value-type="float" office:value="0.200096">
                <text:p>0.200096</text:p>
                <draw:g>
                  <svg:desc>final.D44:final.D54</svg:desc>
                </draw:g>
              </table:table-cell>
              <table:table-cell office:value-type="float" office:value="40.231">
                <text:p>40.231</text:p>
                <draw:g>
                  <svg:desc>final.E44:final.E54</svg:desc>
                </draw:g>
              </table:table-cell>
              <table:table-cell office:value-type="float" office:value="0.201301333333333">
                <text:p>0.201301333333333</text:p>
                <draw:g>
                  <svg:desc>final.F44:final.F54</svg:desc>
                </draw:g>
              </table:table-cell>
              <table:table-cell office:value-type="float" office:value="34">
                <text:p>34</text:p>
                <draw:g>
                  <svg:desc>final.G44:final.G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55701333333333">
                <text:p>0.355701333333333</text:p>
              </table:table-cell>
              <table:table-cell office:value-type="float" office:value="33.9763333333333">
                <text:p>33.9763333333333</text:p>
              </table:table-cell>
              <table:table-cell office:value-type="float" office:value="0.367925333333333">
                <text:p>0.367925333333333</text:p>
              </table:table-cell>
              <table:table-cell office:value-type="float" office:value="37.823">
                <text:p>37.823</text:p>
              </table:table-cell>
              <table:table-cell office:value-type="float" office:value="0.364021333333333">
                <text:p>0.364021333333333</text:p>
              </table:table-cell>
              <table:table-cell office:value-type="float" office:value="37.9766666666667">
                <text:p>37.97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825088">
                <text:p>0.825088</text:p>
              </table:table-cell>
              <table:table-cell office:value-type="float" office:value="37.7646666666667">
                <text:p>37.7646666666667</text:p>
              </table:table-cell>
              <table:table-cell office:value-type="float" office:value="0.857098666666666">
                <text:p>0.857098666666666</text:p>
              </table:table-cell>
              <table:table-cell office:value-type="float" office:value="39.3883333333333">
                <text:p>39.3883333333333</text:p>
              </table:table-cell>
              <table:table-cell office:value-type="float" office:value="0.847733333333333">
                <text:p>0.847733333333333</text:p>
              </table:table-cell>
              <table:table-cell office:value-type="float" office:value="37.71">
                <text:p>37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690432">
                <text:p>1.690432</text:p>
              </table:table-cell>
              <table:table-cell office:value-type="float" office:value="45.224">
                <text:p>45.224</text:p>
              </table:table-cell>
              <table:table-cell office:value-type="float" office:value="1.66151466666667">
                <text:p>1.66151466666667</text:p>
              </table:table-cell>
              <table:table-cell office:value-type="float" office:value="36.6353333333333">
                <text:p>36.6353333333333</text:p>
              </table:table-cell>
              <table:table-cell office:value-type="float" office:value="1.68506666666667">
                <text:p>1.68506666666667</text:p>
              </table:table-cell>
              <table:table-cell office:value-type="float" office:value="35.7906666666667">
                <text:p>35.790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307168">
                <text:p>3.307168</text:p>
              </table:table-cell>
              <table:table-cell office:value-type="float" office:value="47.5906666666667">
                <text:p>47.5906666666667</text:p>
              </table:table-cell>
              <table:table-cell office:value-type="float" office:value="3.43061333333333">
                <text:p>3.43061333333333</text:p>
              </table:table-cell>
              <table:table-cell office:value-type="float" office:value="43.8913333333333">
                <text:p>43.8913333333333</text:p>
              </table:table-cell>
              <table:table-cell office:value-type="float" office:value="3.446464">
                <text:p>3.446464</text:p>
              </table:table-cell>
              <table:table-cell office:value-type="float" office:value="66.924">
                <text:p>66.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8.16619733333333">
                <text:p>8.16619733333333</text:p>
              </table:table-cell>
              <table:table-cell office:value-type="float" office:value="39.6223333333333">
                <text:p>39.6223333333333</text:p>
              </table:table-cell>
              <table:table-cell office:value-type="float" office:value="8.03873066666667">
                <text:p>8.03873066666667</text:p>
              </table:table-cell>
              <table:table-cell office:value-type="float" office:value="60.934">
                <text:p>60.934</text:p>
              </table:table-cell>
              <table:table-cell office:value-type="float" office:value="9.327872">
                <text:p>9.327872</text:p>
              </table:table-cell>
              <table:table-cell office:value-type="float" office:value="242.361666666667">
                <text:p>242.36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7.1482556666667">
                <text:p>17.1482556666667</text:p>
              </table:table-cell>
              <table:table-cell office:value-type="float" office:value="45.5523333333333">
                <text:p>45.5523333333333</text:p>
              </table:table-cell>
              <table:table-cell office:value-type="float" office:value="21.216544">
                <text:p>21.216544</text:p>
              </table:table-cell>
              <table:table-cell office:value-type="float" office:value="255.715666666667">
                <text:p>255.715666666667</text:p>
              </table:table-cell>
              <table:table-cell office:value-type="float" office:value="37.0022936666667">
                <text:p>37.0022936666667</text:p>
              </table:table-cell>
              <table:table-cell office:value-type="float" office:value="280.551333333333">
                <text:p>280.551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2.6335693333333">
                <text:p>32.6335693333333</text:p>
              </table:table-cell>
              <table:table-cell office:value-type="float" office:value="113.841333333333">
                <text:p>113.841333333333</text:p>
              </table:table-cell>
              <table:table-cell office:value-type="float" office:value="91.0106783333333">
                <text:p>91.0106783333333</text:p>
              </table:table-cell>
              <table:table-cell office:value-type="float" office:value="407.867666666667">
                <text:p>407.867666666667</text:p>
              </table:table-cell>
              <table:table-cell office:value-type="float" office:value="204.105534666667">
                <text:p>204.105534666667</text:p>
              </table:table-cell>
              <table:table-cell office:value-type="float" office:value="500.472333333333">
                <text:p>500.472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1.283745">
                <text:p>111.283745</text:p>
              </table:table-cell>
              <table:table-cell office:value-type="float" office:value="446.626">
                <text:p>446.626</text:p>
              </table:table-cell>
              <table:table-cell office:value-type="float" office:value="970.117146666667">
                <text:p>970.117146666667</text:p>
              </table:table-cell>
              <table:table-cell office:value-type="float" office:value="1616.073">
                <text:p>1616.073</text:p>
              </table:table-cell>
              <table:table-cell office:value-type="float" office:value="2753.99772133333">
                <text:p>2753.99772133333</text:p>
              </table:table-cell>
              <table:table-cell office:value-type="float" office:value="3453.99533333333">
                <text:p>3453.995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84.693827333333">
                <text:p>484.693827333333</text:p>
              </table:table-cell>
              <table:table-cell office:value-type="float" office:value="1228.29466666667">
                <text:p>1228.29466666667</text:p>
              </table:table-cell>
              <table:table-cell office:value-type="float" office:value="7377.11556">
                <text:p>7377.11556</text:p>
              </table:table-cell>
              <table:table-cell office:value-type="float" office:value="9350.76433333333">
                <text:p>9350.76433333333</text:p>
              </table:table-cell>
              <table:table-cell office:value-type="float" office:value="21860.2682293333">
                <text:p>21860.2682293333</text:p>
              </table:table-cell>
              <table:table-cell office:value-type="float" office:value="22564.0253333333">
                <text:p>22564.025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846.308431">
                <text:p>2846.308431</text:p>
              </table:table-cell>
              <table:table-cell office:value-type="float" office:value="5292.633">
                <text:p>5292.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family="cmr10" style:font-style-name="Regular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true" chart:minimum="100" chart:maximum="20000" chart:reverse-direction="false" text:line-break="false" chart:link-data-style-to-source="false" chart:axis-position="0"/>
      <style:text-properties fo:color="#000000" fo:font-family="cmr10" style:font-style-name="Regular" fo:font-size="14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mr10" style:font-style-name="Regular" fo:font-size="14pt" style:font-size-asian="9pt" style:font-size-complex="9pt"/>
    </style:style>
    <style:style style:name="ch6" style:family="chart" style:data-style-name="N121">
      <style:chart-properties chart:display-label="true" chart:logarithmic="true" chart:minimum="100" chart:reverse-direction="false" text:line-break="false" chart:link-data-style-to-source="false" chart:axis-position="0"/>
      <style:text-properties fo:color="#000000" fo:font-family="cmr10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mr10" style:font-style-name="Regular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59cm" svg:height="8.976cm" xlink:href=".." xlink:type="simple" chart:class="chart:scatter" chart:style-name="ch1">
        <chart:legend chart:legend-position="end" svg:x="13.507cm" svg:y="3.834cm" style:legend-expansion="high" chart:style-name="ch2"/>
        <chart:plot-area chart:style-name="ch3" table:cell-range-address="final.A75:final.C84 final.B74:final.C74" chart:data-source-has-labels="row" svg:x="1.595cm" svg:y="0.851cm" svg:width="11.222cm" svg:height="6.726cm">
          <chartooo:coordinate-region svg:x="3.116cm" svg:y="1.104cm" svg:width="9.701cm" svg:height="5.72cm"/>
          <chart:axis chart:dimension="x" chart:name="primary-x" chart:style-name="ch4">
            <chart:title svg:x="5.384cm" svg:y="7.757cm" chart:style-name="ch5">
              <text:p>number of RHS</text:p>
            </chart:title>
          </chart:axis>
          <chart:axis chart:dimension="y" chart:name="primary-y" chart:style-name="ch6">
            <chart:title svg:x="0.451cm" svg:y="6.46cm" chart:style-name="ch7">
              <text:p>execution time (ms)</text:p>
            </chart:title>
            <chart:grid chart:style-name="ch8" chart:class="major"/>
          </chart:axis>
          <chart:series chart:style-name="ch9" chart:values-cell-range-address="final.B75:final.B84" chart:label-cell-address="final.B74:final.B74" chart:class="chart:scatter">
            <chart:domain table:cell-range-address="final.A75:final.A84"/>
            <chart:data-point chart:repeated="10"/>
          </chart:series>
          <chart:series chart:style-name="ch10" chart:values-cell-range-address="final.C75:final.C84" chart:label-cell-address="final.C74:final.C7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final.B74:final.B74</svg:desc>
                </draw:g>
              </table:table-cell>
              <table:table-cell office:value-type="string">
                <text:p>MKL</text:p>
                <draw:g>
                  <svg:desc>final.C74:final.C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nal.A75:final.A84</svg:desc>
                </draw:g>
              </table:table-cell>
              <table:table-cell office:value-type="float" office:value="21.1410993333333">
                <text:p>21.1410993333333</text:p>
                <draw:g>
                  <svg:desc>final.B75:final.B84</svg:desc>
                </draw:g>
              </table:table-cell>
              <table:table-cell office:value-type="float" office:value="271.303666666667">
                <text:p>271.303666666667</text:p>
                <draw:g>
                  <svg:desc>final.C75:final.C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.6904526666667">
                <text:p>90.6904526666667</text:p>
              </table:table-cell>
              <table:table-cell office:value-type="float" office:value="280.673666666667">
                <text:p>280.673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0.322047">
                <text:p>170.322047</text:p>
              </table:table-cell>
              <table:table-cell office:value-type="float" office:value="283.532666666667">
                <text:p>283.532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07.627817666667">
                <text:p>407.627817666667</text:p>
              </table:table-cell>
              <table:table-cell office:value-type="float" office:value="282.806333333333">
                <text:p>282.806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11.238566333333">
                <text:p>811.238566333333</text:p>
              </table:table-cell>
              <table:table-cell office:value-type="float" office:value="274.197333333333">
                <text:p>274.197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030.15983066667">
                <text:p>4030.15983066667</text:p>
              </table:table-cell>
              <table:table-cell office:value-type="float" office:value="364.384">
                <text:p>364.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8121.84895866667">
                <text:p>8121.84895866667</text:p>
              </table:table-cell>
              <table:table-cell office:value-type="float" office:value="472.271">
                <text:p>472.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6083.420573">
                <text:p>16083.420573</text:p>
              </table:table-cell>
              <table:table-cell office:value-type="float" office:value="592.007">
                <text:p>592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39800.7369793333">
                <text:p>39800.7369793333</text:p>
              </table:table-cell>
              <table:table-cell office:value-type="float" office:value="917.541333333333">
                <text:p>917.541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80202.2786456667">
                <text:p>80202.2786456667</text:p>
              </table:table-cell>
              <table:table-cell office:value-type="float" office:value="1421.86066666667">
                <text:p>1421.860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family="cmr10" style:font-style-name="Regular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true" chart:minimum="100" chart:maximum="20000" chart:reverse-direction="false" text:line-break="false" chart:link-data-style-to-source="false" chart:axis-position="0"/>
      <style:text-properties fo:color="#000000" fo:font-family="cmr10" style:font-style-name="Regular" fo:font-size="14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mr10" style:font-style-name="Regular" fo:font-size="14pt" style:font-size-asian="9pt" style:font-size-complex="9pt"/>
    </style:style>
    <style:style style:name="ch6" style:family="chart" style:data-style-name="N121">
      <style:chart-properties chart:display-label="true" chart:logarithmic="true" chart:maximum="100000" chart:reverse-direction="false" text:line-break="false" chart:link-data-style-to-source="false" chart:axis-position="0"/>
      <style:text-properties fo:color="#000000" fo:font-family="cmr10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mr10" style:font-style-name="Regular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59cm" svg:height="8.976cm" xlink:href=".." xlink:type="simple" chart:class="chart:scatter" chart:style-name="ch1">
        <chart:legend chart:legend-position="end" svg:x="11.602cm" svg:y="3.834cm" style:legend-expansion="high" chart:style-name="ch2"/>
        <chart:plot-area chart:style-name="ch3" table:cell-range-address="final.A101:final.A106 final.I100:final.I106 final.E100:final.E108" chart:data-source-has-labels="row" svg:x="1.595cm" svg:y="0.851cm" svg:width="9.317cm" svg:height="6.726cm">
          <chartooo:coordinate-region svg:x="3.116cm" svg:y="1.103cm" svg:width="7.796cm" svg:height="5.721cm"/>
          <chart:axis chart:dimension="x" chart:name="primary-x" chart:style-name="ch4">
            <chart:title svg:x="4.246cm" svg:y="7.757cm" chart:style-name="ch5">
              <text:p>matrix dimension</text:p>
            </chart:title>
          </chart:axis>
          <chart:axis chart:dimension="y" chart:name="primary-y" chart:style-name="ch6">
            <chart:title svg:x="0.451cm" svg:y="6.46cm" chart:style-name="ch7">
              <text:p>execution time (ms)</text:p>
            </chart:title>
            <chart:grid chart:style-name="ch8" chart:class="major"/>
          </chart:axis>
          <chart:series chart:style-name="ch9" chart:values-cell-range-address="final.I101:final.I106" chart:label-cell-address="final.I100:final.I100" chart:class="chart:scatter">
            <chart:domain table:cell-range-address="final.A101:final.A106"/>
            <chart:data-point chart:repeated="6"/>
          </chart:series>
          <chart:series chart:style-name="ch10" chart:values-cell-range-address="final.E101:final.E108" chart:label-cell-address="final.E100:final.E100" chart:class="chart:scatter">
            <chart:domain table:cell-range-address="final.A101:final.A108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MP slow 50%</text:p>
                <draw:g>
                  <svg:desc>final.I100:final.I10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erial 50%</text:p>
                <draw:g>
                  <svg:desc>final.E100:final.E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inal.A101:final.A106</svg:desc>
                </draw:g>
              </table:table-cell>
              <table:table-cell office:value-type="float" office:value="207.646204666667">
                <text:p>207.646204666667</text:p>
                <draw:g>
                  <svg:desc>final.I101:final.I106</svg:desc>
                </draw:g>
              </table:table-cell>
              <table:table-cell office:value-type="float" office:value="10">
                <text:p>10</text:p>
                <draw:g>
                  <svg:desc>final.A101:final.A108</svg:desc>
                </draw:g>
              </table:table-cell>
              <table:table-cell office:value-type="float" office:value="0.00220333333333333">
                <text:p>0.00220333333333333</text:p>
                <draw:g>
                  <svg:desc>final.E101:final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00.139007666667">
                <text:p>300.139007666667</text:p>
              </table:table-cell>
              <table:table-cell office:value-type="float" office:value="20">
                <text:p>20</text:p>
              </table:table-cell>
              <table:table-cell office:value-type="float" office:value="0.0115686666666667">
                <text:p>0.011568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103.92109533333">
                <text:p>1103.92109533333</text:p>
              </table:table-cell>
              <table:table-cell office:value-type="float" office:value="50">
                <text:p>50</text:p>
              </table:table-cell>
              <table:table-cell office:value-type="float" office:value="0.125686">
                <text:p>0.125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212.91556066667">
                <text:p>2212.91556066667</text:p>
              </table:table-cell>
              <table:table-cell office:value-type="float" office:value="100">
                <text:p>100</text:p>
              </table:table-cell>
              <table:table-cell office:value-type="float" office:value="0.983210666666666">
                <text:p>0.983210666666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313.840901">
                <text:p>3313.840901</text:p>
              </table:table-cell>
              <table:table-cell office:value-type="float" office:value="200">
                <text:p>200</text:p>
              </table:table-cell>
              <table:table-cell office:value-type="float" office:value="7.502359">
                <text:p>7.502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7776.40959266667">
                <text:p>7776.40959266667</text:p>
              </table:table-cell>
              <table:table-cell office:value-type="float" office:value="500">
                <text:p>500</text:p>
              </table:table-cell>
              <table:table-cell office:value-type="float" office:value="115.494402333333">
                <text:p>115.494402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907.492359666667">
                <text:p>907.492359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7220.43761766667">
                <text:p>7220.437617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family="cmr10" style:font-style-name="Regular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true" chart:minimum="100" chart:maximum="20000" chart:reverse-direction="false" text:line-break="false" chart:link-data-style-to-source="false" chart:axis-position="0"/>
      <style:text-properties fo:color="#000000" fo:font-family="cmr10" style:font-style-name="Regular" fo:font-size="14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mr10" style:font-style-name="Regular" fo:font-size="14pt" style:font-size-asian="9pt" style:font-size-complex="9pt"/>
    </style:style>
    <style:style style:name="ch6" style:family="chart" style:data-style-name="N121">
      <style:chart-properties chart:display-label="true" chart:logarithmic="true" chart:minimum="100" chart:reverse-direction="false" text:line-break="false" chart:link-data-style-to-source="false" chart:axis-position="0"/>
      <style:text-properties fo:color="#000000" fo:font-family="cmr10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mr10" style:font-style-name="Regular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59cm" svg:height="8.976cm" xlink:href=".." xlink:type="simple" chart:class="chart:scatter" chart:column-mapping="0 2 1" chart:style-name="ch1">
        <chart:legend chart:legend-position="end" svg:x="13.031cm" svg:y="3.834cm" style:legend-expansion="high" chart:style-name="ch2"/>
        <chart:plot-area chart:style-name="ch3" table:cell-range-address="final.A123:final.A132 final.I122:final.I132 final.E122:final.E132" chart:data-source-has-labels="row" svg:x="1.595cm" svg:y="0.851cm" svg:width="10.746cm" svg:height="6.726cm">
          <chartooo:coordinate-region svg:x="3.116cm" svg:y="1.104cm" svg:width="9.225cm" svg:height="5.72cm"/>
          <chart:axis chart:dimension="x" chart:name="primary-x" chart:style-name="ch4">
            <chart:title svg:x="5.146cm" svg:y="7.757cm" chart:style-name="ch5">
              <text:p>number of RHS</text:p>
            </chart:title>
          </chart:axis>
          <chart:axis chart:dimension="y" chart:name="primary-y" chart:style-name="ch6">
            <chart:title svg:x="0.451cm" svg:y="6.46cm" chart:style-name="ch7">
              <text:p>execution time (ms)</text:p>
            </chart:title>
            <chart:grid chart:style-name="ch8" chart:class="major"/>
          </chart:axis>
          <chart:series chart:style-name="ch9" chart:values-cell-range-address="final.I123:final.I132" chart:label-cell-address="final.I122:final.I122" chart:class="chart:scatter">
            <chart:domain table:cell-range-address="final.A123:final.A132"/>
            <chart:data-point chart:repeated="10"/>
          </chart:series>
          <chart:series chart:style-name="ch10" chart:values-cell-range-address="final.E123:final.E132" chart:label-cell-address="final.E122:final.E12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enMP</text:p>
                <draw:g>
                  <svg:desc>final.I122:final.I122</svg:desc>
                </draw:g>
              </table:table-cell>
              <table:table-cell office:value-type="string">
                <text:p>Serial</text:p>
                <draw:g>
                  <svg:desc>final.E122:final.E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nal.A123:final.A132</svg:desc>
                </draw:g>
              </table:table-cell>
              <table:table-cell office:value-type="float" office:value="1061.430257">
                <text:p>1061.430257</text:p>
                <draw:g>
                  <svg:desc>final.I123:final.I132</svg:desc>
                </draw:g>
              </table:table-cell>
              <table:table-cell office:value-type="float" office:value="910.072871333333">
                <text:p>910.072871333333</text:p>
                <draw:g>
                  <svg:desc>final.E123:final.E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49.7072555">
                <text:p>1049.7072555</text:p>
              </table:table-cell>
              <table:table-cell office:value-type="float" office:value="963.035938666667">
                <text:p>963.035938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81.903258">
                <text:p>1081.903258</text:p>
              </table:table-cell>
              <table:table-cell office:value-type="float" office:value="1025.27154433333">
                <text:p>1025.271544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128.5783145">
                <text:p>1128.5783145</text:p>
              </table:table-cell>
              <table:table-cell office:value-type="float" office:value="1201.01956233333">
                <text:p>1201.019562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00.936557">
                <text:p>1200.936557</text:p>
              </table:table-cell>
              <table:table-cell office:value-type="float" office:value="1530.84686233333">
                <text:p>1530.846862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725.284028">
                <text:p>1725.284028</text:p>
              </table:table-cell>
              <table:table-cell office:value-type="float" office:value="3889.08472333333">
                <text:p>3889.08472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244.4620525">
                <text:p>2244.4620525</text:p>
              </table:table-cell>
              <table:table-cell office:value-type="float" office:value="6858.336215">
                <text:p>6858.336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492.2674895">
                <text:p>3492.2674895</text:p>
              </table:table-cell>
              <table:table-cell office:value-type="float" office:value="12829.4467663333">
                <text:p>12829.446766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6916.297436">
                <text:p>6916.297436</text:p>
              </table:table-cell>
              <table:table-cell office:value-type="float" office:value="30764.455135">
                <text:p>30764.455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2830.549418">
                <text:p>12830.549418</text:p>
              </table:table-cell>
              <table:table-cell office:value-type="float" office:value="60471.99738">
                <text:p>60471.997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